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0.6535in"/>
    </style:style>
    <style:style style:name="co11" style:family="table-column">
      <style:table-column-properties fo:break-before="auto" style:column-width="0.4972in"/>
    </style:style>
    <style:style style:name="co12" style:family="table-column">
      <style:table-column-properties fo:break-before="auto" style:column-width="0.4874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6783in"/>
    </style:style>
    <style:style style:name="co15" style:family="table-column">
      <style:table-column-properties fo:break-before="auto" style:column-width="1.2898in"/>
    </style:style>
    <style:style style:name="co16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bbe33d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bbe33d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 Run" table:style-name="ta1">
        <table:shapes>
          <draw:frame draw:z-index="0" draw:style-name="gr1" draw:text-style-name="P1" svg:width="5.5165in" svg:height="3.1028in" svg:x="0in" svg:y="1.4654in">
            <draw:object draw:notify-on-update-of-ranges="'First Run'.B2:'First Run'.F2 'First Run'.A3:'First Run'.A3 'First Run'.B3:'First Run'.F3 'First Run'.A4:'First Run'.A4 'First Run'.B4:'First Run'.F4 'First Run'.A5:'First Run'.A5 'First Run'.B5:'First Run'.F5 'First Run'.A6:'First Run'.A6 'First Run'.B6:'First Run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5492in" svg:height="3.1213in" svg:x="6.2764in" svg:y="1.3925in">
            <draw:object draw:notify-on-update-of-ranges="'First Run'.I2:'First Run'.M2 'First Run'.H3:'First Run'.H3 'First Run'.I3:'First Run'.M3 'First Run'.H4:'First Run'.H4 'First Run'.I4:'First Run'.M4 'First Run'.H5:'First Run'.H5 'First Run'.I5:'First Run'.M5 'First Run'.H6:'First Run'.H6 'First Run'.I6:'First Run'.M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937in" svg:height="3.3394in" svg:x="12.4343in" svg:y="1.2445in">
            <draw:object draw:notify-on-update-of-ranges="'First Run'.P2:'First Run'.T2 'First Run'.O3:'First Run'.O3 'First Run'.P3:'First Run'.T3 'First Run'.O4:'First Run'.O4 'First Run'.P4:'First Run'.T4 'First Run'.O5:'First Run'.O5 'First Run'.P5:'First Run'.T5 'First Run'.O6:'First Run'.O6 'First Run'.P6:'First Run'.T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9236in" svg:height="3.3319in" svg:x="18.6354in" svg:y="1.2409in">
            <draw:object draw:notify-on-update-of-ranges="'First Run'.W2:'First Run'.AA2 'First Run'.V3:'First Run'.V3 'First Run'.W3:'First Run'.AA3 'First Run'.V4:'First Run'.V4 'First Run'.W4:'First Run'.AA4 'First Run'.V5:'First Run'.V5 'First Run'.W5:'First Run'.AA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9913in" svg:height="3.3701in" svg:x="24.9063in" svg:y="1.2445in">
            <draw:object draw:notify-on-update-of-ranges="'First Run'.AD2:'First Run'.AH2 'First Run'.AC3:'First Run'.AC3 'First Run'.AD3:'First Run'.AH3 'First Run'.AC4:'First Run'.AC4 'First Run'.AD4:'First Run'.AH4 'First Run'.AC5:'First Run'.AC5 'First Run'.AD5:'First Run'.AH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9492in" svg:height="3.3461in" svg:x="31.1472in" svg:y="1.2437in">
            <draw:object draw:notify-on-update-of-ranges="'First Run'.AK2:'First Run'.AO2 'First Run'.AJ3:'First Run'.AJ3 'First Run'.AK3:'First Run'.AO3 'First Run'.AJ4:'First Run'.AJ4 'First Run'.AK4:'First Run'.AO4 'First Run'.AJ5:'First Run'.AJ5 'First Run'.AK5:'First Run'.AO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5441in" svg:height="3.1185in" svg:x="0in" svg:y="6.0445in">
            <draw:object draw:notify-on-update-of-ranges="'First Run'.B29:'First Run'.F29 'First Run'.A30:'First Run'.A30 'First Run'.B30:'First Run'.F30 'First Run'.A31:'First Run'.A31 'First Run'.B31:'First Run'.F31 'First Run'.A32:'First Run'.A32 'First Run'.B32:'First Run'.F32 'First Run'.A33:'First Run'.A33 'First Run'.B33:'First Run'.F3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5.6071in" svg:height="3.1539in" svg:x="6.4551in" svg:y="6.0756in">
            <draw:object draw:notify-on-update-of-ranges="'First Run'.I29:'First Run'.M29 'First Run'.H30:'First Run'.H30 'First Run'.I30:'First Run'.M30 'First Run'.H31:'First Run'.H31 'First Run'.I31:'First Run'.M31 'First Run'.H32:'First Run'.H32 'First Run'.I32:'First Run'.M32 'First Run'.H33:'First Run'.H33 'First Run'.I33:'First Run'.M3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8" draw:style-name="gr1" draw:text-style-name="P1" svg:width="5.9669in" svg:height="3.3563in" svg:x="12.3681in" svg:y="6.078in">
            <draw:object draw:notify-on-update-of-ranges="'First Run'.P29:'First Run'.T29 'First Run'.O30:'First Run'.O30 'First Run'.P30:'First Run'.T30 'First Run'.O31:'First Run'.O31 'First Run'.P31:'First Run'.T31 'First Run'.O32:'First Run'.O32 'First Run'.P32:'First Run'.T32 'First Run'.O33:'First Run'.O33 'First Run'.P33:'First Run'.T3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9" draw:style-name="gr1" draw:text-style-name="P1" svg:width="5.8496in" svg:height="3.2902in" svg:x="18.7087in" svg:y="6.0382in">
            <draw:object draw:notify-on-update-of-ranges="'First Run'.W29:'First Run'.AA29 'First Run'.V30:'First Run'.V30 'First Run'.W30:'First Run'.AA30 'First Run'.V31:'First Run'.V31 'First Run'.W31:'First Run'.AA31 'First Run'.V32:'First Run'.V32 'First Run'.W32:'First Run'.AA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0" draw:style-name="gr1" draw:text-style-name="P1" svg:width="5.8606in" svg:height="3.2965in" svg:x="24.9295in" svg:y="6.0803in">
            <draw:object draw:notify-on-update-of-ranges="'First Run'.AD29:'First Run'.AH29 'First Run'.AC30:'First Run'.AC30 'First Run'.AD30:'First Run'.AH30 'First Run'.AC31:'First Run'.AC31 'First Run'.AD31:'First Run'.AH31 'First Run'.AC32:'First Run'.AC32 'First Run'.AD32:'First Run'.AH3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1" draw:style-name="gr1" draw:text-style-name="P1" svg:width="5.9598in" svg:height="3.3524in" svg:x="31.0961in" svg:y="6.0587in">
            <draw:object draw:notify-on-update-of-ranges="'First Run'.AK29:'First Run'.AO29 'First Run'.AJ30:'First Run'.AJ30 'First Run'.AK30:'First Run'.AO30 'First Run'.AJ31:'First Run'.AJ31 'First Run'.AK31:'First Run'.AO31 'First Run'.AJ32:'First Run'.AJ32 'First Run'.AK32:'First Run'.AO3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oad/Store Queue Entries (LSQ_ENTRIES) EXPLORATION</text:p>
          </table:table-cell>
          <table:covered-table-cell table:number-columns-repeated="5" table:style-name="ce4"/>
          <table:table-cell table:style-name="ce4"/>
          <table:table-cell table:style-name="ce11" office:value-type="string" calcext:value-type="string" table:number-columns-spanned="6" table:number-rows-spanned="1">
            <text:p>Reorder Buffer Entries (ROB_ENTRIES) Exploration</text:p>
          </table:table-cell>
          <table:covered-table-cell table:number-columns-repeated="5" table:style-name="ce4"/>
          <table:table-cell table:style-name="ce4"/>
          <table:table-cell table:style-name="ce11" office:value-type="string" calcext:value-type="string" table:number-columns-spanned="6" table:number-rows-spanned="1">
            <text:p>INT Functional Units Entries (FUINT_NUM) Exploration</text:p>
          </table:table-cell>
          <table:covered-table-cell table:number-columns-repeated="5" table:style-name="ce4"/>
          <table:table-cell table:style-name="ce4"/>
          <table:table-cell table:style-name="ce11" office:value-type="string" calcext:value-type="string" table:number-columns-spanned="6" table:number-rows-spanned="1">
            <text:p>MUL/DIV Functional Units Entries (FUCOM_NUM) Exploration</text:p>
          </table:table-cell>
          <table:covered-table-cell table:number-columns-repeated="5" table:style-name="ce4"/>
          <table:table-cell table:style-name="ce4"/>
          <table:table-cell table:style-name="ce11" office:value-type="string" calcext:value-type="string" table:number-columns-spanned="6" table:number-rows-spanned="1">
            <text:p>Floating Point Functional Units Entries (FUFP_NUM) Exploration</text:p>
          </table:table-cell>
          <table:covered-table-cell table:number-columns-repeated="5" table:style-name="ce4"/>
          <table:table-cell table:style-name="ce4"/>
          <table:table-cell table:style-name="ce11" office:value-type="string" calcext:value-type="string" table:number-columns-spanned="6" table:number-rows-spanned="1">
            <text:p>Load/Store Functional Units Entries (FULS_NUM) Exploration</text:p>
          </table:table-cell>
          <table:covered-table-cell table:number-columns-repeated="5" table:style-name="ce4"/>
        </table:table-row>
        <table:table-row table:style-name="ro1"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8" office:value-type="string" calcext:value-type="string">
            <text:p>bench5</text:p>
          </table:table-cell>
          <table:table-cell table:style-name="ce4"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  <table:table-cell table:style-name="ce4"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  <table:table-cell table:style-name="ce4"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  <table:table-cell table:style-name="ce4"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  <table:table-cell table:style-name="ce4"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float" office:value="0.110049" calcext:value-type="float">
            <text:p>0.110049</text:p>
          </table:table-cell>
          <table:table-cell table:style-name="ce3" office:value-type="float" office:value="0.99759" calcext:value-type="float">
            <text:p>0.99759</text:p>
          </table:table-cell>
          <table:table-cell table:style-name="ce4" office:value-type="float" office:value="0.608985" calcext:value-type="float">
            <text:p>0.608985</text:p>
          </table:table-cell>
          <table:table-cell table:style-name="ce3"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  <table:table-cell table:style-name="ce4"/>
          <table:table-cell table:style-name="ce3" office:value-type="float" office:value="64" calcext:value-type="float">
            <text:p>64</text:p>
          </table:table-cell>
          <table:table-cell table:style-name="ce4" office:value-type="float" office:value="0.110049" calcext:value-type="float">
            <text:p>0.110049</text:p>
          </table:table-cell>
          <table:table-cell table:style-name="ce3" office:value-type="float" office:value="0.99759" calcext:value-type="float">
            <text:p>0.99759</text:p>
          </table:table-cell>
          <table:table-cell table:style-name="ce4" office:value-type="float" office:value="0.608985" calcext:value-type="float">
            <text:p>0.608985</text:p>
          </table:table-cell>
          <table:table-cell table:style-name="ce3"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 office:value-type="float" office:value="0.110049" calcext:value-type="float">
            <text:p>0.110049</text:p>
          </table:table-cell>
          <table:table-cell table:style-name="ce3" office:value-type="float" office:value="0.99759" calcext:value-type="float">
            <text:p>0.99759</text:p>
          </table:table-cell>
          <table:table-cell table:style-name="ce4" office:value-type="float" office:value="0.608985" calcext:value-type="float">
            <text:p>0.608985</text:p>
          </table:table-cell>
          <table:table-cell table:style-name="ce3"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 office:value-type="float" office:value="0.110049" calcext:value-type="float">
            <text:p>0.110049</text:p>
          </table:table-cell>
          <table:table-cell table:style-name="ce7" office:value-type="float" office:value="0.99759" calcext:value-type="float">
            <text:p>0.99759</text:p>
          </table:table-cell>
          <table:table-cell table:style-name="ce6" office:value-type="float" office:value="0.608985" calcext:value-type="float">
            <text:p>0.608985</text:p>
          </table:table-cell>
          <table:table-cell table:style-name="ce7" office:value-type="float" office:value="0.666748" calcext:value-type="float">
            <text:p>0.666748</text:p>
          </table:table-cell>
          <table:table-cell table:style-name="ce10" office:value-type="float" office:value="1.066602" calcext:value-type="float">
            <text:p>1.066602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 office:value-type="float" office:value="0.110049" calcext:value-type="float">
            <text:p>0.110049</text:p>
          </table:table-cell>
          <table:table-cell table:style-name="ce7" office:value-type="float" office:value="0.99759" calcext:value-type="float">
            <text:p>0.99759</text:p>
          </table:table-cell>
          <table:table-cell table:style-name="ce6" office:value-type="float" office:value="0.608985" calcext:value-type="float">
            <text:p>0.608985</text:p>
          </table:table-cell>
          <table:table-cell table:style-name="ce3" office:value-type="float" office:value="0.666748" calcext:value-type="float">
            <text:p>0.666748</text:p>
          </table:table-cell>
          <table:table-cell table:style-name="ce10" office:value-type="float" office:value="1.066602" calcext:value-type="float">
            <text:p>1.06660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0.110049" calcext:value-type="float">
            <text:p>0.110049</text:p>
          </table:table-cell>
          <table:table-cell table:style-name="ce3" office:value-type="float" office:value="0.99759" calcext:value-type="float">
            <text:p>0.99759</text:p>
          </table:table-cell>
          <table:table-cell table:style-name="ce4" office:value-type="float" office:value="0.608985" calcext:value-type="float">
            <text:p>0.608985</text:p>
          </table:table-cell>
          <table:table-cell table:style-name="ce3"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office:value-type="float" office:value="0.115978" calcext:value-type="float">
            <text:p>0.115978</text:p>
          </table:table-cell>
          <table:table-cell table:style-name="ce3" office:value-type="float" office:value="1.081535" calcext:value-type="float">
            <text:p>1.081535</text:p>
          </table:table-cell>
          <table:table-cell table:style-name="ce4" office:value-type="float" office:value="0.638016" calcext:value-type="float">
            <text:p>0.638016</text:p>
          </table:table-cell>
          <table:table-cell table:style-name="ce3" office:value-type="float" office:value="0.664866" calcext:value-type="float">
            <text:p>0.664866</text:p>
          </table:table-cell>
          <table:table-cell table:style-name="ce9" office:value-type="float" office:value="1.138004" calcext:value-type="float">
            <text:p>1.138004</text:p>
          </table:table-cell>
          <table:table-cell table:style-name="ce4"/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0.110479" calcext:value-type="float">
            <text:p>0.110479</text:p>
          </table:table-cell>
          <table:table-cell table:style-name="ce7" office:value-type="float" office:value="1.024739" calcext:value-type="float">
            <text:p>1.024739</text:p>
          </table:table-cell>
          <table:table-cell table:style-name="ce6" office:value-type="float" office:value="0.61362" calcext:value-type="float">
            <text:p>0.61362</text:p>
          </table:table-cell>
          <table:table-cell table:style-name="ce3" office:value-type="float" office:value="0.674672" calcext:value-type="float">
            <text:p>0.674672</text:p>
          </table:table-cell>
          <table:table-cell table:style-name="ce7" office:value-type="float" office:value="1.067494" calcext:value-type="float">
            <text:p>1.067494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6" office:value-type="float" office:value="0.118279" calcext:value-type="float">
            <text:p>0.118279</text:p>
          </table:table-cell>
          <table:table-cell table:style-name="ce7" office:value-type="float" office:value="1.093322" calcext:value-type="float">
            <text:p>1.093322</text:p>
          </table:table-cell>
          <table:table-cell table:style-name="ce4" office:value-type="float" office:value="0.613713" calcext:value-type="float">
            <text:p>0.613713</text:p>
          </table:table-cell>
          <table:table-cell table:style-name="ce7" office:value-type="float" office:value="0.667322" calcext:value-type="float">
            <text:p>0.667322</text:p>
          </table:table-cell>
          <table:table-cell table:style-name="ce7" office:value-type="float" office:value="1.068373" calcext:value-type="float">
            <text:p>1.068373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6" office:value-type="float" office:value="0.118088" calcext:value-type="float">
            <text:p>0.118088</text:p>
          </table:table-cell>
          <table:table-cell table:style-name="ce7" office:value-type="float" office:value="0.99759" calcext:value-type="float">
            <text:p>0.99759</text:p>
          </table:table-cell>
          <table:table-cell table:style-name="ce6" office:value-type="float" office:value="0.608985" calcext:value-type="float">
            <text:p>0.608985</text:p>
          </table:table-cell>
          <table:table-cell table:style-name="ce7" office:value-type="float" office:value="0.666748" calcext:value-type="float">
            <text:p>0.666748</text:p>
          </table:table-cell>
          <table:table-cell table:style-name="ce7" office:value-type="float" office:value="1.066602" calcext:value-type="float">
            <text:p>1.066602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6" office:value-type="float" office:value="0.118088" calcext:value-type="float">
            <text:p>0.118088</text:p>
          </table:table-cell>
          <table:table-cell table:style-name="ce3" office:value-type="float" office:value="0.997008" calcext:value-type="float">
            <text:p>0.997008</text:p>
          </table:table-cell>
          <table:table-cell table:style-name="ce6" office:value-type="float" office:value="0.608985" calcext:value-type="float">
            <text:p>0.608985</text:p>
          </table:table-cell>
          <table:table-cell table:style-name="ce7" office:value-type="float" office:value="0.666899" calcext:value-type="float">
            <text:p>0.666899</text:p>
          </table:table-cell>
          <table:table-cell table:style-name="ce7" office:value-type="float" office:value="1.066602" calcext:value-type="float">
            <text:p>1.066602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 office:value-type="float" office:value="0.110049" calcext:value-type="float">
            <text:p>0.110049</text:p>
          </table:table-cell>
          <table:table-cell table:style-name="ce7" office:value-type="float" office:value="1.005991" calcext:value-type="float">
            <text:p>1.005991</text:p>
          </table:table-cell>
          <table:table-cell table:style-name="ce4" office:value-type="float" office:value="0.61232" calcext:value-type="float">
            <text:p>0.61232</text:p>
          </table:table-cell>
          <table:table-cell table:style-name="ce3" office:value-type="float" office:value="0.656355" calcext:value-type="float">
            <text:p>0.656355</text:p>
          </table:table-cell>
          <table:table-cell table:style-name="ce7" office:value-type="float" office:value="1.071159" calcext:value-type="float">
            <text:p>1.071159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 office:value-type="float" office:value="0.115962" calcext:value-type="float">
            <text:p>0.115962</text:p>
          </table:table-cell>
          <table:table-cell table:style-name="ce3" office:value-type="float" office:value="1.100972" calcext:value-type="float">
            <text:p>1.100972</text:p>
          </table:table-cell>
          <table:table-cell table:style-name="ce4" office:value-type="float" office:value="0.638024" calcext:value-type="float">
            <text:p>0.638024</text:p>
          </table:table-cell>
          <table:table-cell table:style-name="ce3" office:value-type="float" office:value="0.678206" calcext:value-type="float">
            <text:p>0.678206</text:p>
          </table:table-cell>
          <table:table-cell table:style-name="ce9" office:value-type="float" office:value="1.217459" calcext:value-type="float">
            <text:p>1.217459</text:p>
          </table:table-cell>
          <table:table-cell table:style-name="ce4"/>
          <table:table-cell table:style-name="ce3" office:value-type="float" office:value="256" calcext:value-type="float">
            <text:p>256</text:p>
          </table:table-cell>
          <table:table-cell table:style-name="ce6" office:value-type="float" office:value="0.110481" calcext:value-type="float">
            <text:p>0.110481</text:p>
          </table:table-cell>
          <table:table-cell table:style-name="ce3" office:value-type="float" office:value="1.024596" calcext:value-type="float">
            <text:p>1.024596</text:p>
          </table:table-cell>
          <table:table-cell table:style-name="ce4" office:value-type="float" office:value="0.610299" calcext:value-type="float">
            <text:p>0.610299</text:p>
          </table:table-cell>
          <table:table-cell table:style-name="ce7" office:value-type="float" office:value="0.674673" calcext:value-type="float">
            <text:p>0.674673</text:p>
          </table:table-cell>
          <table:table-cell table:style-name="ce7" office:value-type="float" office:value="1.067494" calcext:value-type="float">
            <text:p>1.067494</text:p>
          </table:table-cell>
          <table:table-cell table:style-name="ce4"/>
          <table:table-cell table:style-name="ce3" office:value-type="float" office:value="8" calcext:value-type="float">
            <text:p>8</text:p>
          </table:table-cell>
          <table:table-cell table:style-name="ce6" office:value-type="float" office:value="0.118279" calcext:value-type="float">
            <text:p>0.118279</text:p>
          </table:table-cell>
          <table:table-cell table:style-name="ce3" office:value-type="float" office:value="1.082663" calcext:value-type="float">
            <text:p>1.082663</text:p>
          </table:table-cell>
          <table:table-cell table:style-name="ce6" office:value-type="float" office:value="0.613725" calcext:value-type="float">
            <text:p>0.613725</text:p>
          </table:table-cell>
          <table:table-cell table:style-name="ce3" office:value-type="float" office:value="0.667321" calcext:value-type="float">
            <text:p>0.667321</text:p>
          </table:table-cell>
          <table:table-cell table:style-name="ce7" office:value-type="float" office:value="1.068373" calcext:value-type="float">
            <text:p>1.068373</text:p>
          </table:table-cell>
          <table:table-cell table:style-name="ce4"/>
          <table:table-cell table:style-name="ce3" office:value-type="float" office:value="8" calcext:value-type="float">
            <text:p>8</text:p>
          </table:table-cell>
          <table:table-cell table:style-name="ce6" office:value-type="float" office:value="0.118088" calcext:value-type="float">
            <text:p>0.118088</text:p>
          </table:table-cell>
          <table:table-cell table:style-name="ce7" office:value-type="float" office:value="0.99759" calcext:value-type="float">
            <text:p>0.99759</text:p>
          </table:table-cell>
          <table:table-cell table:style-name="ce6" office:value-type="float" office:value="0.608985" calcext:value-type="float">
            <text:p>0.608985</text:p>
          </table:table-cell>
          <table:table-cell table:style-name="ce7" office:value-type="float" office:value="0.666748" calcext:value-type="float">
            <text:p>0.666748</text:p>
          </table:table-cell>
          <table:table-cell table:style-name="ce7" office:value-type="float" office:value="1.066602" calcext:value-type="float">
            <text:p>1.066602</text:p>
          </table:table-cell>
          <table:table-cell table:style-name="ce4"/>
          <table:table-cell table:style-name="ce3" office:value-type="float" office:value="8" calcext:value-type="float">
            <text:p>8</text:p>
          </table:table-cell>
          <table:table-cell table:style-name="ce6" office:value-type="float" office:value="0.118088" calcext:value-type="float">
            <text:p>0.118088</text:p>
          </table:table-cell>
          <table:table-cell table:style-name="ce3" office:value-type="float" office:value="0.997008" calcext:value-type="float">
            <text:p>0.997008</text:p>
          </table:table-cell>
          <table:table-cell table:style-name="ce4" office:value-type="float" office:value="0.608983" calcext:value-type="float">
            <text:p>0.608983</text:p>
          </table:table-cell>
          <table:table-cell table:style-name="ce7" office:value-type="float" office:value="0.666899" calcext:value-type="float">
            <text:p>0.666899</text:p>
          </table:table-cell>
          <table:table-cell table:style-name="ce7" office:value-type="float" office:value="1.066602" calcext:value-type="float">
            <text:p>1.066602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6" office:value-type="float" office:value="0.110963" calcext:value-type="float">
            <text:p>0.110963</text:p>
          </table:table-cell>
          <table:table-cell table:style-name="ce3" office:value-type="float" office:value="1.004764" calcext:value-type="float">
            <text:p>1.004764</text:p>
          </table:table-cell>
          <table:table-cell table:style-name="ce6" office:value-type="float" office:value="0.61821" calcext:value-type="float">
            <text:p>0.61821</text:p>
          </table:table-cell>
          <table:table-cell table:style-name="ce7" office:value-type="float" office:value="0.6684" calcext:value-type="float">
            <text:p>0.6684</text:p>
          </table:table-cell>
          <table:table-cell table:style-name="ce3" office:value-type="float" office:value="1.068513" calcext:value-type="float">
            <text:p>1.068513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float" office:value="0.115985" calcext:value-type="float">
            <text:p>0.115985</text:p>
          </table:table-cell>
          <table:table-cell table:style-name="ce7" office:value-type="float" office:value="1.101292" calcext:value-type="float">
            <text:p>1.101292</text:p>
          </table:table-cell>
          <table:table-cell table:style-name="ce6" office:value-type="float" office:value="0.638408" calcext:value-type="float">
            <text:p>0.638408</text:p>
          </table:table-cell>
          <table:table-cell table:style-name="ce7" office:value-type="float" office:value="0.678977" calcext:value-type="float">
            <text:p>0.678977</text:p>
          </table:table-cell>
          <table:table-cell table:style-name="ce10" office:value-type="float" office:value="1.273579" calcext:value-type="float">
            <text:p>1.273579</text:p>
          </table:table-cell>
          <table:table-cell table:style-name="ce4"/>
          <table:table-cell table:style-name="ce3" office:value-type="float" office:value="512" calcext:value-type="float">
            <text:p>512</text:p>
          </table:table-cell>
          <table:table-cell table:style-name="ce6" office:value-type="float" office:value="0.110481" calcext:value-type="float">
            <text:p>0.110481</text:p>
          </table:table-cell>
          <table:table-cell table:style-name="ce3" office:value-type="float" office:value="1.024501" calcext:value-type="float">
            <text:p>1.024501</text:p>
          </table:table-cell>
          <table:table-cell table:style-name="ce4" office:value-type="float" office:value="0.610366" calcext:value-type="float">
            <text:p>0.610366</text:p>
          </table:table-cell>
          <table:table-cell table:style-name="ce7" office:value-type="float" office:value="0.674673" calcext:value-type="float">
            <text:p>0.674673</text:p>
          </table:table-cell>
          <table:table-cell table:style-name="ce7" office:value-type="float" office:value="1.067494" calcext:value-type="float">
            <text:p>1.067494</text:p>
          </table:table-cell>
          <table:table-cell table:style-name="ce4"/>
          <table:table-cell table:style-name="ce3" office:value-type="float" office:value="16" calcext:value-type="float">
            <text:p>16</text:p>
          </table:table-cell>
          <table:table-cell table:style-name="ce6" office:value-type="float" office:value="0.118279" calcext:value-type="float">
            <text:p>0.118279</text:p>
          </table:table-cell>
          <table:table-cell table:style-name="ce3" office:value-type="float" office:value="1.082663" calcext:value-type="float">
            <text:p>1.082663</text:p>
          </table:table-cell>
          <table:table-cell table:style-name="ce6" office:value-type="float" office:value="0.613725" calcext:value-type="float">
            <text:p>0.613725</text:p>
          </table:table-cell>
          <table:table-cell table:style-name="ce3" office:value-type="float" office:value="0.667321" calcext:value-type="float">
            <text:p>0.667321</text:p>
          </table:table-cell>
          <table:table-cell table:style-name="ce7" office:value-type="float" office:value="1.068373" calcext:value-type="float">
            <text:p>1.068373</text:p>
          </table:table-cell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 table:number-columns-repeated="2"/>
          <table:table-cell table:style-name="ce4" table:number-columns-repeated="14"/>
        </table:table-row>
        <table:table-row table:style-name="ro1">
          <table:table-cell table:style-name="ce4" table:number-columns-repeated="5"/>
          <table:table-cell table:number-columns-repeated="36"/>
        </table:table-row>
        <table:table-row table:style-name="ro1" table:number-rows-repeated="20">
          <table:table-cell table:number-columns-repeated="41"/>
        </table:table-row>
        <table:table-row table:style-name="ro1">
          <table:table-cell table:style-name="ce1" office:value-type="string" calcext:value-type="string" table:number-columns-spanned="6" table:number-rows-spanned="1">
            <text:p>Load/Store Queue Entries (LSQ_ENTRIES) EXPLORATION NORMALIZED</text:p>
          </table:table-cell>
          <table:covered-table-cell table:number-columns-repeated="5" table:style-name="ce4"/>
          <table:table-cell/>
          <table:table-cell table:style-name="ce11" office:value-type="string" calcext:value-type="string" table:number-columns-spanned="6" table:number-rows-spanned="1">
            <text:p>Reorder Buffer Entries (ROB_ENTRIES) Exploration NORMALIZED</text:p>
          </table:table-cell>
          <table:covered-table-cell table:number-columns-repeated="5" table:style-name="ce4"/>
          <table:table-cell/>
          <table:table-cell table:style-name="ce11" office:value-type="string" calcext:value-type="string" table:number-columns-spanned="6" table:number-rows-spanned="1">
            <text:p>INT Functional Units Entries (FUINT_NUM) Exploration NORMALIZED</text:p>
          </table:table-cell>
          <table:covered-table-cell table:number-columns-repeated="5" table:style-name="ce4"/>
          <table:table-cell/>
          <table:table-cell table:style-name="ce11" office:value-type="string" calcext:value-type="string" table:number-columns-spanned="6" table:number-rows-spanned="1">
            <text:p>MUL/DIV Functional Units Entries (FUCOM_NUM) Exploration NORMALIZED</text:p>
          </table:table-cell>
          <table:covered-table-cell table:number-columns-repeated="5" table:style-name="ce4"/>
          <table:table-cell/>
          <table:table-cell table:style-name="ce11" office:value-type="string" calcext:value-type="string" table:number-columns-spanned="6" table:number-rows-spanned="1">
            <text:p>Floating Point Functional Units Entries (FUFP_NUM) Exploration</text:p>
          </table:table-cell>
          <table:covered-table-cell table:number-columns-repeated="5" table:style-name="ce4"/>
          <table:table-cell/>
          <table:table-cell table:style-name="ce11" office:value-type="string" calcext:value-type="string" table:number-columns-spanned="6" table:number-rows-spanned="1">
            <text:p>Load/Store Functional Units Entries (FULS_NUM) Exploration</text:p>
          </table:table-cell>
          <table:covered-table-cell table:number-columns-repeated="5" table:style-name="ce4"/>
        </table:table-row>
        <table:table-row table:style-name="ro1"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8" office:value-type="string" calcext:value-type="string">
            <text:p>bench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1</text:p>
          </table:table-cell>
          <table:table-cell table:style-name="ce2" office:value-type="string" calcext:value-type="string">
            <text:p>bench2</text:p>
          </table:table-cell>
          <table:table-cell table:style-name="ce5" office:value-type="string" calcext:value-type="string">
            <text:p>bench3</text:p>
          </table:table-cell>
          <table:table-cell table:style-name="ce2" office:value-type="string" calcext:value-type="string">
            <text:p>bench4</text:p>
          </table:table-cell>
          <table:table-cell table:style-name="ce2" office:value-type="string" calcext:value-type="string">
            <text:p>bench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table:formula="of:=[.B3]/[.B3]" office:value-type="float" office:value="1" calcext:value-type="float">
            <text:p>1</text:p>
          </table:table-cell>
          <table:table-cell table:style-name="ce3" table:formula="of:=[.C3]/[.C3]" office:value-type="float" office:value="1" calcext:value-type="float">
            <text:p>1</text:p>
          </table:table-cell>
          <table:table-cell table:style-name="ce4" table:formula="of:=[.D3]/[.D3]" office:value-type="float" office:value="1" calcext:value-type="float">
            <text:p>1</text:p>
          </table:table-cell>
          <table:table-cell table:style-name="ce3" table:formula="of:=[.E3]/[.E3]" office:value-type="float" office:value="1" calcext:value-type="float">
            <text:p>1</text:p>
          </table:table-cell>
          <table:table-cell table:style-name="ce4" table:formula="of:=[.F3]/[.F3]" office:value-type="float" office:value="1" calcext:value-type="float">
            <text:p>1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4" table:formula="of:=[.I3]/[.I3]" office:value-type="float" office:value="1" calcext:value-type="float">
            <text:p>1</text:p>
          </table:table-cell>
          <table:table-cell table:style-name="ce4" table:formula="of:=[.J3]/[.J3]" office:value-type="float" office:value="1" calcext:value-type="float">
            <text:p>1</text:p>
          </table:table-cell>
          <table:table-cell table:style-name="ce4" table:formula="of:=[.K3]/[.K3]" office:value-type="float" office:value="1" calcext:value-type="float">
            <text:p>1</text:p>
          </table:table-cell>
          <table:table-cell table:style-name="ce4" table:formula="of:=[.L3]/[.L3]" office:value-type="float" office:value="1" calcext:value-type="float">
            <text:p>1</text:p>
          </table:table-cell>
          <table:table-cell table:style-name="ce4" table:formula="of:=[.M3]/[.M3]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table:formula="of:=[.P3]/[.P3]" office:value-type="float" office:value="1" calcext:value-type="float">
            <text:p>1</text:p>
          </table:table-cell>
          <table:table-cell table:style-name="ce4" table:formula="of:=[.Q3]/[.Q3]" office:value-type="float" office:value="1" calcext:value-type="float">
            <text:p>1</text:p>
          </table:table-cell>
          <table:table-cell table:style-name="ce4" table:formula="of:=[.R3]/[.R3]" office:value-type="float" office:value="1" calcext:value-type="float">
            <text:p>1</text:p>
          </table:table-cell>
          <table:table-cell table:style-name="ce4" table:formula="of:=[.S3]/[.S3]" office:value-type="float" office:value="1" calcext:value-type="float">
            <text:p>1</text:p>
          </table:table-cell>
          <table:table-cell table:style-name="ce4" table:formula="of:=[.T3]/[.T3]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table:formula="of:=[.W3]/[.W3]" office:value-type="float" office:value="1" calcext:value-type="float">
            <text:p>1</text:p>
          </table:table-cell>
          <table:table-cell table:style-name="ce4" table:formula="of:=[.X3]/[.X3]" office:value-type="float" office:value="1" calcext:value-type="float">
            <text:p>1</text:p>
          </table:table-cell>
          <table:table-cell table:style-name="ce4" table:formula="of:=[.Y3]/[.Y3]" office:value-type="float" office:value="1" calcext:value-type="float">
            <text:p>1</text:p>
          </table:table-cell>
          <table:table-cell table:style-name="ce4" table:formula="of:=[.Z3]/[.Z3]" office:value-type="float" office:value="1" calcext:value-type="float">
            <text:p>1</text:p>
          </table:table-cell>
          <table:table-cell table:style-name="ce4" table:formula="of:=[.AA3]/[.AA3]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table:formula="of:=[.AD3]/[.AD3]" office:value-type="float" office:value="1" calcext:value-type="float">
            <text:p>1</text:p>
          </table:table-cell>
          <table:table-cell table:style-name="ce4" table:formula="of:=[.AE3]/[.AE3]" office:value-type="float" office:value="1" calcext:value-type="float">
            <text:p>1</text:p>
          </table:table-cell>
          <table:table-cell table:style-name="ce4" table:formula="of:=[.AF3]/[.AF3]" office:value-type="float" office:value="1" calcext:value-type="float">
            <text:p>1</text:p>
          </table:table-cell>
          <table:table-cell table:style-name="ce4" table:formula="of:=[.AG3]/[.AG3]" office:value-type="float" office:value="1" calcext:value-type="float">
            <text:p>1</text:p>
          </table:table-cell>
          <table:table-cell table:style-name="ce4" table:formula="of:=[.AH3]/[.AH3]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4" table:formula="of:=[.AK3]/[.AK3]" office:value-type="float" office:value="1" calcext:value-type="float">
            <text:p>1</text:p>
          </table:table-cell>
          <table:table-cell table:style-name="ce24" table:formula="of:=[.AL3]/[.AL3]" office:value-type="float" office:value="1" calcext:value-type="float">
            <text:p>1</text:p>
          </table:table-cell>
          <table:table-cell table:style-name="ce24" table:formula="of:=[.AM3]/[.AM3]" office:value-type="float" office:value="1" calcext:value-type="float">
            <text:p>1</text:p>
          </table:table-cell>
          <table:table-cell table:style-name="ce24" table:formula="of:=[.AN3]/[.AN3]" office:value-type="float" office:value="1" calcext:value-type="float">
            <text:p>1</text:p>
          </table:table-cell>
          <table:table-cell table:style-name="ce24" table:formula="of:=[.AO3]/[.AO3]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table:formula="of:=[.B4]/[.B3]" office:value-type="float" office:value="1.0538760006906" calcext:value-type="float">
            <text:p>1.0538760006906</text:p>
          </table:table-cell>
          <table:table-cell table:style-name="ce4" table:formula="of:=[.C4]/[.C3]" office:value-type="float" office:value="1.08414779618882" calcext:value-type="float">
            <text:p>1.08414779618882</text:p>
          </table:table-cell>
          <table:table-cell table:style-name="ce4" table:formula="of:=[.D4]/[.D3]" office:value-type="float" office:value="1.04767112490455" calcext:value-type="float">
            <text:p>1.04767112490455</text:p>
          </table:table-cell>
          <table:table-cell table:style-name="ce4" table:formula="of:=[.E4]/[.E3]" office:value-type="float" office:value="0.997177344363988" calcext:value-type="float">
            <text:p>0.997177344363988</text:p>
          </table:table-cell>
          <table:table-cell table:style-name="ce4" table:formula="of:=[.F4]/[.F3]" office:value-type="float" office:value="1.06694343344565" calcext:value-type="float">
            <text:p>1.06694343344565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4" table:formula="of:=[.I4]/[.I3]" office:value-type="float" office:value="1.00390735036211" calcext:value-type="float">
            <text:p>1.00390735036211</text:p>
          </table:table-cell>
          <table:table-cell table:style-name="ce4" table:formula="of:=[.J4]/[.J3]" office:value-type="float" office:value="1.02721458715504" calcext:value-type="float">
            <text:p>1.02721458715504</text:p>
          </table:table-cell>
          <table:table-cell table:style-name="ce4" table:formula="of:=[.K4]/[.K3]" office:value-type="float" office:value="1.00761102490209" calcext:value-type="float">
            <text:p>1.00761102490209</text:p>
          </table:table-cell>
          <table:table-cell table:style-name="ce4" table:formula="of:=[.L4]/[.L3]" office:value-type="float" office:value="1.01188455008489" calcext:value-type="float">
            <text:p>1.01188455008489</text:p>
          </table:table-cell>
          <table:table-cell table:style-name="ce4" table:formula="of:=[.M4]/[.M3]" office:value-type="float" office:value="1.00083630070073" calcext:value-type="float">
            <text:p>1.0008363007007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4" table:formula="of:=[.P4]/[.P3]" office:value-type="float" office:value="1.07478486855855" calcext:value-type="float">
            <text:p>1.07478486855855</text:p>
          </table:table-cell>
          <table:table-cell table:style-name="ce24" table:formula="of:=[.Q4]/[.Q3]" office:value-type="float" office:value="1.09596327148428" calcext:value-type="float">
            <text:p>1.09596327148428</text:p>
          </table:table-cell>
          <table:table-cell table:style-name="ce24" table:formula="of:=[.R4]/[.R3]" office:value-type="float" office:value="1.0077637380231" calcext:value-type="float">
            <text:p>1.0077637380231</text:p>
          </table:table-cell>
          <table:table-cell table:style-name="ce24" table:formula="of:=[.S4]/[.S3]" office:value-type="float" office:value="1.00086089497081" calcext:value-type="float">
            <text:p>1.00086089497081</text:p>
          </table:table-cell>
          <table:table-cell table:style-name="ce24" table:formula="of:=[.T4]/[.T3]" office:value-type="float" office:value="1.00166041316255" calcext:value-type="float">
            <text:p>1.0016604131625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4" table:formula="of:=[.W4]/[.W3]" office:value-type="float" office:value="1.07304927804887" calcext:value-type="float">
            <text:p>1.07304927804887</text:p>
          </table:table-cell>
          <table:table-cell table:style-name="ce24" table:formula="of:=[.X4]/[.X3]" office:value-type="float" office:value="1" calcext:value-type="float">
            <text:p>1</text:p>
          </table:table-cell>
          <table:table-cell table:style-name="ce24" table:formula="of:=[.Y4]/[.Y3]" office:value-type="float" office:value="1" calcext:value-type="float">
            <text:p>1</text:p>
          </table:table-cell>
          <table:table-cell table:style-name="ce24" table:formula="of:=[.Z4]/[.Z3]" office:value-type="float" office:value="1" calcext:value-type="float">
            <text:p>1</text:p>
          </table:table-cell>
          <table:table-cell table:style-name="ce24" table:formula="of:=[.AA4]/[.AA3]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4" table:formula="of:=[.AD4]/[.AD3]" office:value-type="float" office:value="1.07304927804887" calcext:value-type="float">
            <text:p>1.07304927804887</text:p>
          </table:table-cell>
          <table:table-cell table:style-name="ce24" table:formula="of:=[.AE4]/[.AE3]" office:value-type="float" office:value="0.99941659399152" calcext:value-type="float">
            <text:p>0.99941659399152</text:p>
          </table:table-cell>
          <table:table-cell table:style-name="ce24" table:formula="of:=[.AF4]/[.AF3]" office:value-type="float" office:value="1" calcext:value-type="float">
            <text:p>1</text:p>
          </table:table-cell>
          <table:table-cell table:style-name="ce24" table:formula="of:=[.AG4]/[.AG3]" office:value-type="float" office:value="1.00022647237037" calcext:value-type="float">
            <text:p>1.00022647237037</text:p>
          </table:table-cell>
          <table:table-cell table:style-name="ce24" table:formula="of:=[.AH4]/[.AH3]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24" table:formula="of:=[.AK4]/[.AK3]" office:value-type="float" office:value="1" calcext:value-type="float">
            <text:p>1</text:p>
          </table:table-cell>
          <table:table-cell table:style-name="ce24" table:formula="of:=[.AL4]/[.AL3]" office:value-type="float" office:value="1.00842129532173" calcext:value-type="float">
            <text:p>1.00842129532173</text:p>
          </table:table-cell>
          <table:table-cell table:style-name="ce24" table:formula="of:=[.AM4]/[.AM3]" office:value-type="float" office:value="1.00547632536105" calcext:value-type="float">
            <text:p>1.00547632536105</text:p>
          </table:table-cell>
          <table:table-cell table:style-name="ce24" table:formula="of:=[.AN4]/[.AN3]" office:value-type="float" office:value="0.984412401686994" calcext:value-type="float">
            <text:p>0.984412401686994</text:p>
          </table:table-cell>
          <table:table-cell table:style-name="ce24" table:formula="of:=[.AO4]/[.AO3]" office:value-type="float" office:value="1.00427244651707" calcext:value-type="float">
            <text:p>1.00427244651707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 table:formula="of:=[.B5]/[.B3]" office:value-type="float" office:value="1.05373061090969" calcext:value-type="float">
            <text:p>1.05373061090969</text:p>
          </table:table-cell>
          <table:table-cell table:style-name="ce4" table:formula="of:=[.C5]/[.C3]" office:value-type="float" office:value="1.10363175252358" calcext:value-type="float">
            <text:p>1.10363175252358</text:p>
          </table:table-cell>
          <table:table-cell table:style-name="ce4" table:formula="of:=[.D5]/[.D3]" office:value-type="float" office:value="1.04768426151711" calcext:value-type="float">
            <text:p>1.04768426151711</text:p>
          </table:table-cell>
          <table:table-cell table:style-name="ce4" table:formula="of:=[.E5]/[.E3]" office:value-type="float" office:value="1.01718490344178" calcext:value-type="float">
            <text:p>1.01718490344178</text:p>
          </table:table-cell>
          <table:table-cell table:style-name="ce4" table:formula="of:=[.F5]/[.F3]" office:value-type="float" office:value="1.14143701211886" calcext:value-type="float">
            <text:p>1.14143701211886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24" table:formula="of:=[.I5]/[.I3]" office:value-type="float" office:value="1.00392552408473" calcext:value-type="float">
            <text:p>1.00392552408473</text:p>
          </table:table-cell>
          <table:table-cell table:style-name="ce24" table:formula="of:=[.J5]/[.J3]" office:value-type="float" office:value="1.02707124169248" calcext:value-type="float">
            <text:p>1.02707124169248</text:p>
          </table:table-cell>
          <table:table-cell table:style-name="ce24" table:formula="of:=[.K5]/[.K3]" office:value-type="float" office:value="1.00215768861302" calcext:value-type="float">
            <text:p>1.00215768861302</text:p>
          </table:table-cell>
          <table:table-cell table:style-name="ce24" table:formula="of:=[.L5]/[.L3]" office:value-type="float" office:value="1.01188604990191" calcext:value-type="float">
            <text:p>1.01188604990191</text:p>
          </table:table-cell>
          <table:table-cell table:style-name="ce24" table:formula="of:=[.M5]/[.M3]" office:value-type="float" office:value="1.00083630070073" calcext:value-type="float">
            <text:p>1.0008363007007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24" table:formula="of:=[.P5]/[.P3]" office:value-type="float" office:value="1.07478486855855" calcext:value-type="float">
            <text:p>1.07478486855855</text:p>
          </table:table-cell>
          <table:table-cell table:style-name="ce24" table:formula="of:=[.Q5]/[.Q3]" office:value-type="float" office:value="1.08527852123618" calcext:value-type="float">
            <text:p>1.08527852123618</text:p>
          </table:table-cell>
          <table:table-cell table:style-name="ce24" table:formula="of:=[.R5]/[.R3]" office:value-type="float" office:value="1.00778344294194" calcext:value-type="float">
            <text:p>1.00778344294194</text:p>
          </table:table-cell>
          <table:table-cell table:style-name="ce24" table:formula="of:=[.S5]/[.S3]" office:value-type="float" office:value="1.00085939515379" calcext:value-type="float">
            <text:p>1.00085939515379</text:p>
          </table:table-cell>
          <table:table-cell table:style-name="ce24" table:formula="of:=[.T5]/[.T3]" office:value-type="float" office:value="1.00166041316255" calcext:value-type="float">
            <text:p>1.0016604131625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24" table:formula="of:=[.W5]/[.W3]" office:value-type="float" office:value="1.07304927804887" calcext:value-type="float">
            <text:p>1.07304927804887</text:p>
          </table:table-cell>
          <table:table-cell table:style-name="ce24" table:formula="of:=[.X5]/[.X3]" office:value-type="float" office:value="1" calcext:value-type="float">
            <text:p>1</text:p>
          </table:table-cell>
          <table:table-cell table:style-name="ce24" table:formula="of:=[.Y5]/[.Y3]" office:value-type="float" office:value="1" calcext:value-type="float">
            <text:p>1</text:p>
          </table:table-cell>
          <table:table-cell table:style-name="ce24" table:formula="of:=[.Z5]/[.Z3]" office:value-type="float" office:value="1" calcext:value-type="float">
            <text:p>1</text:p>
          </table:table-cell>
          <table:table-cell table:style-name="ce24" table:formula="of:=[.AA5]/[.AA3]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24" table:formula="of:=[.AD5]/[.AD3]" office:value-type="float" office:value="1.07304927804887" calcext:value-type="float">
            <text:p>1.07304927804887</text:p>
          </table:table-cell>
          <table:table-cell table:style-name="ce24" table:formula="of:=[.AE5]/[.AE3]" office:value-type="float" office:value="0.99941659399152" calcext:value-type="float">
            <text:p>0.99941659399152</text:p>
          </table:table-cell>
          <table:table-cell table:style-name="ce24" table:formula="of:=[.AF5]/[.AF3]" office:value-type="float" office:value="0.99999671584686" calcext:value-type="float">
            <text:p>0.99999671584686</text:p>
          </table:table-cell>
          <table:table-cell table:style-name="ce24" table:formula="of:=[.AG5]/[.AG3]" office:value-type="float" office:value="1.00022647237037" calcext:value-type="float">
            <text:p>1.00022647237037</text:p>
          </table:table-cell>
          <table:table-cell table:style-name="ce24" table:formula="of:=[.AH5]/[.AH3]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4" table:formula="of:=[.AK5]/[.AK3]" office:value-type="float" office:value="1.00830539123481" calcext:value-type="float">
            <text:p>1.00830539123481</text:p>
          </table:table-cell>
          <table:table-cell table:style-name="ce24" table:formula="of:=[.AL5]/[.AL3]" office:value-type="float" office:value="1.00719133110797" calcext:value-type="float">
            <text:p>1.00719133110797</text:p>
          </table:table-cell>
          <table:table-cell table:style-name="ce24" table:formula="of:=[.AM5]/[.AM3]" office:value-type="float" office:value="1.01514815635853" calcext:value-type="float">
            <text:p>1.01514815635853</text:p>
          </table:table-cell>
          <table:table-cell table:style-name="ce24" table:formula="of:=[.AN5]/[.AN3]" office:value-type="float" office:value="1.00247769772088" calcext:value-type="float">
            <text:p>1.00247769772088</text:p>
          </table:table-cell>
          <table:table-cell table:style-name="ce24" table:formula="of:=[.AO5]/[.AO3]" office:value-type="float" office:value="1.00179167112006" calcext:value-type="float">
            <text:p>1.00179167112006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table:formula="of:=[.B6]/[.B3]" office:value-type="float" office:value="1.05393960871975" calcext:value-type="float">
            <text:p>1.05393960871975</text:p>
          </table:table-cell>
          <table:table-cell table:style-name="ce3" table:formula="of:=[.C6]/[.C3]" office:value-type="float" office:value="1.10395252558666" calcext:value-type="float">
            <text:p>1.10395252558666</text:p>
          </table:table-cell>
          <table:table-cell table:style-name="ce4" table:formula="of:=[.D6]/[.D3]" office:value-type="float" office:value="1.04831481892001" calcext:value-type="float">
            <text:p>1.04831481892001</text:p>
          </table:table-cell>
          <table:table-cell table:style-name="ce3" table:formula="of:=[.E6]/[.E3]" office:value-type="float" office:value="1.01834126236599" calcext:value-type="float">
            <text:p>1.01834126236599</text:p>
          </table:table-cell>
          <table:table-cell table:style-name="ce4" table:formula="of:=[.F6]/[.F3]" office:value-type="float" office:value="1.19405270194506" calcext:value-type="float">
            <text:p>1.19405270194506</text:p>
          </table:table-cell>
          <table:table-cell/>
          <table:table-cell table:style-name="ce3" office:value-type="float" office:value="512" calcext:value-type="float">
            <text:p>512</text:p>
          </table:table-cell>
          <table:table-cell table:style-name="ce24" table:formula="of:=[.I6]/[.I3]" office:value-type="float" office:value="1.00392552408473" calcext:value-type="float">
            <text:p>1.00392552408473</text:p>
          </table:table-cell>
          <table:table-cell table:style-name="ce24" table:formula="of:=[.J6]/[.J3]" office:value-type="float" office:value="1.02697601218938" calcext:value-type="float">
            <text:p>1.02697601218938</text:p>
          </table:table-cell>
          <table:table-cell table:style-name="ce24" table:formula="of:=[.K6]/[.K3]" office:value-type="float" office:value="1.00226770774321" calcext:value-type="float">
            <text:p>1.00226770774321</text:p>
          </table:table-cell>
          <table:table-cell table:style-name="ce24" table:formula="of:=[.L6]/[.L3]" office:value-type="float" office:value="1.01188604990191" calcext:value-type="float">
            <text:p>1.01188604990191</text:p>
          </table:table-cell>
          <table:table-cell table:style-name="ce24" table:formula="of:=[.M6]/[.M3]" office:value-type="float" office:value="1.00083630070073" calcext:value-type="float">
            <text:p>1.00083630070073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24" table:formula="of:=[.P6]/[.P3]" office:value-type="float" office:value="1.07478486855855" calcext:value-type="float">
            <text:p>1.07478486855855</text:p>
          </table:table-cell>
          <table:table-cell table:style-name="ce24" table:formula="of:=[.Q6]/[.Q3]" office:value-type="float" office:value="1.08527852123618" calcext:value-type="float">
            <text:p>1.08527852123618</text:p>
          </table:table-cell>
          <table:table-cell table:style-name="ce24" table:formula="of:=[.R6]/[.R3]" office:value-type="float" office:value="1.00778344294194" calcext:value-type="float">
            <text:p>1.00778344294194</text:p>
          </table:table-cell>
          <table:table-cell table:style-name="ce24" table:formula="of:=[.S6]/[.S3]" office:value-type="float" office:value="1.00085939515379" calcext:value-type="float">
            <text:p>1.00085939515379</text:p>
          </table:table-cell>
          <table:table-cell table:style-name="ce24" table:formula="of:=[.T6]/[.T3]" office:value-type="float" office:value="1.00166041316255" calcext:value-type="float">
            <text:p>1.00166041316255</text:p>
          </table:table-cell>
          <table:table-cell table:number-columns-repeated="21"/>
        </table:table-row>
      </table:table>
      <table:table table:name="Second Run" table:style-name="ta1">
        <table:shapes>
          <draw:frame draw:z-index="0" draw:style-name="gr1" draw:text-style-name="P1" svg:width="6.2988in" svg:height="7.4764in" svg:x="1.6291in" svg:y="3.8913in">
            <draw:object draw:notify-on-update-of-ranges="'Second Run'.H2:'Second Run'.L2 'Second Run'.A3:'Second Run'.A3 'Second Run'.H3:'Second Run'.L3 'Second Run'.A4:'Second Run'.A4 'Second Run'.H4:'Second Run'.L4 'Second Run'.A5:'Second Run'.A5 'Second Run'.H5:'Second Run'.L5 'Second Run'.A6:'Second Run'.A6 'Second Run'.H6:'Second Run'.L6 'Second Run'.A7:'Second Run'.A7 'Second Run'.H7:'Second Run'.L7 'Second Run'.A8:'Second Run'.A8 'Second Run'.H8:'Second Run'.L8 'Second Run'.A9:'Second Run'.A9 'Second Run'.H9:'Second Run'.L9 'Second Run'.A10:'Second Run'.A10 'Second Run'.H10:'Second Run'.L10 'Second Run'.A11:'Second Run'.A11 'Second Run'.H11:'Second Run'.L11 'Second Run'.A12:'Second Run'.A12 'Second Run'.H12:'Second Run'.L12 'Second Run'.A13:'Second Run'.A13 'Second Run'.H13:'Second Run'.L13 'Second Run'.A14:'Second Run'.A14 'Second Run'.H14:'Second Run'.L14 'Second Run'.A15:'Second Run'.A15 'Second Run'.H15:'Second Run'.L15 'Second Run'.A16:'Second Run'.A16 'Second Run'.H16:'Second Run'.L16 'Second Run'.A17:'Second Run'.A17 'Second Run'.H17:'Second Run'.L17 'Second Run'.A18:'Second Run'.A18 'Second Run'.H18:'Second Run'.L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2354in" svg:height="7.6327in" svg:x="8.2008in" svg:y="3.8878in">
            <draw:object draw:notify-on-update-of-ranges="'Second Run'.M2:'Second Run'.Q2 'Second Run'.A3:'Second Run'.A3 'Second Run'.M3:'Second Run'.Q3 'Second Run'.A4:'Second Run'.A4 'Second Run'.M4:'Second Run'.Q4 'Second Run'.A5:'Second Run'.A5 'Second Run'.M5:'Second Run'.Q5 'Second Run'.A6:'Second Run'.A6 'Second Run'.M6:'Second Run'.Q6 'Second Run'.A7:'Second Run'.A7 'Second Run'.M7:'Second Run'.Q7 'Second Run'.A8:'Second Run'.A8 'Second Run'.M8:'Second Run'.Q8 'Second Run'.A9:'Second Run'.A9 'Second Run'.M9:'Second Run'.Q9 'Second Run'.A10:'Second Run'.A10 'Second Run'.M10:'Second Run'.Q10 'Second Run'.A11:'Second Run'.A11 'Second Run'.M11:'Second Run'.Q11 'Second Run'.A12:'Second Run'.A12 'Second Run'.M12:'Second Run'.Q12 'Second Run'.A13:'Second Run'.A13 'Second Run'.M13:'Second Run'.Q13 'Second Run'.A14:'Second Run'.A14 'Second Run'.M14:'Second Run'.Q14 'Second Run'.A15:'Second Run'.A15 'Second Run'.M15:'Second Run'.Q15 'Second Run'.A16:'Second Run'.A16 'Second Run'.M16:'Second Run'.Q16 'Second Run'.A17:'Second Run'.A17 'Second Run'.M17:'Second Run'.Q17 'Second Run'.A18:'Second Run'.A18 'Second Run'.M18:'Second Run'.Q18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number-columns-repeated="4" table:default-cell-style-name="ce4"/>
        <table:table-column table:style-name="co4" table:number-columns-repeated="5" table:default-cell-style-name="ce4"/>
        <table:table-column table:style-name="co2" table:number-columns-repeated="5" table:default-cell-style-name="ce4"/>
        <table:table-row table:style-name="ro1">
          <table:table-cell office:value-type="string" calcext:value-type="string" table:number-columns-spanned="7" table:number-rows-spanned="1">
            <text:p>BENCHMARK SPECIFICATIONS</text:p>
          </table:table-cell>
          <table:covered-table-cell table:number-columns-repeated="6"/>
          <table:table-cell office:value-type="string" calcext:value-type="string" table:number-columns-spanned="5" table:number-rows-spanned="1">
            <text:p>RESULTS</text:p>
          </table:table-cell>
          <table:covered-table-cell table:number-columns-repeated="4"/>
          <table:table-cell office:value-type="string" calcext:value-type="string" table:number-columns-spanned="5" table:number-rows-spanned="1">
            <text:p>NORMALIZ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BENCH#</text:p>
          </table:table-cell>
          <table:table-cell office:value-type="string" calcext:value-type="string">
            <text:p>LSQ_ENTRIES</text:p>
          </table:table-cell>
          <table:table-cell office:value-type="string" calcext:value-type="string">
            <text:p>ROB_ENTRIES</text:p>
          </table:table-cell>
          <table:table-cell office:value-type="string" calcext:value-type="string">
            <text:p>FUINT</text:p>
          </table:table-cell>
          <table:table-cell office:value-type="string" calcext:value-type="string">
            <text:p>FUCOM</text:p>
          </table:table-cell>
          <table:table-cell office:value-type="string" calcext:value-type="string">
            <text:p>FUFP</text:p>
          </table:table-cell>
          <table:table-cell office:value-type="string" calcext:value-type="string">
            <text:p>FULS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BENCH4</text:p>
          </table:table-cell>
          <table:table-cell office:value-type="string" calcext:value-type="string">
            <text:p>BENCH5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BENCH4</text:p>
          </table:table-cell>
          <table:table-cell office:value-type="string" calcext:value-type="string">
            <text:p>BENCH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1.616668" calcext:value-type="float">
            <text:p>1.616668</text:p>
          </table:table-cell>
          <table:table-cell office:value-type="float" office:value="0.724298" calcext:value-type="float">
            <text:p>0.724298</text:p>
          </table:table-cell>
          <table:table-cell office:value-type="float" office:value="0.125572" calcext:value-type="float">
            <text:p>0.125572</text:p>
          </table:table-cell>
          <table:table-cell table:style-name="ce26" office:value-type="float" office:value="1.284618" calcext:value-type="float">
            <text:p>1.284618</text:p>
          </table:table-cell>
          <table:table-cell table:formula="of:=[.H3]/[.H11]" office:value-type="float" office:value="1.01210863172462" calcext:value-type="float">
            <text:p>1.01210863172462</text:p>
          </table:table-cell>
          <table:table-cell table:formula="of:=[.I3]/[.I11]" office:value-type="float" office:value="0.920864046972002" calcext:value-type="float">
            <text:p>0.920864046972002</text:p>
          </table:table-cell>
          <table:table-cell table:formula="of:=[.J3]/[.J11]" office:value-type="float" office:value="0.987239320666249" calcext:value-type="float">
            <text:p>0.987239320666249</text:p>
          </table:table-cell>
          <table:table-cell table:formula="of:=[.K3]/[.K11]" office:value-type="float" office:value="0.990784282783652" calcext:value-type="float">
            <text:p>0.990784282783652</text:p>
          </table:table-cell>
          <table:table-cell table:formula="of:=[.L3]/[.L11]" office:value-type="float" office:value="1.01148713927005" calcext:value-type="float">
            <text:p>1.01148713927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0.135885" calcext:value-type="float">
            <text:p>0.135885</text:p>
          </table:table-cell>
          <table:table-cell office:value-type="float" office:value="1.614141" calcext:value-type="float">
            <text:p>1.614141</text:p>
          </table:table-cell>
          <table:table-cell office:value-type="float" office:value="0.734122" calcext:value-type="float">
            <text:p>0.734122</text:p>
          </table:table-cell>
          <table:table-cell office:value-type="float" office:value="0.126132" calcext:value-type="float">
            <text:p>0.126132</text:p>
          </table:table-cell>
          <table:table-cell office:value-type="float" office:value="1.275604" calcext:value-type="float">
            <text:p>1.275604</text:p>
          </table:table-cell>
          <table:table-cell table:formula="of:=[.H4]/[.H11]" office:value-type="float" office:value="1.02197603844679" calcext:value-type="float">
            <text:p>1.02197603844679</text:p>
          </table:table-cell>
          <table:table-cell table:formula="of:=[.I4]/[.I11]" office:value-type="float" office:value="0.919424652212721" calcext:value-type="float">
            <text:p>0.919424652212721</text:p>
          </table:table-cell>
          <table:table-cell table:formula="of:=[.J4]/[.J11]" office:value-type="float" office:value="1.00062971948859" calcext:value-type="float">
            <text:p>1.00062971948859</text:p>
          </table:table-cell>
          <table:table-cell table:formula="of:=[.K4]/[.K11]" office:value-type="float" office:value="0.995202777339435" calcext:value-type="float">
            <text:p>0.995202777339435</text:p>
          </table:table-cell>
          <table:table-cell table:formula="of:=[.L4]/[.L11]" office:value-type="float" office:value="1.00438966354312" calcext:value-type="float">
            <text:p>1.00438966354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1.617272" calcext:value-type="float">
            <text:p>1.617272</text:p>
          </table:table-cell>
          <table:table-cell office:value-type="float" office:value="0.724455" calcext:value-type="float">
            <text:p>0.724455</text:p>
          </table:table-cell>
          <table:table-cell office:value-type="float" office:value="0.125576" calcext:value-type="float">
            <text:p>0.125576</text:p>
          </table:table-cell>
          <table:table-cell table:style-name="ce26" office:value-type="float" office:value="1.284618" calcext:value-type="float">
            <text:p>1.284618</text:p>
          </table:table-cell>
          <table:table-cell table:formula="of:=[.H5]/[.H11]" office:value-type="float" office:value="1.01210863172462" calcext:value-type="float">
            <text:p>1.01210863172462</text:p>
          </table:table-cell>
          <table:table-cell table:formula="of:=[.I5]/[.I11]" office:value-type="float" office:value="0.92120808909096" calcext:value-type="float">
            <text:p>0.92120808909096</text:p>
          </table:table-cell>
          <table:table-cell table:formula="of:=[.J5]/[.J11]" office:value-type="float" office:value="0.987453316250034" calcext:value-type="float">
            <text:p>0.987453316250034</text:p>
          </table:table-cell>
          <table:table-cell table:formula="of:=[.K5]/[.K11]" office:value-type="float" office:value="0.99081584345905" calcext:value-type="float">
            <text:p>0.99081584345905</text:p>
          </table:table-cell>
          <table:table-cell table:formula="of:=[.L5]/[.L11]" office:value-type="float" office:value="1.01148713927005" calcext:value-type="float">
            <text:p>1.01148713927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26" office:value-type="float" office:value="0.135885" calcext:value-type="float">
            <text:p>0.135885</text:p>
          </table:table-cell>
          <table:table-cell office:value-type="float" office:value="1.614761" calcext:value-type="float">
            <text:p>1.614761</text:p>
          </table:table-cell>
          <table:table-cell office:value-type="float" office:value="0.733963" calcext:value-type="float">
            <text:p>0.733963</text:p>
          </table:table-cell>
          <table:table-cell office:value-type="float" office:value="0.126565" calcext:value-type="float">
            <text:p>0.126565</text:p>
          </table:table-cell>
          <table:table-cell office:value-type="float" office:value="1.275604" calcext:value-type="float">
            <text:p>1.275604</text:p>
          </table:table-cell>
          <table:table-cell table:formula="of:=[.H6]/[.H11]" office:value-type="float" office:value="1.02197603844679" calcext:value-type="float">
            <text:p>1.02197603844679</text:p>
          </table:table-cell>
          <table:table-cell table:formula="of:=[.I6]/[.I11]" office:value-type="float" office:value="0.919777808030194" calcext:value-type="float">
            <text:p>0.919777808030194</text:p>
          </table:table-cell>
          <table:table-cell table:formula="of:=[.J6]/[.J11]" office:value-type="float" office:value="1.00041299784641" calcext:value-type="float">
            <text:p>1.00041299784641</text:p>
          </table:table-cell>
          <table:table-cell table:formula="of:=[.K6]/[.K11]" office:value-type="float" office:value="0.998619220451318" calcext:value-type="float">
            <text:p>0.998619220451318</text:p>
          </table:table-cell>
          <table:table-cell table:formula="of:=[.L6]/[.L11]" office:value-type="float" office:value="1.00438966354312" calcext:value-type="float">
            <text:p>1.00438966354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4977" calcext:value-type="float">
            <text:p>0.134977</text:p>
          </table:table-cell>
          <table:table-cell office:value-type="float" office:value="1.640916" calcext:value-type="float">
            <text:p>1.640916</text:p>
          </table:table-cell>
          <table:table-cell office:value-type="float" office:value="0.724336" calcext:value-type="float">
            <text:p>0.724336</text:p>
          </table:table-cell>
          <table:table-cell office:value-type="float" office:value="0.126124" calcext:value-type="float">
            <text:p>0.126124</text:p>
          </table:table-cell>
          <table:table-cell office:value-type="float" office:value="1.280551" calcext:value-type="float">
            <text:p>1.280551</text:p>
          </table:table-cell>
          <table:table-cell table:formula="of:=[.H7]/[.H11]" office:value-type="float" office:value="1.01514707098967" calcext:value-type="float">
            <text:p>1.01514707098967</text:p>
          </table:table-cell>
          <table:table-cell table:formula="of:=[.I7]/[.I11]" office:value-type="float" office:value="0.934675857072145" calcext:value-type="float">
            <text:p>0.934675857072145</text:p>
          </table:table-cell>
          <table:table-cell table:formula="of:=[.J7]/[.J11]" office:value-type="float" office:value="0.9872911157757" calcext:value-type="float">
            <text:p>0.9872911157757</text:p>
          </table:table-cell>
          <table:table-cell table:formula="of:=[.K7]/[.K11]" office:value-type="float" office:value="0.995139655988638" calcext:value-type="float">
            <text:p>0.995139655988638</text:p>
          </table:table-cell>
          <table:table-cell table:formula="of:=[.L7]/[.L11]" office:value-type="float" office:value="1.00828485018846" calcext:value-type="float">
            <text:p>1.008284850188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5485" calcext:value-type="float">
            <text:p>0.135485</text:p>
          </table:table-cell>
          <table:table-cell office:value-type="float" office:value="1.640978" calcext:value-type="float">
            <text:p>1.640978</text:p>
          </table:table-cell>
          <table:table-cell office:value-type="float" office:value="0.734242" calcext:value-type="float">
            <text:p>0.734242</text:p>
          </table:table-cell>
          <table:table-cell table:style-name="ce26" office:value-type="float" office:value="0.127151" calcext:value-type="float">
            <text:p>0.127151</text:p>
          </table:table-cell>
          <table:table-cell office:value-type="float" office:value="1.275763" calcext:value-type="float">
            <text:p>1.275763</text:p>
          </table:table-cell>
          <table:table-cell table:formula="of:=[.H8]/[.H11]" office:value-type="float" office:value="1.01896768273881" calcext:value-type="float">
            <text:p>1.01896768273881</text:p>
          </table:table-cell>
          <table:table-cell table:formula="of:=[.I8]/[.I11]" office:value-type="float" office:value="0.934711172653892" calcext:value-type="float">
            <text:p>0.934711172653892</text:p>
          </table:table-cell>
          <table:table-cell table:formula="of:=[.J8]/[.J11]" office:value-type="float" office:value="1.00079328299212" calcext:value-type="float">
            <text:p>1.00079328299212</text:p>
          </table:table-cell>
          <table:table-cell table:formula="of:=[.K8]/[.K11]" office:value-type="float" office:value="1.00324285939719" calcext:value-type="float">
            <text:p>1.00324285939719</text:p>
          </table:table-cell>
          <table:table-cell table:formula="of:=[.L8]/[.L11]" office:value-type="float" office:value="1.00451485753475" calcext:value-type="float">
            <text:p>1.004514857534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4957" calcext:value-type="float">
            <text:p>0.134957</text:p>
          </table:table-cell>
          <table:table-cell office:value-type="float" office:value="1.641022" calcext:value-type="float">
            <text:p>1.641022</text:p>
          </table:table-cell>
          <table:table-cell office:value-type="float" office:value="0.724417" calcext:value-type="float">
            <text:p>0.724417</text:p>
          </table:table-cell>
          <table:table-cell office:value-type="float" office:value="0.125552" calcext:value-type="float">
            <text:p>0.125552</text:p>
          </table:table-cell>
          <table:table-cell office:value-type="float" office:value="1.280551" calcext:value-type="float">
            <text:p>1.280551</text:p>
          </table:table-cell>
          <table:table-cell table:formula="of:=[.H9]/[.H11]" office:value-type="float" office:value="1.01499665320428" calcext:value-type="float">
            <text:p>1.01499665320428</text:p>
          </table:table-cell>
          <table:table-cell table:formula="of:=[.I9]/[.I11]" office:value-type="float" office:value="0.934736235324809" calcext:value-type="float">
            <text:p>0.934736235324809</text:p>
          </table:table-cell>
          <table:table-cell table:formula="of:=[.J9]/[.J11]" office:value-type="float" office:value="0.987401521140583" calcext:value-type="float">
            <text:p>0.987401521140583</text:p>
          </table:table-cell>
          <table:table-cell table:formula="of:=[.K9]/[.K11]" office:value-type="float" office:value="0.990626479406659" calcext:value-type="float">
            <text:p>0.990626479406659</text:p>
          </table:table-cell>
          <table:table-cell table:formula="of:=[.L9]/[.L11]" office:value-type="float" office:value="1.00828485018846" calcext:value-type="float">
            <text:p>1.008284850188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35485" calcext:value-type="float">
            <text:p>0.135485</text:p>
          </table:table-cell>
          <table:table-cell office:value-type="float" office:value="1.640915" calcext:value-type="float">
            <text:p>1.640915</text:p>
          </table:table-cell>
          <table:table-cell office:value-type="float" office:value="0.734019" calcext:value-type="float">
            <text:p>0.734019</text:p>
          </table:table-cell>
          <table:table-cell office:value-type="float" office:value="0.126005" calcext:value-type="float">
            <text:p>0.126005</text:p>
          </table:table-cell>
          <table:table-cell office:value-type="float" office:value="1.275763" calcext:value-type="float">
            <text:p>1.275763</text:p>
          </table:table-cell>
          <table:table-cell table:formula="of:=[.H10]/[.H11]" office:value-type="float" office:value="1.01896768273881" calcext:value-type="float">
            <text:p>1.01896768273881</text:p>
          </table:table-cell>
          <table:table-cell table:formula="of:=[.I10]/[.I11]" office:value-type="float" office:value="0.934675287465987" calcext:value-type="float">
            <text:p>0.934675287465987</text:p>
          </table:table-cell>
          <table:table-cell table:formula="of:=[.J10]/[.J11]" office:value-type="float" office:value="1.00048932748139" calcext:value-type="float">
            <text:p>1.00048932748139</text:p>
          </table:table-cell>
          <table:table-cell table:formula="of:=[.K10]/[.K11]" office:value-type="float" office:value="0.994200725895534" calcext:value-type="float">
            <text:p>0.994200725895534</text:p>
          </table:table-cell>
          <table:table-cell table:formula="of:=[.L10]/[.L11]" office:value-type="float" office:value="1.00451485753475" calcext:value-type="float">
            <text:p>1.00451485753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2963" calcext:value-type="float">
            <text:p>0.132963</text:p>
          </table:table-cell>
          <table:table-cell office:value-type="float" office:value="1.755599" calcext:value-type="float">
            <text:p>1.755599</text:p>
          </table:table-cell>
          <table:table-cell office:value-type="float" office:value="0.73366" calcext:value-type="float">
            <text:p>0.73366</text:p>
          </table:table-cell>
          <table:table-cell office:value-type="float" office:value="0.12674" calcext:value-type="float">
            <text:p>0.12674</text:p>
          </table:table-cell>
          <table:table-cell office:value-type="float" office:value="1.270029" calcext:value-type="float">
            <text:p>1.270029</text:p>
          </table:table-cell>
          <table:table-cell table:formula="of:=[.H11]/[.H11]" office:value-type="float" office:value="1" calcext:value-type="float">
            <text:p>1</text:p>
          </table:table-cell>
          <table:table-cell table:formula="of:=[.I11]/[.I11]" office:value-type="float" office:value="1" calcext:value-type="float">
            <text:p>1</text:p>
          </table:table-cell>
          <table:table-cell table:formula="of:=[.J11]/[.J11]" office:value-type="float" office:value="1" calcext:value-type="float">
            <text:p>1</text:p>
          </table:table-cell>
          <table:table-cell table:formula="of:=[.K11]/[.K11]" office:value-type="float" office:value="1" calcext:value-type="float">
            <text:p>1</text:p>
          </table:table-cell>
          <table:table-cell table:formula="of:=[.L11]/[.L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3749" calcext:value-type="float">
            <text:p>0.133749</text:p>
          </table:table-cell>
          <table:table-cell office:value-type="float" office:value="1.760207" calcext:value-type="float">
            <text:p>1.760207</text:p>
          </table:table-cell>
          <table:table-cell office:value-type="float" office:value="0.743452" calcext:value-type="float">
            <text:p>0.743452</text:p>
          </table:table-cell>
          <table:table-cell office:value-type="float" office:value="0.126174" calcext:value-type="float">
            <text:p>0.126174</text:p>
          </table:table-cell>
          <table:table-cell office:value-type="float" office:value="1.271314" calcext:value-type="float">
            <text:p>1.271314</text:p>
          </table:table-cell>
          <table:table-cell table:formula="of:=[.H12]/[.H11]" office:value-type="float" office:value="1.00591141896618" calcext:value-type="float">
            <text:p>1.00591141896618</text:p>
          </table:table-cell>
          <table:table-cell table:formula="of:=[.I12]/[.I11]" office:value-type="float" office:value="1.00262474517245" calcext:value-type="float">
            <text:p>1.00262474517245</text:p>
          </table:table-cell>
          <table:table-cell table:formula="of:=[.J12]/[.J11]" office:value-type="float" office:value="1.01334678188807" calcext:value-type="float">
            <text:p>1.01334678188807</text:p>
          </table:table-cell>
          <table:table-cell table:formula="of:=[.K12]/[.K11]" office:value-type="float" office:value="0.995534164431119" calcext:value-type="float">
            <text:p>0.995534164431119</text:p>
          </table:table-cell>
          <table:table-cell table:formula="of:=[.L12]/[.L11]" office:value-type="float" office:value="1.0010117879198" calcext:value-type="float">
            <text:p>1.00101178791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295" calcext:value-type="float">
            <text:p>0.13295</text:p>
          </table:table-cell>
          <table:table-cell office:value-type="float" office:value="1.755292" calcext:value-type="float">
            <text:p>1.755292</text:p>
          </table:table-cell>
          <table:table-cell office:value-type="float" office:value="0.733572" calcext:value-type="float">
            <text:p>0.733572</text:p>
          </table:table-cell>
          <table:table-cell office:value-type="float" office:value="0.126165" calcext:value-type="float">
            <text:p>0.126165</text:p>
          </table:table-cell>
          <table:table-cell office:value-type="float" office:value="1.270029" calcext:value-type="float">
            <text:p>1.270029</text:p>
          </table:table-cell>
          <table:table-cell table:formula="of:=[.H13]/[.H11]" office:value-type="float" office:value="0.999902228439491" calcext:value-type="float">
            <text:p>0.999902228439491</text:p>
          </table:table-cell>
          <table:table-cell table:formula="of:=[.I13]/[.I11]" office:value-type="float" office:value="0.999825130909735" calcext:value-type="float">
            <text:p>0.999825130909735</text:p>
          </table:table-cell>
          <table:table-cell table:formula="of:=[.J13]/[.J11]" office:value-type="float" office:value="0.999880053430745" calcext:value-type="float">
            <text:p>0.999880053430745</text:p>
          </table:table-cell>
          <table:table-cell table:formula="of:=[.K13]/[.K11]" office:value-type="float" office:value="0.995463152911472" calcext:value-type="float">
            <text:p>0.995463152911472</text:p>
          </table:table-cell>
          <table:table-cell table:formula="of:=[.L13]/[.L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.133749" calcext:value-type="float">
            <text:p>0.133749</text:p>
          </table:table-cell>
          <table:table-cell office:value-type="float" office:value="1.760142" calcext:value-type="float">
            <text:p>1.760142</text:p>
          </table:table-cell>
          <table:table-cell office:value-type="float" office:value="0.743325" calcext:value-type="float">
            <text:p>0.743325</text:p>
          </table:table-cell>
          <table:table-cell office:value-type="float" office:value="0.126177" calcext:value-type="float">
            <text:p>0.126177</text:p>
          </table:table-cell>
          <table:table-cell office:value-type="float" office:value="1.271314" calcext:value-type="float">
            <text:p>1.271314</text:p>
          </table:table-cell>
          <table:table-cell table:formula="of:=[.H14]/[.H11]" office:value-type="float" office:value="1.00591141896618" calcext:value-type="float">
            <text:p>1.00591141896618</text:p>
          </table:table-cell>
          <table:table-cell table:formula="of:=[.I14]/[.I11]" office:value-type="float" office:value="1.00258772077223" calcext:value-type="float">
            <text:p>1.00258772077223</text:p>
          </table:table-cell>
          <table:table-cell table:formula="of:=[.J14]/[.J11]" office:value-type="float" office:value="1.01317367718017" calcext:value-type="float">
            <text:p>1.01317367718017</text:p>
          </table:table-cell>
          <table:table-cell table:formula="of:=[.K14]/[.K11]" office:value-type="float" office:value="0.995557834937668" calcext:value-type="float">
            <text:p>0.995557834937668</text:p>
          </table:table-cell>
          <table:table-cell table:formula="of:=[.L14]/[.L11]" office:value-type="float" office:value="1.0010117879198" calcext:value-type="float">
            <text:p>1.0010117879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2965" calcext:value-type="float">
            <text:p>0.132965</text:p>
          </table:table-cell>
          <table:table-cell office:value-type="float" office:value="1.78978" calcext:value-type="float">
            <text:p>1.78978</text:p>
          </table:table-cell>
          <table:table-cell office:value-type="float" office:value="0.733771" calcext:value-type="float">
            <text:p>0.733771</text:p>
          </table:table-cell>
          <table:table-cell office:value-type="float" office:value="0.126174" calcext:value-type="float">
            <text:p>0.126174</text:p>
          </table:table-cell>
          <table:table-cell office:value-type="float" office:value="1.270111" calcext:value-type="float">
            <text:p>1.270111</text:p>
          </table:table-cell>
          <table:table-cell table:formula="of:=[.H15]/[.H11]" office:value-type="float" office:value="1.00001504177854" calcext:value-type="float">
            <text:p>1.00001504177854</text:p>
          </table:table-cell>
          <table:table-cell table:formula="of:=[.I15]/[.I11]" office:value-type="float" office:value="1.01946970805976" calcext:value-type="float">
            <text:p>1.01946970805976</text:p>
          </table:table-cell>
          <table:table-cell table:formula="of:=[.J15]/[.J11]" office:value-type="float" office:value="1.00015129624077" calcext:value-type="float">
            <text:p>1.00015129624077</text:p>
          </table:table-cell>
          <table:table-cell table:formula="of:=[.K15]/[.K11]" office:value-type="float" office:value="0.995534164431119" calcext:value-type="float">
            <text:p>0.995534164431119</text:p>
          </table:table-cell>
          <table:table-cell table:formula="of:=[.L15]/[.L11]" office:value-type="float" office:value="1.0000645654548" calcext:value-type="float">
            <text:p>1.00006456545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3862" calcext:value-type="float">
            <text:p>0.133862</text:p>
          </table:table-cell>
          <table:table-cell table:style-name="ce26" office:value-type="float" office:value="1.793284" calcext:value-type="float">
            <text:p>1.793284</text:p>
          </table:table-cell>
          <table:table-cell office:value-type="float" office:value="0.743588" calcext:value-type="float">
            <text:p>0.743588</text:p>
          </table:table-cell>
          <table:table-cell office:value-type="float" office:value="0.126633" calcext:value-type="float">
            <text:p>0.126633</text:p>
          </table:table-cell>
          <table:table-cell office:value-type="float" office:value="1.271811" calcext:value-type="float">
            <text:p>1.271811</text:p>
          </table:table-cell>
          <table:table-cell table:formula="of:=[.H16]/[.H11]" office:value-type="float" office:value="1.00676127945368" calcext:value-type="float">
            <text:p>1.00676127945368</text:p>
          </table:table-cell>
          <table:table-cell table:formula="of:=[.I16]/[.I11]" office:value-type="float" office:value="1.02146560803464" calcext:value-type="float">
            <text:p>1.02146560803464</text:p>
          </table:table-cell>
          <table:table-cell table:formula="of:=[.J16]/[.J11]" office:value-type="float" office:value="1.01353215385874" calcext:value-type="float">
            <text:p>1.01353215385874</text:p>
          </table:table-cell>
          <table:table-cell table:formula="of:=[.K16]/[.K11]" office:value-type="float" office:value="0.999155751933091" calcext:value-type="float">
            <text:p>0.999155751933091</text:p>
          </table:table-cell>
          <table:table-cell table:formula="of:=[.L16]/[.L11]" office:value-type="float" office:value="1.00140311756661" calcext:value-type="float">
            <text:p>1.001403117566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315" calcext:value-type="float">
            <text:p>0.13315</text:p>
          </table:table-cell>
          <table:table-cell office:value-type="float" office:value="1.78978" calcext:value-type="float">
            <text:p>1.78978</text:p>
          </table:table-cell>
          <table:table-cell office:value-type="float" office:value="0.73319" calcext:value-type="float">
            <text:p>0.73319</text:p>
          </table:table-cell>
          <table:table-cell office:value-type="float" office:value="0.126174" calcext:value-type="float">
            <text:p>0.126174</text:p>
          </table:table-cell>
          <table:table-cell office:value-type="float" office:value="1.270111" calcext:value-type="float">
            <text:p>1.270111</text:p>
          </table:table-cell>
          <table:table-cell table:formula="of:=[.H17]/[.H11]" office:value-type="float" office:value="1.00140640629348" calcext:value-type="float">
            <text:p>1.00140640629348</text:p>
          </table:table-cell>
          <table:table-cell table:formula="of:=[.I17]/[.I11]" office:value-type="float" office:value="1.01946970805976" calcext:value-type="float">
            <text:p>1.01946970805976</text:p>
          </table:table-cell>
          <table:table-cell table:formula="of:=[.J17]/[.J11]" office:value-type="float" office:value="0.99935937627784" calcext:value-type="float">
            <text:p>0.99935937627784</text:p>
          </table:table-cell>
          <table:table-cell table:formula="of:=[.K17]/[.K11]" office:value-type="float" office:value="0.995534164431119" calcext:value-type="float">
            <text:p>0.995534164431119</text:p>
          </table:table-cell>
          <table:table-cell table:formula="of:=[.L17]/[.L11]" office:value-type="float" office:value="1.0000645654548" calcext:value-type="float">
            <text:p>1.0000645654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13376" calcext:value-type="float">
            <text:p>0.13376</text:p>
          </table:table-cell>
          <table:table-cell table:style-name="ce26" office:value-type="float" office:value="1.793284" calcext:value-type="float">
            <text:p>1.793284</text:p>
          </table:table-cell>
          <table:table-cell table:style-name="ce26" office:value-type="float" office:value="0.7442" calcext:value-type="float">
            <text:p>0.7442</text:p>
          </table:table-cell>
          <table:table-cell office:value-type="float" office:value="0.126056" calcext:value-type="float">
            <text:p>0.126056</text:p>
          </table:table-cell>
          <table:table-cell office:value-type="float" office:value="1.271811" calcext:value-type="float">
            <text:p>1.271811</text:p>
          </table:table-cell>
          <table:table-cell table:formula="of:=[.H18]/[.H11]" office:value-type="float" office:value="1.00599414874815" calcext:value-type="float">
            <text:p>1.00599414874815</text:p>
          </table:table-cell>
          <table:table-cell table:formula="of:=[.I18]/[.I11]" office:value-type="float" office:value="1.02146560803464" calcext:value-type="float">
            <text:p>1.02146560803464</text:p>
          </table:table-cell>
          <table:table-cell table:formula="of:=[.J18]/[.J11]" office:value-type="float" office:value="1.01436632772674" calcext:value-type="float">
            <text:p>1.01436632772674</text:p>
          </table:table-cell>
          <table:table-cell table:formula="of:=[.K18]/[.K11]" office:value-type="float" office:value="0.994603124506865" calcext:value-type="float">
            <text:p>0.994603124506865</text:p>
          </table:table-cell>
          <table:table-cell table:formula="of:=[.L18]/[.L11]" office:value-type="float" office:value="1.00140311756661" calcext:value-type="float">
            <text:p>1.00140311756661</text:p>
          </table:table-cell>
        </table:table-row>
      </table:table>
      <table:table table:name="MiP Exploration" table:style-name="ta1">
        <table:shapes>
          <draw:frame draw:z-index="0" draw:style-name="gr1" draw:text-style-name="P1" svg:width="7.8465in" svg:height="4.4134in" svg:x="0in" svg:y="3.3878in">
            <draw:object draw:notify-on-update-of-ranges="'MiP Exploration'.B3:'MiP Exploration'.B18 'MiP Exploration'.I2:'MiP Exploration'.I2 'MiP Exploration'.I3:'MiP Exploration'.I18 'MiP Exploration'.J2:'MiP Exploration'.J2 'MiP Exploration'.J3:'MiP Exploration'.J18 'MiP Exploration'.K2:'MiP Exploration'.K2 'MiP Exploration'.K3:'MiP Exploration'.K18 'MiP Exploration'.L2:'MiP Exploration'.L2 'MiP Exploration'.L3:'MiP Exploration'.L18 'MiP Exploration'.M2:'MiP Exploration'.M2 'MiP Exploration'.M3:'MiP Exploration'.M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7.8886in" svg:height="4.437in" svg:x="8.178in" svg:y="3.3232in">
            <draw:object draw:notify-on-update-of-ranges="'MiP Exploration'.Q3:'MiP Exploration'.Q18 'MiP Exploration'.R2:'MiP Exploration'.R2 'MiP Exploration'.R3:'MiP Exploration'.R18 'MiP Exploration'.S2:'MiP Exploration'.S2 'MiP Exploration'.S3:'MiP Exploration'.S18 'MiP Exploration'.T2:'MiP Exploration'.T2 'MiP Exploration'.T3:'MiP Exploration'.T18 'MiP Exploration'.U2:'MiP Exploration'.U2 'MiP Exploration'.U3:'MiP Exploration'.U18 'MiP Exploration'.V2:'MiP Exploration'.V2 'MiP Exploration'.V3:'MiP Exploration'.V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6.2988in" svg:height="3.5429in" svg:x="16.4878in" svg:y="3.3335in">
            <draw:object draw:notify-on-update-of-ranges="'MiP Exploration'.Y3:'MiP Exploration'.Y18 'MiP Exploration'.Z2:'MiP Exploration'.Z2 'MiP Exploration'.Z3:'MiP Exploration'.Z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6.2988in" svg:height="3.5429in" svg:x="16.463in" svg:y="7.1193in">
            <draw:object draw:notify-on-update-of-ranges="'MiP Exploration'.Y3:'MiP Exploration'.Y18 'MiP Exploration'.AA2:'MiP Exploration'.AA2 'MiP Exploration'.AA3:'MiP Exploration'.AA1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6.3024in" svg:height="3.5449in" svg:x="23.05in" svg:y="3.3752in">
            <draw:object draw:notify-on-update-of-ranges="'MiP Exploration'.Y3:'MiP Exploration'.Y18 'MiP Exploration'.AB2:'MiP Exploration'.AB2 'MiP Exploration'.AB3:'MiP Exploration'.AB1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6.2988in" svg:height="3.5429in" svg:x="23.076in" svg:y="7.1823in">
            <draw:object draw:notify-on-update-of-ranges="'MiP Exploration'.Y3:'MiP Exploration'.Y18 'MiP Exploration'.AC2:'MiP Exploration'.AC2 'MiP Exploration'.AC3:'MiP Exploration'.AC1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6.2988in" svg:height="3.5429in" svg:x="19.9362in" svg:y="10.9047in">
            <draw:object draw:notify-on-update-of-ranges="'MiP Exploration'.Y3:'MiP Exploration'.Y18 'MiP Exploration'.AD2:'MiP Exploration'.AD2 'MiP Exploration'.AD3:'MiP Exploration'.AD1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5" table:default-cell-style-name="ce4"/>
        <table:table-column table:style-name="co2" table:number-columns-repeated="2" table:default-cell-style-name="ce4"/>
        <table:table-column table:style-name="co14" table:default-cell-style-name="ce4"/>
        <table:table-column table:style-name="co6" table:default-cell-style-name="ce4"/>
        <table:table-column table:style-name="co13" table:number-columns-repeated="5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6" table:number-columns-repeated="5" table:default-cell-style-name="ce4"/>
        <table:table-row table:style-name="ro1">
          <table:table-cell office:value-type="string" calcext:value-type="string" table:number-columns-spanned="8" table:number-rows-spanned="1">
            <text:p>BENCHMARK</text:p>
          </table:table-cell>
          <table:covered-table-cell table:number-columns-repeated="7"/>
          <table:table-cell office:value-type="string" calcext:value-type="string" table:number-columns-spanned="5" table:number-rows-spanned="1">
            <text:p>IPC</text:p>
          </table:table-cell>
          <table:covered-table-cell table:number-columns-repeated="4"/>
          <table:table-cell table:number-columns-repeated="2"/>
          <table:table-cell office:value-type="string" calcext:value-type="string" table:number-columns-spanned="7" table:number-rows-spanned="1">
            <text:p>SORTED RESULTS</text:p>
          </table:table-cell>
          <table:covered-table-cell table:number-columns-repeated="6"/>
          <table:table-cell/>
          <table:table-cell office:value-type="string" calcext:value-type="string" table:number-columns-spanned="7" table:number-rows-spanned="1">
            <text:p>RESULTS NORMALIZED BY THE LOWEST MiP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BENCH#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LSQ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FUINT</text:p>
          </table:table-cell>
          <table:table-cell office:value-type="string" calcext:value-type="string">
            <text:p>FUCOM</text:p>
          </table:table-cell>
          <table:table-cell office:value-type="string" calcext:value-type="string">
            <text:p>FUFP</text:p>
          </table:table-cell>
          <table:table-cell office:value-type="string" calcext:value-type="string">
            <text:p>FULS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BENCH4</text:p>
          </table:table-cell>
          <table:table-cell office:value-type="string" calcext:value-type="string">
            <text:p>BENCH5</text:p>
          </table:table-cell>
          <table:table-cell table:number-columns-repeated="2"/>
          <table:table-cell office:value-type="string" calcext:value-type="string">
            <text:p>BENCH#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BENCH4</text:p>
          </table:table-cell>
          <table:table-cell office:value-type="string" calcext:value-type="string">
            <text:p>BENCH5</text:p>
          </table:table-cell>
          <table:table-cell/>
          <table:table-cell office:value-type="string" calcext:value-type="string">
            <text:p>BENCH#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BENCH1</text:p>
          </table:table-cell>
          <table:table-cell office:value-type="string" calcext:value-type="string">
            <text:p>BENCH2</text:p>
          </table:table-cell>
          <table:table-cell office:value-type="string" calcext:value-type="string">
            <text:p>BENCH3</text:p>
          </table:table-cell>
          <table:table-cell office:value-type="string" calcext:value-type="string">
            <text:p>BENCH4</text:p>
          </table:table-cell>
          <table:table-cell office:value-type="string" calcext:value-type="string">
            <text:p>BENCH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*[.D3]*[.E3]*[.F3]*[.G3]*[.H3]" office:value-type="float" office:value="524288" calcext:value-type="float">
            <text:p>52428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1.616668" calcext:value-type="float">
            <text:p>1.616668</text:p>
          </table:table-cell>
          <table:table-cell office:value-type="float" office:value="0.724298" calcext:value-type="float">
            <text:p>0.724298</text:p>
          </table:table-cell>
          <table:table-cell office:value-type="float" office:value="0.125572" calcext:value-type="float">
            <text:p>0.125572</text:p>
          </table:table-cell>
          <table:table-cell table:style-name="ce26" office:value-type="float" office:value="1.284618" calcext:value-type="float">
            <text:p>1.2846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1.616668" calcext:value-type="float">
            <text:p>1.616668</text:p>
          </table:table-cell>
          <table:table-cell office:value-type="float" office:value="0.724298" calcext:value-type="float">
            <text:p>0.724298</text:p>
          </table:table-cell>
          <table:table-cell office:value-type="float" office:value="0.125572" calcext:value-type="float">
            <text:p>0.125572</text:p>
          </table:table-cell>
          <table:table-cell table:style-name="ce26" office:value-type="float" office:value="1.284618" calcext:value-type="float">
            <text:p>1.2846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Q3]" office:value-type="float" office:value="524288" calcext:value-type="float">
            <text:p>524288</text:p>
          </table:table-cell>
          <table:table-cell table:formula="of:=[.R3]/[.R3]" office:value-type="float" office:value="1" calcext:value-type="float">
            <text:p>1</text:p>
          </table:table-cell>
          <table:table-cell table:formula="of:=[.S3]/[.S3]" office:value-type="float" office:value="1" calcext:value-type="float">
            <text:p>1</text:p>
          </table:table-cell>
          <table:table-cell table:formula="of:=[.T3]/[.T3]" office:value-type="float" office:value="1" calcext:value-type="float">
            <text:p>1</text:p>
          </table:table-cell>
          <table:table-cell table:formula="of:=[.U3]/[.U3]" office:value-type="float" office:value="1" calcext:value-type="float">
            <text:p>1</text:p>
          </table:table-cell>
          <table:table-cell table:formula="of:=[.V3]/[.V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*[.D4]*[.E4]*[.F4]*[.G4]*[.H4]" office:value-type="float" office:value="786432" calcext:value-type="float">
            <text:p>7864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0.135603" calcext:value-type="float">
            <text:p>0.135603</text:p>
          </table:table-cell>
          <table:table-cell office:value-type="float" office:value="1.613056" calcext:value-type="float">
            <text:p>1.613056</text:p>
          </table:table-cell>
          <table:table-cell office:value-type="float" office:value="0.733707" calcext:value-type="float">
            <text:p>0.733707</text:p>
          </table:table-cell>
          <table:table-cell office:value-type="float" office:value="0.126567" calcext:value-type="float">
            <text:p>0.126567</text:p>
          </table:table-cell>
          <table:table-cell office:value-type="float" office:value="1.277971" calcext:value-type="float">
            <text:p>1.27797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5360" calcext:value-type="float">
            <text:p>655360</text:p>
          </table:table-cell>
          <table:table-cell office:value-type="float" office:value="0.134703" calcext:value-type="float">
            <text:p>0.134703</text:p>
          </table:table-cell>
          <table:table-cell office:value-type="float" office:value="1.634219" calcext:value-type="float">
            <text:p>1.634219</text:p>
          </table:table-cell>
          <table:table-cell office:value-type="float" office:value="0.724391" calcext:value-type="float">
            <text:p>0.724391</text:p>
          </table:table-cell>
          <table:table-cell office:value-type="float" office:value="0.126133" calcext:value-type="float">
            <text:p>0.126133</text:p>
          </table:table-cell>
          <table:table-cell office:value-type="float" office:value="1.282778" calcext:value-type="float">
            <text:p>1.282778</text:p>
          </table:table-cell>
          <table:table-cell/>
          <table:table-cell table:formula="of:=[.P4]" office:value-type="float" office:value="5" calcext:value-type="float">
            <text:p>5</text:p>
          </table:table-cell>
          <table:table-cell table:formula="of:=[.Q4]" office:value-type="float" office:value="655360" calcext:value-type="float">
            <text:p>655360</text:p>
          </table:table-cell>
          <table:table-cell table:formula="of:=[.R4]/[.R3]" office:value-type="float" office:value="1.00096601844352" calcext:value-type="float">
            <text:p>1.00096601844352</text:p>
          </table:table-cell>
          <table:table-cell table:formula="of:=[.S4]/[.S3]" office:value-type="float" office:value="1.01085627970616" calcext:value-type="float">
            <text:p>1.01085627970616</text:p>
          </table:table-cell>
          <table:table-cell table:formula="of:=[.T4]/[.T3]" office:value-type="float" office:value="1.00012840018887" calcext:value-type="float">
            <text:p>1.00012840018887</text:p>
          </table:table-cell>
          <table:table-cell table:formula="of:=[.U4]/[.U3]" office:value-type="float" office:value="1.00446755646163" calcext:value-type="float">
            <text:p>1.00446755646163</text:p>
          </table:table-cell>
          <table:table-cell table:formula="of:=[.V4]/[.V3]" office:value-type="float" office:value="0.998567667586785" calcext:value-type="float">
            <text:p>0.998567667586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*[.D5]*[.E5]*[.F5]*[.G5]*[.H5]" office:value-type="float" office:value="786432" calcext:value-type="float">
            <text:p>78643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1.616864" calcext:value-type="float">
            <text:p>1.616864</text:p>
          </table:table-cell>
          <table:table-cell office:value-type="float" office:value="0.72441" calcext:value-type="float">
            <text:p>0.72441</text:p>
          </table:table-cell>
          <table:table-cell office:value-type="float" office:value="0.125576" calcext:value-type="float">
            <text:p>0.125576</text:p>
          </table:table-cell>
          <table:table-cell table:style-name="ce26" office:value-type="float" office:value="1.284618" calcext:value-type="float">
            <text:p>1.2846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6432" calcext:value-type="float">
            <text:p>786432</text:p>
          </table:table-cell>
          <table:table-cell table:style-name="ce26" office:value-type="float" office:value="0.135603" calcext:value-type="float">
            <text:p>0.135603</text:p>
          </table:table-cell>
          <table:table-cell office:value-type="float" office:value="1.613056" calcext:value-type="float">
            <text:p>1.613056</text:p>
          </table:table-cell>
          <table:table-cell office:value-type="float" office:value="0.733707" calcext:value-type="float">
            <text:p>0.733707</text:p>
          </table:table-cell>
          <table:table-cell office:value-type="float" office:value="0.126567" calcext:value-type="float">
            <text:p>0.126567</text:p>
          </table:table-cell>
          <table:table-cell office:value-type="float" office:value="1.277971" calcext:value-type="float">
            <text:p>1.277971</text:p>
          </table:table-cell>
          <table:table-cell/>
          <table:table-cell table:formula="of:=[.P5]" office:value-type="float" office:value="2" calcext:value-type="float">
            <text:p>2</text:p>
          </table:table-cell>
          <table:table-cell table:formula="of:=[.Q5]" office:value-type="float" office:value="786432" calcext:value-type="float">
            <text:p>786432</text:p>
          </table:table-cell>
          <table:table-cell table:formula="of:=[.R5]/[.R3]" office:value-type="float" office:value="1.00765383843713" calcext:value-type="float">
            <text:p>1.00765383843713</text:p>
          </table:table-cell>
          <table:table-cell table:formula="of:=[.S5]/[.S3]" office:value-type="float" office:value="0.997765775038536" calcext:value-type="float">
            <text:p>0.997765775038536</text:p>
          </table:table-cell>
          <table:table-cell table:formula="of:=[.T5]/[.T3]" office:value-type="float" office:value="1.0129905094312" calcext:value-type="float">
            <text:p>1.0129905094312</text:p>
          </table:table-cell>
          <table:table-cell table:formula="of:=[.U5]/[.U3]" office:value-type="float" office:value="1.00792374096136" calcext:value-type="float">
            <text:p>1.00792374096136</text:p>
          </table:table-cell>
          <table:table-cell table:formula="of:=[.V5]/[.V3]" office:value-type="float" office:value="0.994825699157259" calcext:value-type="float">
            <text:p>0.9948256991572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*[.D6]*[.E6]*[.F6]*[.G6]*[.H6]" office:value-type="float" office:value="1179648" calcext:value-type="float">
            <text:p>117964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6" office:value-type="float" office:value="0.135603" calcext:value-type="float">
            <text:p>0.135603</text:p>
          </table:table-cell>
          <table:table-cell office:value-type="float" office:value="1.613056" calcext:value-type="float">
            <text:p>1.613056</text:p>
          </table:table-cell>
          <table:table-cell office:value-type="float" office:value="0.733373" calcext:value-type="float">
            <text:p>0.733373</text:p>
          </table:table-cell>
          <table:table-cell office:value-type="float" office:value="0.12657" calcext:value-type="float">
            <text:p>0.12657</text:p>
          </table:table-cell>
          <table:table-cell office:value-type="float" office:value="1.277971" calcext:value-type="float">
            <text:p>1.2779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86432" calcext:value-type="float">
            <text:p>786432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1.616864" calcext:value-type="float">
            <text:p>1.616864</text:p>
          </table:table-cell>
          <table:table-cell office:value-type="float" office:value="0.72441" calcext:value-type="float">
            <text:p>0.72441</text:p>
          </table:table-cell>
          <table:table-cell office:value-type="float" office:value="0.125576" calcext:value-type="float">
            <text:p>0.125576</text:p>
          </table:table-cell>
          <table:table-cell table:style-name="ce26" office:value-type="float" office:value="1.284618" calcext:value-type="float">
            <text:p>1.284618</text:p>
          </table:table-cell>
          <table:table-cell/>
          <table:table-cell table:formula="of:=[.P6]" office:value-type="float" office:value="3" calcext:value-type="float">
            <text:p>3</text:p>
          </table:table-cell>
          <table:table-cell table:formula="of:=[.Q6]" office:value-type="float" office:value="786432" calcext:value-type="float">
            <text:p>786432</text:p>
          </table:table-cell>
          <table:table-cell table:formula="of:=[.R6]/[.R3]" office:value-type="float" office:value="1" calcext:value-type="float">
            <text:p>1</text:p>
          </table:table-cell>
          <table:table-cell table:formula="of:=[.S6]/[.S3]" office:value-type="float" office:value="1.00012123701341" calcext:value-type="float">
            <text:p>1.00012123701341</text:p>
          </table:table-cell>
          <table:table-cell table:formula="of:=[.T6]/[.T3]" office:value-type="float" office:value="1.00015463248552" calcext:value-type="float">
            <text:p>1.00015463248552</text:p>
          </table:table-cell>
          <table:table-cell table:formula="of:=[.U6]/[.U3]" office:value-type="float" office:value="1.00003185423502" calcext:value-type="float">
            <text:p>1.00003185423502</text:p>
          </table:table-cell>
          <table:table-cell table:formula="of:=[.V6]/[.V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*[.D7]*[.E7]*[.F7]*[.G7]*[.H7]" office:value-type="float" office:value="655360" calcext:value-type="float">
            <text:p>65536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4703" calcext:value-type="float">
            <text:p>0.134703</text:p>
          </table:table-cell>
          <table:table-cell office:value-type="float" office:value="1.634219" calcext:value-type="float">
            <text:p>1.634219</text:p>
          </table:table-cell>
          <table:table-cell office:value-type="float" office:value="0.724391" calcext:value-type="float">
            <text:p>0.724391</text:p>
          </table:table-cell>
          <table:table-cell office:value-type="float" office:value="0.126133" calcext:value-type="float">
            <text:p>0.126133</text:p>
          </table:table-cell>
          <table:table-cell office:value-type="float" office:value="1.282778" calcext:value-type="float">
            <text:p>1.28277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83040" calcext:value-type="float">
            <text:p>983040</text:p>
          </table:table-cell>
          <table:table-cell office:value-type="float" office:value="0.135279" calcext:value-type="float">
            <text:p>0.135279</text:p>
          </table:table-cell>
          <table:table-cell office:value-type="float" office:value="1.636547" calcext:value-type="float">
            <text:p>1.636547</text:p>
          </table:table-cell>
          <table:table-cell office:value-type="float" office:value="0.734126" calcext:value-type="float">
            <text:p>0.734126</text:p>
          </table:table-cell>
          <table:table-cell office:value-type="float" office:value="0.126125" calcext:value-type="float">
            <text:p>0.126125</text:p>
          </table:table-cell>
          <table:table-cell office:value-type="float" office:value="1.278602" calcext:value-type="float">
            <text:p>1.278602</text:p>
          </table:table-cell>
          <table:table-cell/>
          <table:table-cell table:formula="of:=[.P7]" office:value-type="float" office:value="6" calcext:value-type="float">
            <text:p>6</text:p>
          </table:table-cell>
          <table:table-cell table:formula="of:=[.Q7]" office:value-type="float" office:value="983040" calcext:value-type="float">
            <text:p>983040</text:p>
          </table:table-cell>
          <table:table-cell table:formula="of:=[.R7]/[.R3]" office:value-type="float" office:value="1.00524622323943" calcext:value-type="float">
            <text:p>1.00524622323943</text:p>
          </table:table-cell>
          <table:table-cell table:formula="of:=[.S7]/[.S3]" office:value-type="float" office:value="1.01229627851853" calcext:value-type="float">
            <text:p>1.01229627851853</text:p>
          </table:table-cell>
          <table:table-cell table:formula="of:=[.T7]/[.T3]" office:value-type="float" office:value="1.01356900060472" calcext:value-type="float">
            <text:p>1.01356900060472</text:p>
          </table:table-cell>
          <table:table-cell table:formula="of:=[.U7]/[.U3]" office:value-type="float" office:value="1.00440384799159" calcext:value-type="float">
            <text:p>1.00440384799159</text:p>
          </table:table-cell>
          <table:table-cell table:formula="of:=[.V7]/[.V3]" office:value-type="float" office:value="0.995316895762009" calcext:value-type="float">
            <text:p>0.995316895762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8]*[.D8]*[.E8]*[.F8]*[.G8]*[.H8]" office:value-type="float" office:value="983040" calcext:value-type="float">
            <text:p>9830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5279" calcext:value-type="float">
            <text:p>0.135279</text:p>
          </table:table-cell>
          <table:table-cell office:value-type="float" office:value="1.636547" calcext:value-type="float">
            <text:p>1.636547</text:p>
          </table:table-cell>
          <table:table-cell office:value-type="float" office:value="0.734126" calcext:value-type="float">
            <text:p>0.734126</text:p>
          </table:table-cell>
          <table:table-cell office:value-type="float" office:value="0.126125" calcext:value-type="float">
            <text:p>0.126125</text:p>
          </table:table-cell>
          <table:table-cell office:value-type="float" office:value="1.278602" calcext:value-type="float">
            <text:p>1.2786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3040" calcext:value-type="float">
            <text:p>983040</text:p>
          </table:table-cell>
          <table:table-cell office:value-type="float" office:value="0.134703" calcext:value-type="float">
            <text:p>0.134703</text:p>
          </table:table-cell>
          <table:table-cell office:value-type="float" office:value="1.634219" calcext:value-type="float">
            <text:p>1.634219</text:p>
          </table:table-cell>
          <table:table-cell office:value-type="float" office:value="0.72424" calcext:value-type="float">
            <text:p>0.72424</text:p>
          </table:table-cell>
          <table:table-cell office:value-type="float" office:value="0.126127" calcext:value-type="float">
            <text:p>0.126127</text:p>
          </table:table-cell>
          <table:table-cell office:value-type="float" office:value="1.282778" calcext:value-type="float">
            <text:p>1.282778</text:p>
          </table:table-cell>
          <table:table-cell/>
          <table:table-cell table:formula="of:=[.P8]" office:value-type="float" office:value="7" calcext:value-type="float">
            <text:p>7</text:p>
          </table:table-cell>
          <table:table-cell table:formula="of:=[.Q8]" office:value-type="float" office:value="983040" calcext:value-type="float">
            <text:p>983040</text:p>
          </table:table-cell>
          <table:table-cell table:formula="of:=[.R8]/[.R3]" office:value-type="float" office:value="1.00096601844352" calcext:value-type="float">
            <text:p>1.00096601844352</text:p>
          </table:table-cell>
          <table:table-cell table:formula="of:=[.S8]/[.S3]" office:value-type="float" office:value="1.01085627970616" calcext:value-type="float">
            <text:p>1.01085627970616</text:p>
          </table:table-cell>
          <table:table-cell table:formula="of:=[.T8]/[.T3]" office:value-type="float" office:value="0.999919922462854" calcext:value-type="float">
            <text:p>0.999919922462854</text:p>
          </table:table-cell>
          <table:table-cell table:formula="of:=[.U8]/[.U3]" office:value-type="float" office:value="1.0044197751091" calcext:value-type="float">
            <text:p>1.0044197751091</text:p>
          </table:table-cell>
          <table:table-cell table:formula="of:=[.V8]/[.V3]" office:value-type="float" office:value="0.998567667586785" calcext:value-type="float">
            <text:p>0.9985676675867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9]*[.D9]*[.E9]*[.F9]*[.G9]*[.H9]" office:value-type="float" office:value="983040" calcext:value-type="float">
            <text:p>9830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34703" calcext:value-type="float">
            <text:p>0.134703</text:p>
          </table:table-cell>
          <table:table-cell office:value-type="float" office:value="1.634219" calcext:value-type="float">
            <text:p>1.634219</text:p>
          </table:table-cell>
          <table:table-cell office:value-type="float" office:value="0.72424" calcext:value-type="float">
            <text:p>0.72424</text:p>
          </table:table-cell>
          <table:table-cell office:value-type="float" office:value="0.126127" calcext:value-type="float">
            <text:p>0.126127</text:p>
          </table:table-cell>
          <table:table-cell office:value-type="float" office:value="1.282778" calcext:value-type="float">
            <text:p>1.2827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32963" calcext:value-type="float">
            <text:p>0.132963</text:p>
          </table:table-cell>
          <table:table-cell office:value-type="float" office:value="1.755599" calcext:value-type="float">
            <text:p>1.755599</text:p>
          </table:table-cell>
          <table:table-cell office:value-type="float" office:value="0.73366" calcext:value-type="float">
            <text:p>0.73366</text:p>
          </table:table-cell>
          <table:table-cell table:style-name="ce26" office:value-type="float" office:value="0.12674" calcext:value-type="float">
            <text:p>0.12674</text:p>
          </table:table-cell>
          <table:table-cell office:value-type="float" office:value="1.270029" calcext:value-type="float">
            <text:p>1.270029</text:p>
          </table:table-cell>
          <table:table-cell/>
          <table:table-cell table:formula="of:=[.P9]" office:value-type="float" office:value="9" calcext:value-type="float">
            <text:p>9</text:p>
          </table:table-cell>
          <table:table-cell table:formula="of:=[.Q9]" office:value-type="float" office:value="1048576" calcext:value-type="float">
            <text:p>1048576</text:p>
          </table:table-cell>
          <table:table-cell table:formula="of:=[.R9]/[.R3]" office:value-type="float" office:value="0.988036233122543" calcext:value-type="float">
            <text:p>0.988036233122543</text:p>
          </table:table-cell>
          <table:table-cell table:formula="of:=[.S9]/[.S3]" office:value-type="float" office:value="1.08593663015536" calcext:value-type="float">
            <text:p>1.08593663015536</text:p>
          </table:table-cell>
          <table:table-cell table:formula="of:=[.T9]/[.T3]" office:value-type="float" office:value="1.01292561901317" calcext:value-type="float">
            <text:p>1.01292561901317</text:p>
          </table:table-cell>
          <table:table-cell table:formula="of:=[.U9]/[.U3]" office:value-type="float" office:value="1.009301436626" calcext:value-type="float">
            <text:p>1.009301436626</text:p>
          </table:table-cell>
          <table:table-cell table:formula="of:=[.V9]/[.V3]" office:value-type="float" office:value="0.988643316534565" calcext:value-type="float">
            <text:p>0.988643316534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0]*[.D10]*[.E10]*[.F10]*[.G10]*[.H10]" office:value-type="float" office:value="1474560" calcext:value-type="float">
            <text:p>147456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35279" calcext:value-type="float">
            <text:p>0.135279</text:p>
          </table:table-cell>
          <table:table-cell office:value-type="float" office:value="1.636728" calcext:value-type="float">
            <text:p>1.636728</text:p>
          </table:table-cell>
          <table:table-cell office:value-type="float" office:value="0.733891" calcext:value-type="float">
            <text:p>0.733891</text:p>
          </table:table-cell>
          <table:table-cell office:value-type="float" office:value="0.12569" calcext:value-type="float">
            <text:p>0.12569</text:p>
          </table:table-cell>
          <table:table-cell office:value-type="float" office:value="1.278602" calcext:value-type="float">
            <text:p>1.2786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79648" calcext:value-type="float">
            <text:p>1179648</text:p>
          </table:table-cell>
          <table:table-cell table:style-name="ce26" office:value-type="float" office:value="0.135603" calcext:value-type="float">
            <text:p>0.135603</text:p>
          </table:table-cell>
          <table:table-cell office:value-type="float" office:value="1.613056" calcext:value-type="float">
            <text:p>1.613056</text:p>
          </table:table-cell>
          <table:table-cell office:value-type="float" office:value="0.733373" calcext:value-type="float">
            <text:p>0.733373</text:p>
          </table:table-cell>
          <table:table-cell office:value-type="float" office:value="0.12657" calcext:value-type="float">
            <text:p>0.12657</text:p>
          </table:table-cell>
          <table:table-cell office:value-type="float" office:value="1.277971" calcext:value-type="float">
            <text:p>1.277971</text:p>
          </table:table-cell>
          <table:table-cell/>
          <table:table-cell table:formula="of:=[.P10]" office:value-type="float" office:value="4" calcext:value-type="float">
            <text:p>4</text:p>
          </table:table-cell>
          <table:table-cell table:formula="of:=[.Q10]" office:value-type="float" office:value="1179648" calcext:value-type="float">
            <text:p>1179648</text:p>
          </table:table-cell>
          <table:table-cell table:formula="of:=[.R10]/[.R3]" office:value-type="float" office:value="1.00765383843713" calcext:value-type="float">
            <text:p>1.00765383843713</text:p>
          </table:table-cell>
          <table:table-cell table:formula="of:=[.S10]/[.S3]" office:value-type="float" office:value="0.997765775038536" calcext:value-type="float">
            <text:p>0.997765775038536</text:p>
          </table:table-cell>
          <table:table-cell table:formula="of:=[.T10]/[.T3]" office:value-type="float" office:value="1.01252937326901" calcext:value-type="float">
            <text:p>1.01252937326901</text:p>
          </table:table-cell>
          <table:table-cell table:formula="of:=[.U10]/[.U3]" office:value-type="float" office:value="1.00794763163763" calcext:value-type="float">
            <text:p>1.00794763163763</text:p>
          </table:table-cell>
          <table:table-cell table:formula="of:=[.V10]/[.V3]" office:value-type="float" office:value="0.994825699157259" calcext:value-type="float">
            <text:p>0.9948256991572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1]*[.D11]*[.E11]*[.F11]*[.G11]*[.H11]"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2963" calcext:value-type="float">
            <text:p>0.132963</text:p>
          </table:table-cell>
          <table:table-cell office:value-type="float" office:value="1.755599" calcext:value-type="float">
            <text:p>1.755599</text:p>
          </table:table-cell>
          <table:table-cell office:value-type="float" office:value="0.73366" calcext:value-type="float">
            <text:p>0.73366</text:p>
          </table:table-cell>
          <table:table-cell table:style-name="ce26" office:value-type="float" office:value="0.12674" calcext:value-type="float">
            <text:p>0.12674</text:p>
          </table:table-cell>
          <table:table-cell office:value-type="float" office:value="1.270029" calcext:value-type="float">
            <text:p>1.2700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0.133293" calcext:value-type="float">
            <text:p>0.133293</text:p>
          </table:table-cell>
          <table:table-cell office:value-type="float" office:value="1.784325" calcext:value-type="float">
            <text:p>1.784325</text:p>
          </table:table-cell>
          <table:table-cell office:value-type="float" office:value="0.733522" calcext:value-type="float">
            <text:p>0.733522</text:p>
          </table:table-cell>
          <table:table-cell office:value-type="float" office:value="0.125607" calcext:value-type="float">
            <text:p>0.125607</text:p>
          </table:table-cell>
          <table:table-cell office:value-type="float" office:value="1.270015" calcext:value-type="float">
            <text:p>1.270015</text:p>
          </table:table-cell>
          <table:table-cell/>
          <table:table-cell table:formula="of:=[.P11]" office:value-type="float" office:value="13" calcext:value-type="float">
            <text:p>13</text:p>
          </table:table-cell>
          <table:table-cell table:formula="of:=[.Q11]" office:value-type="float" office:value="1310720" calcext:value-type="float">
            <text:p>1310720</text:p>
          </table:table-cell>
          <table:table-cell table:formula="of:=[.R11]/[.R3]" office:value-type="float" office:value="0.990488433786867" calcext:value-type="float">
            <text:p>0.990488433786867</text:p>
          </table:table-cell>
          <table:table-cell table:formula="of:=[.S11]/[.S3]" office:value-type="float" office:value="1.10370527529462" calcext:value-type="float">
            <text:p>1.10370527529462</text:p>
          </table:table-cell>
          <table:table-cell table:formula="of:=[.T11]/[.T3]" office:value-type="float" office:value="1.01273508970065" calcext:value-type="float">
            <text:p>1.01273508970065</text:p>
          </table:table-cell>
          <table:table-cell table:formula="of:=[.U11]/[.U3]" office:value-type="float" office:value="1.00027872455643" calcext:value-type="float">
            <text:p>1.00027872455643</text:p>
          </table:table-cell>
          <table:table-cell table:formula="of:=[.V11]/[.V3]" office:value-type="float" office:value="0.98863241835316" calcext:value-type="float">
            <text:p>0.98863241835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2]*[.D12]*[.E12]*[.F12]*[.G12]*[.H12]" office:value-type="float" office:value="1572864" calcext:value-type="float">
            <text:p>15728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2986" calcext:value-type="float">
            <text:p>0.132986</text:p>
          </table:table-cell>
          <table:table-cell office:value-type="float" office:value="1.757089" calcext:value-type="float">
            <text:p>1.757089</text:p>
          </table:table-cell>
          <table:table-cell office:value-type="float" office:value="0.74306" calcext:value-type="float">
            <text:p>0.74306</text:p>
          </table:table-cell>
          <table:table-cell office:value-type="float" office:value="0.126612" calcext:value-type="float">
            <text:p>0.126612</text:p>
          </table:table-cell>
          <table:table-cell office:value-type="float" office:value="1.270877" calcext:value-type="float">
            <text:p>1.2708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74560" calcext:value-type="float">
            <text:p>1474560</text:p>
          </table:table-cell>
          <table:table-cell office:value-type="float" office:value="0.135279" calcext:value-type="float">
            <text:p>0.135279</text:p>
          </table:table-cell>
          <table:table-cell office:value-type="float" office:value="1.636728" calcext:value-type="float">
            <text:p>1.636728</text:p>
          </table:table-cell>
          <table:table-cell office:value-type="float" office:value="0.733891" calcext:value-type="float">
            <text:p>0.733891</text:p>
          </table:table-cell>
          <table:table-cell office:value-type="float" office:value="0.12569" calcext:value-type="float">
            <text:p>0.12569</text:p>
          </table:table-cell>
          <table:table-cell office:value-type="float" office:value="1.278602" calcext:value-type="float">
            <text:p>1.278602</text:p>
          </table:table-cell>
          <table:table-cell/>
          <table:table-cell table:formula="of:=[.P12]" office:value-type="float" office:value="8" calcext:value-type="float">
            <text:p>8</text:p>
          </table:table-cell>
          <table:table-cell table:formula="of:=[.Q12]" office:value-type="float" office:value="1474560" calcext:value-type="float">
            <text:p>1474560</text:p>
          </table:table-cell>
          <table:table-cell table:formula="of:=[.R12]/[.R3]" office:value-type="float" office:value="1.00524622323943" calcext:value-type="float">
            <text:p>1.00524622323943</text:p>
          </table:table-cell>
          <table:table-cell table:formula="of:=[.S12]/[.S3]" office:value-type="float" office:value="1.01240823718908" calcext:value-type="float">
            <text:p>1.01240823718908</text:p>
          </table:table-cell>
          <table:table-cell table:formula="of:=[.T12]/[.T3]" office:value-type="float" office:value="1.01324454851456" calcext:value-type="float">
            <text:p>1.01324454851456</text:p>
          </table:table-cell>
          <table:table-cell table:formula="of:=[.U12]/[.U3]" office:value-type="float" office:value="1.00093969993311" calcext:value-type="float">
            <text:p>1.00093969993311</text:p>
          </table:table-cell>
          <table:table-cell table:formula="of:=[.V12]/[.V3]" office:value-type="float" office:value="0.995316895762009" calcext:value-type="float">
            <text:p>0.995316895762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3]*[.D13]*[.E13]*[.F13]*[.G13]*[.H13]" office:value-type="float" office:value="1572864" calcext:value-type="float">
            <text:p>15728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32963" calcext:value-type="float">
            <text:p>0.132963</text:p>
          </table:table-cell>
          <table:table-cell office:value-type="float" office:value="1.756074" calcext:value-type="float">
            <text:p>1.756074</text:p>
          </table:table-cell>
          <table:table-cell office:value-type="float" office:value="0.733531" calcext:value-type="float">
            <text:p>0.733531</text:p>
          </table:table-cell>
          <table:table-cell office:value-type="float" office:value="0.126165" calcext:value-type="float">
            <text:p>0.126165</text:p>
          </table:table-cell>
          <table:table-cell office:value-type="float" office:value="1.270029" calcext:value-type="float">
            <text:p>1.27002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0.132986" calcext:value-type="float">
            <text:p>0.132986</text:p>
          </table:table-cell>
          <table:table-cell office:value-type="float" office:value="1.757089" calcext:value-type="float">
            <text:p>1.757089</text:p>
          </table:table-cell>
          <table:table-cell office:value-type="float" office:value="0.74306" calcext:value-type="float">
            <text:p>0.74306</text:p>
          </table:table-cell>
          <table:table-cell office:value-type="float" office:value="0.126612" calcext:value-type="float">
            <text:p>0.126612</text:p>
          </table:table-cell>
          <table:table-cell office:value-type="float" office:value="1.270877" calcext:value-type="float">
            <text:p>1.270877</text:p>
          </table:table-cell>
          <table:table-cell/>
          <table:table-cell table:formula="of:=[.P13]" office:value-type="float" office:value="10" calcext:value-type="float">
            <text:p>10</text:p>
          </table:table-cell>
          <table:table-cell table:formula="of:=[.Q13]" office:value-type="float" office:value="1572864" calcext:value-type="float">
            <text:p>1572864</text:p>
          </table:table-cell>
          <table:table-cell table:formula="of:=[.R13]/[.R3]" office:value-type="float" office:value="0.988207144077935" calcext:value-type="float">
            <text:p>0.988207144077935</text:p>
          </table:table-cell>
          <table:table-cell table:formula="of:=[.S13]/[.S3]" office:value-type="float" office:value="1.08685827887977" calcext:value-type="float">
            <text:p>1.08685827887977</text:p>
          </table:table-cell>
          <table:table-cell table:formula="of:=[.T13]/[.T3]" office:value-type="float" office:value="1.02590370261964" calcext:value-type="float">
            <text:p>1.02590370261964</text:p>
          </table:table-cell>
          <table:table-cell table:formula="of:=[.U13]/[.U3]" office:value-type="float" office:value="1.00828210110534" calcext:value-type="float">
            <text:p>1.00828210110534</text:p>
          </table:table-cell>
          <table:table-cell table:formula="of:=[.V13]/[.V3]" office:value-type="float" office:value="0.989303434951091" calcext:value-type="float">
            <text:p>0.989303434951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4]*[.D14]*[.E14]*[.F14]*[.G14]*[.H14]" office:value-type="float" office:value="2359296" calcext:value-type="float">
            <text:p>235929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32986" calcext:value-type="float">
            <text:p>0.132986</text:p>
          </table:table-cell>
          <table:table-cell office:value-type="float" office:value="1.756968" calcext:value-type="float">
            <text:p>1.756968</text:p>
          </table:table-cell>
          <table:table-cell office:value-type="float" office:value="0.742539" calcext:value-type="float">
            <text:p>0.742539</text:p>
          </table:table-cell>
          <table:table-cell office:value-type="float" office:value="0.126604" calcext:value-type="float">
            <text:p>0.126604</text:p>
          </table:table-cell>
          <table:table-cell office:value-type="float" office:value="1.270877" calcext:value-type="float">
            <text:p>1.27087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0.132963" calcext:value-type="float">
            <text:p>0.132963</text:p>
          </table:table-cell>
          <table:table-cell office:value-type="float" office:value="1.756074" calcext:value-type="float">
            <text:p>1.756074</text:p>
          </table:table-cell>
          <table:table-cell office:value-type="float" office:value="0.733531" calcext:value-type="float">
            <text:p>0.733531</text:p>
          </table:table-cell>
          <table:table-cell office:value-type="float" office:value="0.126165" calcext:value-type="float">
            <text:p>0.126165</text:p>
          </table:table-cell>
          <table:table-cell office:value-type="float" office:value="1.270029" calcext:value-type="float">
            <text:p>1.270029</text:p>
          </table:table-cell>
          <table:table-cell/>
          <table:table-cell table:formula="of:=[.P14]" office:value-type="float" office:value="11" calcext:value-type="float">
            <text:p>11</text:p>
          </table:table-cell>
          <table:table-cell table:formula="of:=[.Q14]" office:value-type="float" office:value="1572864" calcext:value-type="float">
            <text:p>1572864</text:p>
          </table:table-cell>
          <table:table-cell table:formula="of:=[.R14]/[.R3]" office:value-type="float" office:value="0.988036233122543" calcext:value-type="float">
            <text:p>0.988036233122543</text:p>
          </table:table-cell>
          <table:table-cell table:formula="of:=[.S14]/[.S3]" office:value-type="float" office:value="1.08623044434603" calcext:value-type="float">
            <text:p>1.08623044434603</text:p>
          </table:table-cell>
          <table:table-cell table:formula="of:=[.T14]/[.T3]" office:value-type="float" office:value="1.01274751552538" calcext:value-type="float">
            <text:p>1.01274751552538</text:p>
          </table:table-cell>
          <table:table-cell table:formula="of:=[.U14]/[.U3]" office:value-type="float" office:value="1.0047223903418" calcext:value-type="float">
            <text:p>1.0047223903418</text:p>
          </table:table-cell>
          <table:table-cell table:formula="of:=[.V14]/[.V3]" office:value-type="float" office:value="0.988643316534565" calcext:value-type="float">
            <text:p>0.9886433165345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5]*[.D15]*[.E15]*[.F15]*[.G15]*[.H15]" office:value-type="float" office:value="1310720" calcext:value-type="float">
            <text:p>131072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33293" calcext:value-type="float">
            <text:p>0.133293</text:p>
          </table:table-cell>
          <table:table-cell office:value-type="float" office:value="1.784325" calcext:value-type="float">
            <text:p>1.784325</text:p>
          </table:table-cell>
          <table:table-cell office:value-type="float" office:value="0.733522" calcext:value-type="float">
            <text:p>0.733522</text:p>
          </table:table-cell>
          <table:table-cell office:value-type="float" office:value="0.125607" calcext:value-type="float">
            <text:p>0.125607</text:p>
          </table:table-cell>
          <table:table-cell office:value-type="float" office:value="1.270015" calcext:value-type="float">
            <text:p>1.2700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66080" calcext:value-type="float">
            <text:p>1966080</text:p>
          </table:table-cell>
          <table:table-cell office:value-type="float" office:value="0.132714" calcext:value-type="float">
            <text:p>0.132714</text:p>
          </table:table-cell>
          <table:table-cell table:style-name="ce26" office:value-type="float" office:value="1.785228" calcext:value-type="float">
            <text:p>1.785228</text:p>
          </table:table-cell>
          <table:table-cell office:value-type="float" office:value="0.743182" calcext:value-type="float">
            <text:p>0.743182</text:p>
          </table:table-cell>
          <table:table-cell office:value-type="float" office:value="0.12661" calcext:value-type="float">
            <text:p>0.12661</text:p>
          </table:table-cell>
          <table:table-cell office:value-type="float" office:value="1.270699" calcext:value-type="float">
            <text:p>1.270699</text:p>
          </table:table-cell>
          <table:table-cell/>
          <table:table-cell table:formula="of:=[.P15]" office:value-type="float" office:value="14" calcext:value-type="float">
            <text:p>14</text:p>
          </table:table-cell>
          <table:table-cell table:formula="of:=[.Q15]" office:value-type="float" office:value="1966080" calcext:value-type="float">
            <text:p>1966080</text:p>
          </table:table-cell>
          <table:table-cell table:formula="of:=[.R15]/[.R3]" office:value-type="float" office:value="0.986185936257645" calcext:value-type="float">
            <text:p>0.986185936257645</text:p>
          </table:table-cell>
          <table:table-cell table:formula="of:=[.S15]/[.S3]" office:value-type="float" office:value="1.10426383153498" calcext:value-type="float">
            <text:p>1.10426383153498</text:p>
          </table:table-cell>
          <table:table-cell table:formula="of:=[.T15]/[.T3]" office:value-type="float" office:value="1.02607214157709" calcext:value-type="float">
            <text:p>1.02607214157709</text:p>
          </table:table-cell>
          <table:table-cell table:formula="of:=[.U15]/[.U3]" office:value-type="float" office:value="1.00826617398783" calcext:value-type="float">
            <text:p>1.00826617398783</text:p>
          </table:table-cell>
          <table:table-cell table:formula="of:=[.V15]/[.V3]" office:value-type="float" office:value="0.989164872358943" calcext:value-type="float">
            <text:p>0.989164872358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6]*[.D16]*[.E16]*[.F16]*[.G16]*[.H16]" office:value-type="float" office:value="1966080" calcext:value-type="float">
            <text:p>196608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2714" calcext:value-type="float">
            <text:p>0.132714</text:p>
          </table:table-cell>
          <table:table-cell table:style-name="ce26" office:value-type="float" office:value="1.785228" calcext:value-type="float">
            <text:p>1.785228</text:p>
          </table:table-cell>
          <table:table-cell office:value-type="float" office:value="0.743182" calcext:value-type="float">
            <text:p>0.743182</text:p>
          </table:table-cell>
          <table:table-cell office:value-type="float" office:value="0.12661" calcext:value-type="float">
            <text:p>0.12661</text:p>
          </table:table-cell>
          <table:table-cell office:value-type="float" office:value="1.270699" calcext:value-type="float">
            <text:p>1.2706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66080" calcext:value-type="float">
            <text:p>1966080</text:p>
          </table:table-cell>
          <table:table-cell office:value-type="float" office:value="0.133293" calcext:value-type="float">
            <text:p>0.133293</text:p>
          </table:table-cell>
          <table:table-cell office:value-type="float" office:value="1.783985" calcext:value-type="float">
            <text:p>1.783985</text:p>
          </table:table-cell>
          <table:table-cell office:value-type="float" office:value="0.733847" calcext:value-type="float">
            <text:p>0.733847</text:p>
          </table:table-cell>
          <table:table-cell office:value-type="float" office:value="0.125607" calcext:value-type="float">
            <text:p>0.125607</text:p>
          </table:table-cell>
          <table:table-cell office:value-type="float" office:value="1.270015" calcext:value-type="float">
            <text:p>1.270015</text:p>
          </table:table-cell>
          <table:table-cell/>
          <table:table-cell table:formula="of:=[.P16]" office:value-type="float" office:value="15" calcext:value-type="float">
            <text:p>15</text:p>
          </table:table-cell>
          <table:table-cell table:formula="of:=[.Q16]" office:value-type="float" office:value="1966080" calcext:value-type="float">
            <text:p>1966080</text:p>
          </table:table-cell>
          <table:table-cell table:formula="of:=[.R16]/[.R3]" office:value-type="float" office:value="0.990488433786867" calcext:value-type="float">
            <text:p>0.990488433786867</text:p>
          </table:table-cell>
          <table:table-cell table:formula="of:=[.S16]/[.S3]" office:value-type="float" office:value="1.10349496618972" calcext:value-type="float">
            <text:p>1.10349496618972</text:p>
          </table:table-cell>
          <table:table-cell table:formula="of:=[.T16]/[.T3]" office:value-type="float" office:value="1.01318380003811" calcext:value-type="float">
            <text:p>1.01318380003811</text:p>
          </table:table-cell>
          <table:table-cell table:formula="of:=[.U16]/[.U3]" office:value-type="float" office:value="1.00027872455643" calcext:value-type="float">
            <text:p>1.00027872455643</text:p>
          </table:table-cell>
          <table:table-cell table:formula="of:=[.V16]/[.V3]" office:value-type="float" office:value="0.98863241835316" calcext:value-type="float">
            <text:p>0.98863241835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]*[.D17]*[.E17]*[.F17]*[.G17]*[.H17]" office:value-type="float" office:value="1966080" calcext:value-type="float">
            <text:p>196608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33293" calcext:value-type="float">
            <text:p>0.133293</text:p>
          </table:table-cell>
          <table:table-cell office:value-type="float" office:value="1.783985" calcext:value-type="float">
            <text:p>1.783985</text:p>
          </table:table-cell>
          <table:table-cell office:value-type="float" office:value="0.733847" calcext:value-type="float">
            <text:p>0.733847</text:p>
          </table:table-cell>
          <table:table-cell office:value-type="float" office:value="0.125607" calcext:value-type="float">
            <text:p>0.125607</text:p>
          </table:table-cell>
          <table:table-cell office:value-type="float" office:value="1.270015" calcext:value-type="float">
            <text:p>1.2700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59296" calcext:value-type="float">
            <text:p>2359296</text:p>
          </table:table-cell>
          <table:table-cell office:value-type="float" office:value="0.132986" calcext:value-type="float">
            <text:p>0.132986</text:p>
          </table:table-cell>
          <table:table-cell office:value-type="float" office:value="1.756968" calcext:value-type="float">
            <text:p>1.756968</text:p>
          </table:table-cell>
          <table:table-cell office:value-type="float" office:value="0.742539" calcext:value-type="float">
            <text:p>0.742539</text:p>
          </table:table-cell>
          <table:table-cell office:value-type="float" office:value="0.126604" calcext:value-type="float">
            <text:p>0.126604</text:p>
          </table:table-cell>
          <table:table-cell office:value-type="float" office:value="1.270877" calcext:value-type="float">
            <text:p>1.270877</text:p>
          </table:table-cell>
          <table:table-cell/>
          <table:table-cell table:formula="of:=[.P17]" office:value-type="float" office:value="12" calcext:value-type="float">
            <text:p>12</text:p>
          </table:table-cell>
          <table:table-cell table:formula="of:=[.Q17]" office:value-type="float" office:value="2359296" calcext:value-type="float">
            <text:p>2359296</text:p>
          </table:table-cell>
          <table:table-cell table:formula="of:=[.R17]/[.R3]" office:value-type="float" office:value="0.988207144077935" calcext:value-type="float">
            <text:p>0.988207144077935</text:p>
          </table:table-cell>
          <table:table-cell table:formula="of:=[.S17]/[.S3]" office:value-type="float" office:value="1.08678343358067" calcext:value-type="float">
            <text:p>1.08678343358067</text:p>
          </table:table-cell>
          <table:table-cell table:formula="of:=[.T17]/[.T3]" office:value-type="float" office:value="1.02518438543252" calcext:value-type="float">
            <text:p>1.02518438543252</text:p>
          </table:table-cell>
          <table:table-cell table:formula="of:=[.U17]/[.U3]" office:value-type="float" office:value="1.0082183926353" calcext:value-type="float">
            <text:p>1.0082183926353</text:p>
          </table:table-cell>
          <table:table-cell table:formula="of:=[.V17]/[.V3]" office:value-type="float" office:value="0.989303434951091" calcext:value-type="float">
            <text:p>0.9893034349510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8]*[.D18]*[.E18]*[.F18]*[.G18]*[.H18]" office:value-type="float" office:value="2949120" calcext:value-type="float">
            <text:p>2949120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32714" calcext:value-type="float">
            <text:p>0.132714</text:p>
          </table:table-cell>
          <table:table-cell table:style-name="ce26" office:value-type="float" office:value="1.785228" calcext:value-type="float">
            <text:p>1.785228</text:p>
          </table:table-cell>
          <table:table-cell table:style-name="ce26" office:value-type="float" office:value="0.743351" calcext:value-type="float">
            <text:p>0.743351</text:p>
          </table:table-cell>
          <table:table-cell office:value-type="float" office:value="0.126602" calcext:value-type="float">
            <text:p>0.126602</text:p>
          </table:table-cell>
          <table:table-cell office:value-type="float" office:value="1.270699" calcext:value-type="float">
            <text:p>1.2706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949120" calcext:value-type="float">
            <text:p>2949120</text:p>
          </table:table-cell>
          <table:table-cell office:value-type="float" office:value="0.132714" calcext:value-type="float">
            <text:p>0.132714</text:p>
          </table:table-cell>
          <table:table-cell table:style-name="ce26" office:value-type="float" office:value="1.785228" calcext:value-type="float">
            <text:p>1.785228</text:p>
          </table:table-cell>
          <table:table-cell table:style-name="ce26" office:value-type="float" office:value="0.743351" calcext:value-type="float">
            <text:p>0.743351</text:p>
          </table:table-cell>
          <table:table-cell office:value-type="float" office:value="0.126602" calcext:value-type="float">
            <text:p>0.126602</text:p>
          </table:table-cell>
          <table:table-cell office:value-type="float" office:value="1.270699" calcext:value-type="float">
            <text:p>1.270699</text:p>
          </table:table-cell>
          <table:table-cell/>
          <table:table-cell table:formula="of:=[.P18]" office:value-type="float" office:value="16" calcext:value-type="float">
            <text:p>16</text:p>
          </table:table-cell>
          <table:table-cell table:formula="of:=[.Q18]" office:value-type="float" office:value="2949120" calcext:value-type="float">
            <text:p>2949120</text:p>
          </table:table-cell>
          <table:table-cell table:formula="of:=[.R18]/[.R3]" office:value-type="float" office:value="0.986185936257645" calcext:value-type="float">
            <text:p>0.986185936257645</text:p>
          </table:table-cell>
          <table:table-cell table:formula="of:=[.S18]/[.S3]" office:value-type="float" office:value="1.10426383153498" calcext:value-type="float">
            <text:p>1.10426383153498</text:p>
          </table:table-cell>
          <table:table-cell table:formula="of:=[.T18]/[.T3]" office:value-type="float" office:value="1.02630547095256" calcext:value-type="float">
            <text:p>1.02630547095256</text:p>
          </table:table-cell>
          <table:table-cell table:formula="of:=[.U18]/[.U3]" office:value-type="float" office:value="1.00820246551779" calcext:value-type="float">
            <text:p>1.00820246551779</text:p>
          </table:table-cell>
          <table:table-cell table:formula="of:=[.V18]/[.V3]" office:value-type="float" office:value="0.989164872358943" calcext:value-type="float">
            <text:p>0.989164872358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19:47:39.793840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0:59:13.532413856</meta:creation-date>
    <dc:date>2023-12-23T21:05:18.697927704</dc:date>
    <meta:editing-duration>P1DT6H5M26S</meta:editing-duration>
    <meta:editing-cycles>12</meta:editing-cycles>
    <meta:generator>LibreOffice/7.6.4.1$Linux_X86_64 LibreOffice_project/60$Build-1</meta:generator>
    <meta:document-statistic meta:table-count="3" meta:cell-count="1091" meta:object-count="2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13cm" svg:height="7.882cm" xlink:href=".." xlink:type="simple" chart:class="chart:bar" chart:style-name="ch1">
        <chart:title svg:x="4.7cm" svg:y="0.293cm" chart:style-name="ch2">
          <text:p>L/S Queue Exploration</text:p>
        </chart:title>
        <chart:legend chart:legend-position="end" svg:x="12.702cm" svg:y="2.895cm" style:legend-expansion="high" chart:style-name="ch3"/>
        <chart:plot-area chart:style-name="ch4" table:cell-range-address="'First Run'.A2:'First Run'.F6" chart:data-source-has-labels="both" svg:x="0.28cm" svg:y="1.229cm" svg:width="12.142cm" svg:height="5.515cm">
          <chart:coordinate-region svg:x="1.642cm" svg:y="1.229cm" svg:width="10.54cm" svg:height="4.868cm"/>
          <chart:axis chart:dimension="x" chart:name="primary-x" chart:style-name="ch5" chartooo:axis-type="auto">
            <chartooo:date-scale/>
            <chart:categories table:cell-range-address="'First Run'.B2:'First Run'.F2"/>
          </chart:axis>
          <chart:axis chart:dimension="y" chart:name="primary-y" chart:style-name="ch6">
            <chart:title svg:x="6.029cm" svg:y="6.901cm" chart:style-name="ch7">
              <text:p>IPC</text:p>
            </chart:title>
            <chart:grid chart:style-name="ch8" chart:class="major"/>
          </chart:axis>
          <chart:series chart:style-name="ch9" chart:values-cell-range-address="'First Run'.B3:'First Run'.F3" chart:label-cell-address="'First Run'.A3:'First Run'.A3" chart:class="chart:bar">
            <chart:data-point chart:repeated="5"/>
          </chart:series>
          <chart:series chart:style-name="ch10" chart:values-cell-range-address="'First Run'.B4:'First Run'.F4" chart:label-cell-address="'First Run'.A4:'First Run'.A4" chart:class="chart:bar">
            <chart:data-point chart:repeated="5"/>
          </chart:series>
          <chart:series chart:style-name="ch11" chart:values-cell-range-address="'First Run'.B5:'First Run'.F5" chart:label-cell-address="'First Run'.A5:'First Run'.A5" chart:class="chart:bar">
            <chart:data-point chart:repeated="5"/>
          </chart:series>
          <chart:series chart:style-name="ch12" chart:values-cell-range-address="'First Run'.B6:'First Run'.F6" chart:label-cell-address="'First Run'.A6:'First Run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B2:'First Run'.F2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First Run'.A3:'First Run'.A3</svg:desc>
                </draw:g>
              </table:table-cell>
              <table:table-cell office:value-type="float" office:value="0.110049">
                <text:p>0.110049</text:p>
                <draw:g>
                  <svg:desc>'First Run'.B3:'First Run'.F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32</text:p>
                <draw:g>
                  <svg:desc>'First Run'.A4:'First Run'.A4</svg:desc>
                </draw:g>
              </table:table-cell>
              <table:table-cell office:value-type="float" office:value="0.115978">
                <text:p>0.115978</text:p>
                <draw:g>
                  <svg:desc>'First Run'.B4:'First Run'.F4</svg:desc>
                </draw:g>
              </table:table-cell>
              <table:table-cell office:value-type="float" office:value="1.081535">
                <text:p>1.081535</text:p>
              </table:table-cell>
              <table:table-cell office:value-type="float" office:value="0.638016">
                <text:p>0.638016</text:p>
              </table:table-cell>
              <table:table-cell office:value-type="float" office:value="0.664866">
                <text:p>0.664866</text:p>
              </table:table-cell>
              <table:table-cell office:value-type="float" office:value="1.138004">
                <text:p>1.138004</text:p>
              </table:table-cell>
            </table:table-row>
            <table:table-row>
              <table:table-cell office:value-type="string">
                <text:p>64</text:p>
                <draw:g>
                  <svg:desc>'First Run'.A5:'First Run'.A5</svg:desc>
                </draw:g>
              </table:table-cell>
              <table:table-cell office:value-type="float" office:value="0.115962">
                <text:p>0.115962</text:p>
                <draw:g>
                  <svg:desc>'First Run'.B5:'First Run'.F5</svg:desc>
                </draw:g>
              </table:table-cell>
              <table:table-cell office:value-type="float" office:value="1.100972">
                <text:p>1.100972</text:p>
              </table:table-cell>
              <table:table-cell office:value-type="float" office:value="0.638024">
                <text:p>0.638024</text:p>
              </table:table-cell>
              <table:table-cell office:value-type="float" office:value="0.678206">
                <text:p>0.678206</text:p>
              </table:table-cell>
              <table:table-cell office:value-type="float" office:value="1.217459">
                <text:p>1.217459</text:p>
              </table:table-cell>
            </table:table-row>
            <table:table-row>
              <table:table-cell office:value-type="string">
                <text:p>128</text:p>
                <draw:g>
                  <svg:desc>'First Run'.A6:'First Run'.A6</svg:desc>
                </draw:g>
              </table:table-cell>
              <table:table-cell office:value-type="float" office:value="0.115985">
                <text:p>0.115985</text:p>
                <draw:g>
                  <svg:desc>'First Run'.B6:'First Run'.F6</svg:desc>
                </draw:g>
              </table:table-cell>
              <table:table-cell office:value-type="float" office:value="1.101292">
                <text:p>1.101292</text:p>
              </table:table-cell>
              <table:table-cell office:value-type="float" office:value="0.638408">
                <text:p>0.638408</text:p>
              </table:table-cell>
              <table:table-cell office:value-type="float" office:value="0.678977">
                <text:p>0.678977</text:p>
              </table:table-cell>
              <table:table-cell office:value-type="float" office:value="1.273579">
                <text:p>1.273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96cm" svg:y="0.316cm" chart:style-name="ch2">
          <text:p>Benchmark 1 Normalized Results</text:p>
        </chart:title>
        <chart:plot-area chart:style-name="ch3" table:cell-range-address="'MiP Exploration'.Y2:'MiP Exploration'.Z18" chart:data-source-has-labels="both" svg:x="0.32cm" svg:y="1.275cm" svg:width="15.36cm" svg:height="7.545cm">
          <chart:coordinate-region svg:x="1.418cm" svg:y="1.474cm" svg:width="14.122cm" svg:height="5.9cm"/>
          <chart:axis chart:dimension="x" chart:name="primary-x" chart:style-name="ch4" chartooo:axis-type="auto">
            <chartooo:date-scale/>
            <chart:categories table:cell-range-address="'MiP Exploration'.Y3:'MiP Exploration'.Y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iP Exploration'.Z3:'MiP Exploration'.Z18" chart:label-cell-address="'MiP Exploration'.Z2:'MiP Exploration'.Z2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MiP Exploration'.Z2:'MiP Exploration'.Z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'MiP Exploration'.Y3:'MiP Exploration'.Y18</svg:desc>
                </draw:g>
              </table:table-cell>
              <table:table-cell office:value-type="float" office:value="1">
                <text:p>1</text:p>
                <draw:g>
                  <svg:desc>'MiP Exploration'.Z3:'MiP Exploration'.Z18</svg:desc>
                </draw:g>
              </table:table-cell>
            </table:table-row>
            <table:table-row>
              <table:table-cell office:value-type="float" office:value="655360">
                <text:p>655360</text:p>
              </table:table-cell>
              <table:table-cell office:value-type="float" office:value="1.00096601844352">
                <text:p>1.00096601844352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1.00765383843713">
                <text:p>1.00765383843713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1.00524622323943">
                <text:p>1.00524622323943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1.00096601844352">
                <text:p>1.0009660184435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988036233122543">
                <text:p>0.988036233122543</text:p>
              </table:table-cell>
            </table:table-row>
            <table:table-row>
              <table:table-cell office:value-type="float" office:value="1179648">
                <text:p>1179648</text:p>
              </table:table-cell>
              <table:table-cell office:value-type="float" office:value="1.00765383843713">
                <text:p>1.00765383843713</text:p>
              </table:table-cell>
            </table:table-row>
            <table:table-row>
              <table:table-cell office:value-type="float" office:value="1310720">
                <text:p>1310720</text:p>
              </table:table-cell>
              <table:table-cell office:value-type="float" office:value="0.990488433786867">
                <text:p>0.990488433786867</text:p>
              </table:table-cell>
            </table:table-row>
            <table:table-row>
              <table:table-cell office:value-type="float" office:value="1474560">
                <text:p>1474560</text:p>
              </table:table-cell>
              <table:table-cell office:value-type="float" office:value="1.00524622323943">
                <text:p>1.00524622323943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0.988207144077935">
                <text:p>0.988207144077935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0.988036233122543">
                <text:p>0.988036233122543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0.986185936257645">
                <text:p>0.986185936257645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0.990488433786867">
                <text:p>0.990488433786867</text:p>
              </table:table-cell>
            </table:table-row>
            <table:table-row>
              <table:table-cell office:value-type="float" office:value="2359296">
                <text:p>2359296</text:p>
              </table:table-cell>
              <table:table-cell office:value-type="float" office:value="0.988207144077935">
                <text:p>0.988207144077935</text:p>
              </table:table-cell>
            </table:table-row>
            <table:table-row>
              <table:table-cell office:value-type="float" office:value="2949120">
                <text:p>2949120</text:p>
              </table:table-cell>
              <table:table-cell office:value-type="float" office:value="0.986185936257645">
                <text:p>0.9861859362576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428" draw:fill-color="#ffd428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96cm" svg:y="0.316cm" chart:style-name="ch2">
          <text:p>Benchmark 2 Normalized Results</text:p>
        </chart:title>
        <chart:plot-area chart:style-name="ch3" table:cell-range-address="'MiP Exploration'.Y3:'MiP Exploration'.Y18 'MiP Exploration'.AA2:'MiP Exploration'.AA18" chart:data-source-has-labels="both" svg:x="0.32cm" svg:y="1.275cm" svg:width="15.36cm" svg:height="7.545cm">
          <chart:coordinate-region svg:x="1.248cm" svg:y="1.474cm" svg:width="14.291cm" svg:height="5.9cm"/>
          <chart:axis chart:dimension="x" chart:name="primary-x" chart:style-name="ch4" chartooo:axis-type="auto">
            <chartooo:date-scale/>
            <chart:categories table:cell-range-address="'MiP Exploration'.Y3:'MiP Exploration'.Y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iP Exploration'.AA3:'MiP Exploration'.AA18" chart:label-cell-address="'MiP Exploration'.AA2:'MiP Exploration'.AA2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2</text:p>
                <draw:g>
                  <svg:desc>'MiP Exploration'.AA2:'MiP Exploration'.AA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'MiP Exploration'.Y3:'MiP Exploration'.Y18</svg:desc>
                </draw:g>
              </table:table-cell>
              <table:table-cell office:value-type="float" office:value="1">
                <text:p>1</text:p>
                <draw:g>
                  <svg:desc>'MiP Exploration'.AA3:'MiP Exploration'.AA18</svg:desc>
                </draw:g>
              </table:table-cell>
            </table:table-row>
            <table:table-row>
              <table:table-cell office:value-type="float" office:value="655360">
                <text:p>655360</text:p>
              </table:table-cell>
              <table:table-cell office:value-type="float" office:value="1.01085627970616">
                <text:p>1.01085627970616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0.997765775038536">
                <text:p>0.997765775038536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1.00012123701341">
                <text:p>1.00012123701341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1.01229627851853">
                <text:p>1.01229627851853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1.01085627970616">
                <text:p>1.0108562797061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.08593663015536">
                <text:p>1.08593663015536</text:p>
              </table:table-cell>
            </table:table-row>
            <table:table-row>
              <table:table-cell office:value-type="float" office:value="1179648">
                <text:p>1179648</text:p>
              </table:table-cell>
              <table:table-cell office:value-type="float" office:value="0.997765775038536">
                <text:p>0.997765775038536</text:p>
              </table:table-cell>
            </table:table-row>
            <table:table-row>
              <table:table-cell office:value-type="float" office:value="1310720">
                <text:p>1310720</text:p>
              </table:table-cell>
              <table:table-cell office:value-type="float" office:value="1.10370527529462">
                <text:p>1.10370527529462</text:p>
              </table:table-cell>
            </table:table-row>
            <table:table-row>
              <table:table-cell office:value-type="float" office:value="1474560">
                <text:p>1474560</text:p>
              </table:table-cell>
              <table:table-cell office:value-type="float" office:value="1.01240823718908">
                <text:p>1.01240823718908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1.08685827887977">
                <text:p>1.08685827887977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1.08623044434603">
                <text:p>1.08623044434603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1.10426383153498">
                <text:p>1.10426383153498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1.10349496618972">
                <text:p>1.10349496618972</text:p>
              </table:table-cell>
            </table:table-row>
            <table:table-row>
              <table:table-cell office:value-type="float" office:value="2359296">
                <text:p>2359296</text:p>
              </table:table-cell>
              <table:table-cell office:value-type="float" office:value="1.08678343358067">
                <text:p>1.08678343358067</text:p>
              </table:table-cell>
            </table:table-row>
            <table:table-row>
              <table:table-cell office:value-type="float" office:value="2949120">
                <text:p>2949120</text:p>
              </table:table-cell>
              <table:table-cell office:value-type="float" office:value="1.10426383153498">
                <text:p>1.1042638315349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4.6cm" svg:y="0.316cm" chart:style-name="ch2">
          <text:p>Benchmark 3 Normalized Results</text:p>
        </chart:title>
        <chart:plot-area chart:style-name="ch3" table:cell-range-address="'MiP Exploration'.Y3:'MiP Exploration'.Y18 'MiP Exploration'.AB2:'MiP Exploration'.AB18" chart:data-source-has-labels="both" svg:x="0.32cm" svg:y="1.275cm" svg:width="15.369cm" svg:height="7.55cm">
          <chart:coordinate-region svg:x="1.418cm" svg:y="1.475cm" svg:width="14.13cm" svg:height="5.905cm"/>
          <chart:axis chart:dimension="x" chart:name="primary-x" chart:style-name="ch4" chartooo:axis-type="auto">
            <chartooo:date-scale/>
            <chart:categories table:cell-range-address="'MiP Exploration'.Y3:'MiP Exploration'.Y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iP Exploration'.AB3:'MiP Exploration'.AB18" chart:label-cell-address="'MiP Exploration'.AB2:'MiP Exploration'.AB2" chart:class="chart:line">
            <chart:data-point/>
            <chart:data-point chart:style-name="ch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3</text:p>
                <draw:g>
                  <svg:desc>'MiP Exploration'.AB2:'MiP Exploration'.AB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'MiP Exploration'.Y3:'MiP Exploration'.Y18</svg:desc>
                </draw:g>
              </table:table-cell>
              <table:table-cell office:value-type="float" office:value="1">
                <text:p>1</text:p>
                <draw:g>
                  <svg:desc>'MiP Exploration'.AB3:'MiP Exploration'.AB18</svg:desc>
                </draw:g>
              </table:table-cell>
            </table:table-row>
            <table:table-row>
              <table:table-cell office:value-type="float" office:value="655360">
                <text:p>655360</text:p>
              </table:table-cell>
              <table:table-cell office:value-type="float" office:value="1.00012840018887">
                <text:p>1.00012840018887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1.0129905094312">
                <text:p>1.0129905094312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1.00015463248552">
                <text:p>1.00015463248552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1.01356900060472">
                <text:p>1.01356900060472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0.999919922462854">
                <text:p>0.99991992246285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.01292561901317">
                <text:p>1.01292561901317</text:p>
              </table:table-cell>
            </table:table-row>
            <table:table-row>
              <table:table-cell office:value-type="float" office:value="1179648">
                <text:p>1179648</text:p>
              </table:table-cell>
              <table:table-cell office:value-type="float" office:value="1.01252937326901">
                <text:p>1.01252937326901</text:p>
              </table:table-cell>
            </table:table-row>
            <table:table-row>
              <table:table-cell office:value-type="float" office:value="1310720">
                <text:p>1310720</text:p>
              </table:table-cell>
              <table:table-cell office:value-type="float" office:value="1.01273508970065">
                <text:p>1.01273508970065</text:p>
              </table:table-cell>
            </table:table-row>
            <table:table-row>
              <table:table-cell office:value-type="float" office:value="1474560">
                <text:p>1474560</text:p>
              </table:table-cell>
              <table:table-cell office:value-type="float" office:value="1.01324454851456">
                <text:p>1.01324454851456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1.02590370261964">
                <text:p>1.02590370261964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1.01274751552538">
                <text:p>1.01274751552538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1.02607214157709">
                <text:p>1.02607214157709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1.01318380003811">
                <text:p>1.01318380003811</text:p>
              </table:table-cell>
            </table:table-row>
            <table:table-row>
              <table:table-cell office:value-type="float" office:value="2359296">
                <text:p>2359296</text:p>
              </table:table-cell>
              <table:table-cell office:value-type="float" office:value="1.02518438543252">
                <text:p>1.02518438543252</text:p>
              </table:table-cell>
            </table:table-row>
            <table:table-row>
              <table:table-cell office:value-type="float" office:value="2949120">
                <text:p>2949120</text:p>
              </table:table-cell>
              <table:table-cell office:value-type="float" office:value="1.02630547095256">
                <text:p>1.0263054709525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76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96cm" svg:y="0.316cm" chart:style-name="ch2">
          <text:p>Benchmark 4 Normalized Results</text:p>
        </chart:title>
        <chart:plot-area chart:style-name="ch3" table:cell-range-address="'MiP Exploration'.Y3:'MiP Exploration'.Y18 'MiP Exploration'.AC2:'MiP Exploration'.AC18" chart:data-source-has-labels="both" svg:x="0.32cm" svg:y="1.275cm" svg:width="15.36cm" svg:height="7.545cm">
          <chart:coordinate-region svg:x="1.418cm" svg:y="1.474cm" svg:width="14.122cm" svg:height="5.9cm"/>
          <chart:axis chart:dimension="x" chart:name="primary-x" chart:style-name="ch4" chartooo:axis-type="auto">
            <chartooo:date-scale/>
            <chart:categories table:cell-range-address="'MiP Exploration'.Y3:'MiP Exploration'.Y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iP Exploration'.AC3:'MiP Exploration'.AC18" chart:label-cell-address="'MiP Exploration'.AC2:'MiP Exploration'.AC2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4</text:p>
                <draw:g>
                  <svg:desc>'MiP Exploration'.AC2:'MiP Exploration'.AC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'MiP Exploration'.Y3:'MiP Exploration'.Y18</svg:desc>
                </draw:g>
              </table:table-cell>
              <table:table-cell office:value-type="float" office:value="1">
                <text:p>1</text:p>
                <draw:g>
                  <svg:desc>'MiP Exploration'.AC3:'MiP Exploration'.AC18</svg:desc>
                </draw:g>
              </table:table-cell>
            </table:table-row>
            <table:table-row>
              <table:table-cell office:value-type="float" office:value="655360">
                <text:p>655360</text:p>
              </table:table-cell>
              <table:table-cell office:value-type="float" office:value="1.00446755646163">
                <text:p>1.00446755646163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1.00792374096136">
                <text:p>1.00792374096136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1.00003185423502">
                <text:p>1.00003185423502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1.00440384799159">
                <text:p>1.00440384799159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1.0044197751091">
                <text:p>1.004419775109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.009301436626">
                <text:p>1.009301436626</text:p>
              </table:table-cell>
            </table:table-row>
            <table:table-row>
              <table:table-cell office:value-type="float" office:value="1179648">
                <text:p>1179648</text:p>
              </table:table-cell>
              <table:table-cell office:value-type="float" office:value="1.00794763163763">
                <text:p>1.00794763163763</text:p>
              </table:table-cell>
            </table:table-row>
            <table:table-row>
              <table:table-cell office:value-type="float" office:value="1310720">
                <text:p>1310720</text:p>
              </table:table-cell>
              <table:table-cell office:value-type="float" office:value="1.00027872455643">
                <text:p>1.00027872455643</text:p>
              </table:table-cell>
            </table:table-row>
            <table:table-row>
              <table:table-cell office:value-type="float" office:value="1474560">
                <text:p>1474560</text:p>
              </table:table-cell>
              <table:table-cell office:value-type="float" office:value="1.00093969993311">
                <text:p>1.00093969993311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1.00828210110534">
                <text:p>1.00828210110534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1.0047223903418">
                <text:p>1.0047223903418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1.00826617398783">
                <text:p>1.00826617398783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1.00027872455643">
                <text:p>1.00027872455643</text:p>
              </table:table-cell>
            </table:table-row>
            <table:table-row>
              <table:table-cell office:value-type="float" office:value="2359296">
                <text:p>2359296</text:p>
              </table:table-cell>
              <table:table-cell office:value-type="float" office:value="1.0082183926353">
                <text:p>1.0082183926353</text:p>
              </table:table-cell>
            </table:table-row>
            <table:table-row>
              <table:table-cell office:value-type="float" office:value="2949120">
                <text:p>2949120</text:p>
              </table:table-cell>
              <table:table-cell office:value-type="float" office:value="1.00820246551779">
                <text:p>1.0082024655177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5308d" draw:fill-color="#55308d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96cm" svg:y="0.316cm" chart:style-name="ch2">
          <text:p>Benchmark 5 Normalized Results</text:p>
        </chart:title>
        <chart:plot-area chart:style-name="ch3" table:cell-range-address="'MiP Exploration'.Y3:'MiP Exploration'.Y18 'MiP Exploration'.AD2:'MiP Exploration'.AD18" chart:data-source-has-labels="both" svg:x="0.32cm" svg:y="1.275cm" svg:width="15.36cm" svg:height="7.545cm">
          <chart:coordinate-region svg:x="1.418cm" svg:y="1.474cm" svg:width="14.122cm" svg:height="5.9cm"/>
          <chart:axis chart:dimension="x" chart:name="primary-x" chart:style-name="ch4" chartooo:axis-type="auto">
            <chartooo:date-scale/>
            <chart:categories table:cell-range-address="'MiP Exploration'.Y3:'MiP Exploration'.Y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iP Exploration'.AD3:'MiP Exploration'.AD18" chart:label-cell-address="'MiP Exploration'.AD2:'MiP Exploration'.AD2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5</text:p>
                <draw:g>
                  <svg:desc>'MiP Exploration'.AD2:'MiP Exploration'.AD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'MiP Exploration'.Y3:'MiP Exploration'.Y18</svg:desc>
                </draw:g>
              </table:table-cell>
              <table:table-cell office:value-type="float" office:value="1">
                <text:p>1</text:p>
                <draw:g>
                  <svg:desc>'MiP Exploration'.AD3:'MiP Exploration'.AD18</svg:desc>
                </draw:g>
              </table:table-cell>
            </table:table-row>
            <table:table-row>
              <table:table-cell office:value-type="float" office:value="655360">
                <text:p>655360</text:p>
              </table:table-cell>
              <table:table-cell office:value-type="float" office:value="0.998567667586785">
                <text:p>0.998567667586785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0.994825699157259">
                <text:p>0.994825699157259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0.995316895762009">
                <text:p>0.995316895762009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0.998567667586785">
                <text:p>0.99856766758678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988643316534565">
                <text:p>0.988643316534565</text:p>
              </table:table-cell>
            </table:table-row>
            <table:table-row>
              <table:table-cell office:value-type="float" office:value="1179648">
                <text:p>1179648</text:p>
              </table:table-cell>
              <table:table-cell office:value-type="float" office:value="0.994825699157259">
                <text:p>0.994825699157259</text:p>
              </table:table-cell>
            </table:table-row>
            <table:table-row>
              <table:table-cell office:value-type="float" office:value="1310720">
                <text:p>1310720</text:p>
              </table:table-cell>
              <table:table-cell office:value-type="float" office:value="0.98863241835316">
                <text:p>0.98863241835316</text:p>
              </table:table-cell>
            </table:table-row>
            <table:table-row>
              <table:table-cell office:value-type="float" office:value="1474560">
                <text:p>1474560</text:p>
              </table:table-cell>
              <table:table-cell office:value-type="float" office:value="0.995316895762009">
                <text:p>0.995316895762009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0.989303434951091">
                <text:p>0.989303434951091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0.988643316534565">
                <text:p>0.988643316534565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0.989164872358943">
                <text:p>0.989164872358943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0.98863241835316">
                <text:p>0.98863241835316</text:p>
              </table:table-cell>
            </table:table-row>
            <table:table-row>
              <table:table-cell office:value-type="float" office:value="2359296">
                <text:p>2359296</text:p>
              </table:table-cell>
              <table:table-cell office:value-type="float" office:value="0.989303434951091">
                <text:p>0.989303434951091</text:p>
              </table:table-cell>
            </table:table-row>
            <table:table-row>
              <table:table-cell office:value-type="float" office:value="2949120">
                <text:p>2949120</text:p>
              </table:table-cell>
              <table:table-cell office:value-type="float" office:value="0.989164872358943">
                <text:p>0.98916487235894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83cm" svg:height="7.922cm" xlink:href=".." xlink:type="simple" chart:class="chart:bar" chart:style-name="ch1">
        <chart:title svg:x="3.439cm" svg:y="0.294cm" chart:style-name="ch2">
          <text:p>L/S Queue Exploraton (Normalized)</text:p>
        </chart:title>
        <chart:legend chart:legend-position="end" svg:x="12.772cm" svg:y="2.915cm" style:legend-expansion="high" chart:style-name="ch3"/>
        <chart:plot-area chart:style-name="ch4" table:cell-range-address="'First Run'.A29:'First Run'.F33" chart:data-source-has-labels="both" svg:x="0.281cm" svg:y="1.231cm" svg:width="12.21cm" svg:height="6.533cm">
          <chart:coordinate-region svg:x="1.643cm" svg:y="1.231cm" svg:width="10.517cm" svg:height="5.886cm"/>
          <chart:axis chart:dimension="x" chart:name="primary-x" chart:style-name="ch5" chartooo:axis-type="auto">
            <chartooo:date-scale/>
            <chart:categories table:cell-range-address="'First Run'.B29:'First Run'.F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 Run'.B30:'First Run'.F30" chart:label-cell-address="'First Run'.A30:'First Run'.A30" chart:class="chart:bar">
            <chart:data-point chart:repeated="5"/>
          </chart:series>
          <chart:series chart:style-name="ch9" chart:values-cell-range-address="'First Run'.B31:'First Run'.F31" chart:label-cell-address="'First Run'.A31:'First Run'.A31" chart:class="chart:bar">
            <chart:data-point chart:repeated="5"/>
          </chart:series>
          <chart:series chart:style-name="ch10" chart:values-cell-range-address="'First Run'.B32:'First Run'.F32" chart:label-cell-address="'First Run'.A32:'First Run'.A32" chart:class="chart:bar">
            <chart:data-point chart:repeated="5"/>
          </chart:series>
          <chart:series chart:style-name="ch11" chart:values-cell-range-address="'First Run'.B33:'First Run'.F33" chart:label-cell-address="'First Run'.A33:'First Run'.A3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B29:'First Run'.F29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First Run'.A30:'First Run'.A30</svg:desc>
                </draw:g>
              </table:table-cell>
              <table:table-cell office:value-type="float" office:value="1">
                <text:p>1</text:p>
                <draw:g>
                  <svg:desc>'First Run'.B30:'First Run'.F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  <draw:g>
                  <svg:desc>'First Run'.A31:'First Run'.A31</svg:desc>
                </draw:g>
              </table:table-cell>
              <table:table-cell office:value-type="float" office:value="1.0538760006906">
                <text:p>1.0538760006906</text:p>
                <draw:g>
                  <svg:desc>'First Run'.B31:'First Run'.F31</svg:desc>
                </draw:g>
              </table:table-cell>
              <table:table-cell office:value-type="float" office:value="1.08414779618882">
                <text:p>1.08414779618882</text:p>
              </table:table-cell>
              <table:table-cell office:value-type="float" office:value="1.04767112490455">
                <text:p>1.04767112490455</text:p>
              </table:table-cell>
              <table:table-cell office:value-type="float" office:value="0.997177344363988">
                <text:p>0.997177344363988</text:p>
              </table:table-cell>
              <table:table-cell office:value-type="float" office:value="1.06694343344565">
                <text:p>1.06694343344565</text:p>
              </table:table-cell>
            </table:table-row>
            <table:table-row>
              <table:table-cell office:value-type="string">
                <text:p>64</text:p>
                <draw:g>
                  <svg:desc>'First Run'.A32:'First Run'.A32</svg:desc>
                </draw:g>
              </table:table-cell>
              <table:table-cell office:value-type="float" office:value="1.05373061090969">
                <text:p>1.05373061090969</text:p>
                <draw:g>
                  <svg:desc>'First Run'.B32:'First Run'.F32</svg:desc>
                </draw:g>
              </table:table-cell>
              <table:table-cell office:value-type="float" office:value="1.10363175252358">
                <text:p>1.10363175252358</text:p>
              </table:table-cell>
              <table:table-cell office:value-type="float" office:value="1.04768426151711">
                <text:p>1.04768426151711</text:p>
              </table:table-cell>
              <table:table-cell office:value-type="float" office:value="1.01718490344178">
                <text:p>1.01718490344178</text:p>
              </table:table-cell>
              <table:table-cell office:value-type="float" office:value="1.14143701211886">
                <text:p>1.14143701211886</text:p>
              </table:table-cell>
            </table:table-row>
            <table:table-row>
              <table:table-cell office:value-type="string">
                <text:p>128</text:p>
                <draw:g>
                  <svg:desc>'First Run'.A33:'First Run'.A33</svg:desc>
                </draw:g>
              </table:table-cell>
              <table:table-cell office:value-type="float" office:value="1.05393960871975">
                <text:p>1.05393960871975</text:p>
                <draw:g>
                  <svg:desc>'First Run'.B33:'First Run'.F33</svg:desc>
                </draw:g>
              </table:table-cell>
              <table:table-cell office:value-type="float" office:value="1.10395252558666">
                <text:p>1.10395252558666</text:p>
              </table:table-cell>
              <table:table-cell office:value-type="float" office:value="1.04831481892001">
                <text:p>1.04831481892001</text:p>
              </table:table-cell>
              <table:table-cell office:value-type="float" office:value="1.01834126236599">
                <text:p>1.01834126236599</text:p>
              </table:table-cell>
              <table:table-cell office:value-type="float" office:value="1.19405270194506">
                <text:p>1.1940527019450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43cm" svg:height="8.012cm" xlink:href=".." xlink:type="simple" chart:class="chart:bar" chart:style-name="ch1">
        <chart:title svg:x="4.035cm" svg:y="0.296cm" chart:style-name="ch2">
          <text:p>ROB Exploration (Normalized)</text:p>
        </chart:title>
        <chart:legend chart:legend-position="end" svg:x="12.932cm" svg:y="2.96cm" style:legend-expansion="high" chart:style-name="ch3"/>
        <chart:plot-area chart:style-name="ch4" table:cell-range-address="'First Run'.H29:'First Run'.M33" chart:data-source-has-labels="both" svg:x="0.284cm" svg:y="1.235cm" svg:width="12.364cm" svg:height="6.617cm">
          <chart:coordinate-region svg:x="1.646cm" svg:y="1.235cm" svg:width="10.67cm" svg:height="5.97cm"/>
          <chart:axis chart:dimension="x" chart:name="primary-x" chart:style-name="ch5" chartooo:axis-type="auto">
            <chartooo:date-scale/>
            <chart:categories table:cell-range-address="'First Run'.I29:'First Run'.M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 Run'.I30:'First Run'.M30" chart:label-cell-address="'First Run'.H30:'First Run'.H30" chart:class="chart:bar">
            <chart:data-point chart:repeated="5"/>
          </chart:series>
          <chart:series chart:style-name="ch9" chart:values-cell-range-address="'First Run'.I31:'First Run'.M31" chart:label-cell-address="'First Run'.H31:'First Run'.H31" chart:class="chart:bar">
            <chart:data-point chart:repeated="5"/>
          </chart:series>
          <chart:series chart:style-name="ch10" chart:values-cell-range-address="'First Run'.I32:'First Run'.M32" chart:label-cell-address="'First Run'.H32:'First Run'.H32" chart:class="chart:bar">
            <chart:data-point chart:repeated="5"/>
          </chart:series>
          <chart:series chart:style-name="ch11" chart:values-cell-range-address="'First Run'.I33:'First Run'.M33" chart:label-cell-address="'First Run'.H33:'First Run'.H3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I29:'First Run'.M29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'First Run'.H30:'First Run'.H30</svg:desc>
                </draw:g>
              </table:table-cell>
              <table:table-cell office:value-type="float" office:value="1">
                <text:p>1</text:p>
                <draw:g>
                  <svg:desc>'First Run'.I30:'First Run'.M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  <draw:g>
                  <svg:desc>'First Run'.H31:'First Run'.H31</svg:desc>
                </draw:g>
              </table:table-cell>
              <table:table-cell office:value-type="float" office:value="1.00390735036211">
                <text:p>1.00390735036211</text:p>
                <draw:g>
                  <svg:desc>'First Run'.I31:'First Run'.M31</svg:desc>
                </draw:g>
              </table:table-cell>
              <table:table-cell office:value-type="float" office:value="1.02721458715504">
                <text:p>1.02721458715504</text:p>
              </table:table-cell>
              <table:table-cell office:value-type="float" office:value="1.00761102490209">
                <text:p>1.00761102490209</text:p>
              </table:table-cell>
              <table:table-cell office:value-type="float" office:value="1.01188455008489">
                <text:p>1.01188455008489</text:p>
              </table:table-cell>
              <table:table-cell office:value-type="float" office:value="1.00083630070073">
                <text:p>1.00083630070073</text:p>
              </table:table-cell>
            </table:table-row>
            <table:table-row>
              <table:table-cell office:value-type="string">
                <text:p>256</text:p>
                <draw:g>
                  <svg:desc>'First Run'.H32:'First Run'.H32</svg:desc>
                </draw:g>
              </table:table-cell>
              <table:table-cell office:value-type="float" office:value="1.00392552408473">
                <text:p>1.00392552408473</text:p>
                <draw:g>
                  <svg:desc>'First Run'.I32:'First Run'.M32</svg:desc>
                </draw:g>
              </table:table-cell>
              <table:table-cell office:value-type="float" office:value="1.02707124169248">
                <text:p>1.02707124169248</text:p>
              </table:table-cell>
              <table:table-cell office:value-type="float" office:value="1.00215768861302">
                <text:p>1.00215768861302</text:p>
              </table:table-cell>
              <table:table-cell office:value-type="float" office:value="1.01188604990191">
                <text:p>1.01188604990191</text:p>
              </table:table-cell>
              <table:table-cell office:value-type="float" office:value="1.00083630070073">
                <text:p>1.00083630070073</text:p>
              </table:table-cell>
            </table:table-row>
            <table:table-row>
              <table:table-cell office:value-type="string">
                <text:p>512</text:p>
                <draw:g>
                  <svg:desc>'First Run'.H33:'First Run'.H33</svg:desc>
                </draw:g>
              </table:table-cell>
              <table:table-cell office:value-type="float" office:value="1.00392552408473">
                <text:p>1.00392552408473</text:p>
                <draw:g>
                  <svg:desc>'First Run'.I33:'First Run'.M33</svg:desc>
                </draw:g>
              </table:table-cell>
              <table:table-cell office:value-type="float" office:value="1.02697601218938">
                <text:p>1.02697601218938</text:p>
              </table:table-cell>
              <table:table-cell office:value-type="float" office:value="1.00226770774321">
                <text:p>1.00226770774321</text:p>
              </table:table-cell>
              <table:table-cell office:value-type="float" office:value="1.01188604990191">
                <text:p>1.01188604990191</text:p>
              </table:table-cell>
              <table:table-cell office:value-type="float" office:value="1.00083630070073">
                <text:p>1.0008363007007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7cm" svg:height="8.526cm" xlink:href=".." xlink:type="simple" chart:class="chart:bar" chart:style-name="ch1">
        <chart:title svg:x="4.32cm" svg:y="0.306cm" chart:style-name="ch2">
          <text:p>FUINT Exploration (Normalized)</text:p>
        </chart:title>
        <chart:legend chart:legend-position="end" svg:x="14.032cm" svg:y="3.217cm" style:legend-expansion="high" chart:style-name="ch3"/>
        <chart:plot-area chart:style-name="ch4" table:cell-range-address="'First Run'.O29:'First Run'.T33" chart:data-source-has-labels="both" svg:x="0.303cm" svg:y="1.255cm" svg:width="13.426cm" svg:height="7.101cm">
          <chart:coordinate-region svg:x="1.665cm" svg:y="1.255cm" svg:width="11.733cm" svg:height="6.455cm"/>
          <chart:axis chart:dimension="x" chart:name="primary-x" chart:style-name="ch5" chartooo:axis-type="auto">
            <chartooo:date-scale/>
            <chart:categories table:cell-range-address="'First Run'.P29:'First Run'.T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 Run'.P30:'First Run'.T30" chart:label-cell-address="'First Run'.O30:'First Run'.O30" chart:class="chart:bar">
            <chart:data-point chart:repeated="5"/>
          </chart:series>
          <chart:series chart:style-name="ch9" chart:values-cell-range-address="'First Run'.P31:'First Run'.T31" chart:label-cell-address="'First Run'.O31:'First Run'.O31" chart:class="chart:bar">
            <chart:data-point chart:repeated="5"/>
          </chart:series>
          <chart:series chart:style-name="ch10" chart:values-cell-range-address="'First Run'.P32:'First Run'.T32" chart:label-cell-address="'First Run'.O32:'First Run'.O32" chart:class="chart:bar">
            <chart:data-point chart:repeated="5"/>
          </chart:series>
          <chart:series chart:style-name="ch11" chart:values-cell-range-address="'First Run'.P33:'First Run'.T33" chart:label-cell-address="'First Run'.O33:'First Run'.O3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P29:'First Run'.T29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First Run'.O30:'First Run'.O30</svg:desc>
                </draw:g>
              </table:table-cell>
              <table:table-cell office:value-type="float" office:value="1">
                <text:p>1</text:p>
                <draw:g>
                  <svg:desc>'First Run'.P30:'First Run'.T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First Run'.O31:'First Run'.O31</svg:desc>
                </draw:g>
              </table:table-cell>
              <table:table-cell office:value-type="float" office:value="1.07478486855855">
                <text:p>1.07478486855855</text:p>
                <draw:g>
                  <svg:desc>'First Run'.P31:'First Run'.T31</svg:desc>
                </draw:g>
              </table:table-cell>
              <table:table-cell office:value-type="float" office:value="1.09596327148428">
                <text:p>1.09596327148428</text:p>
              </table:table-cell>
              <table:table-cell office:value-type="float" office:value="1.0077637380231">
                <text:p>1.0077637380231</text:p>
              </table:table-cell>
              <table:table-cell office:value-type="float" office:value="1.00086089497081">
                <text:p>1.00086089497081</text:p>
              </table:table-cell>
              <table:table-cell office:value-type="float" office:value="1.00166041316255">
                <text:p>1.00166041316255</text:p>
              </table:table-cell>
            </table:table-row>
            <table:table-row>
              <table:table-cell office:value-type="string">
                <text:p>8</text:p>
                <draw:g>
                  <svg:desc>'First Run'.O32:'First Run'.O32</svg:desc>
                </draw:g>
              </table:table-cell>
              <table:table-cell office:value-type="float" office:value="1.07478486855855">
                <text:p>1.07478486855855</text:p>
                <draw:g>
                  <svg:desc>'First Run'.P32:'First Run'.T32</svg:desc>
                </draw:g>
              </table:table-cell>
              <table:table-cell office:value-type="float" office:value="1.08527852123618">
                <text:p>1.08527852123618</text:p>
              </table:table-cell>
              <table:table-cell office:value-type="float" office:value="1.00778344294194">
                <text:p>1.00778344294194</text:p>
              </table:table-cell>
              <table:table-cell office:value-type="float" office:value="1.00085939515379">
                <text:p>1.00085939515379</text:p>
              </table:table-cell>
              <table:table-cell office:value-type="float" office:value="1.00166041316255">
                <text:p>1.00166041316255</text:p>
              </table:table-cell>
            </table:table-row>
            <table:table-row>
              <table:table-cell office:value-type="string">
                <text:p>16</text:p>
                <draw:g>
                  <svg:desc>'First Run'.O33:'First Run'.O33</svg:desc>
                </draw:g>
              </table:table-cell>
              <table:table-cell office:value-type="float" office:value="1.07478486855855">
                <text:p>1.07478486855855</text:p>
                <draw:g>
                  <svg:desc>'First Run'.P33:'First Run'.T33</svg:desc>
                </draw:g>
              </table:table-cell>
              <table:table-cell office:value-type="float" office:value="1.08527852123618">
                <text:p>1.08527852123618</text:p>
              </table:table-cell>
              <table:table-cell office:value-type="float" office:value="1.00778344294194">
                <text:p>1.00778344294194</text:p>
              </table:table-cell>
              <table:table-cell office:value-type="float" office:value="1.00085939515379">
                <text:p>1.00085939515379</text:p>
              </table:table-cell>
              <table:table-cell office:value-type="float" office:value="1.00166041316255">
                <text:p>1.001660413162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59cm" svg:height="8.358cm" xlink:href=".." xlink:type="simple" chart:class="chart:bar" chart:style-name="ch1">
        <chart:title svg:x="4.012cm" svg:y="0.303cm" chart:style-name="ch2">
          <text:p>FUCOM Exploration (Normalized)</text:p>
        </chart:title>
        <chart:legend chart:legend-position="end" svg:x="13.919cm" svg:y="3.382cm" style:legend-expansion="high" chart:style-name="ch3"/>
        <chart:plot-area chart:style-name="ch4" table:cell-range-address="'First Run'.V29:'First Run'.AA32" chart:data-source-has-labels="both" svg:x="0.297cm" svg:y="1.249cm" svg:width="13.325cm" svg:height="6.942cm">
          <chart:coordinate-region svg:x="1.659cm" svg:y="1.249cm" svg:width="11.631cm" svg:height="6.295cm"/>
          <chart:axis chart:dimension="x" chart:name="primary-x" chart:style-name="ch5" chartooo:axis-type="auto">
            <chartooo:date-scale/>
            <chart:categories table:cell-range-address="'First Run'.W29:'First Run'.A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 Run'.W30:'First Run'.AA30" chart:label-cell-address="'First Run'.V30:'First Run'.V30" chart:class="chart:bar">
            <chart:data-point chart:repeated="5"/>
          </chart:series>
          <chart:series chart:style-name="ch9" chart:values-cell-range-address="'First Run'.W31:'First Run'.AA31" chart:label-cell-address="'First Run'.V31:'First Run'.V31" chart:class="chart:bar">
            <chart:data-point chart:repeated="5"/>
          </chart:series>
          <chart:series chart:style-name="ch10" chart:values-cell-range-address="'First Run'.W32:'First Run'.AA32" chart:label-cell-address="'First Run'.V32:'First Run'.V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W29:'First Run'.AA29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First Run'.V30:'First Run'.V30</svg:desc>
                </draw:g>
              </table:table-cell>
              <table:table-cell office:value-type="float" office:value="1">
                <text:p>1</text:p>
                <draw:g>
                  <svg:desc>'First Run'.W30:'First Run'.AA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First Run'.V31:'First Run'.V31</svg:desc>
                </draw:g>
              </table:table-cell>
              <table:table-cell office:value-type="float" office:value="1.07304927804887">
                <text:p>1.07304927804887</text:p>
                <draw:g>
                  <svg:desc>'First Run'.W31:'First Run'.AA3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  <draw:g>
                  <svg:desc>'First Run'.V32:'First Run'.V32</svg:desc>
                </draw:g>
              </table:table-cell>
              <table:table-cell office:value-type="float" office:value="1.07304927804887">
                <text:p>1.07304927804887</text:p>
                <draw:g>
                  <svg:desc>'First Run'.W32:'First Run'.AA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87cm" svg:height="8.374cm" xlink:href=".." xlink:type="simple" chart:class="chart:bar" chart:style-name="ch1">
        <chart:title svg:x="4.264cm" svg:y="0.303cm" chart:style-name="ch2">
          <text:p>FUFP Exploration (Normalized)</text:p>
        </chart:title>
        <chart:legend chart:legend-position="end" svg:x="13.947cm" svg:y="3.39cm" style:legend-expansion="high" chart:style-name="ch3"/>
        <chart:plot-area chart:style-name="ch4" table:cell-range-address="'First Run'.AC29:'First Run'.AH32" chart:data-source-has-labels="both" svg:x="0.297cm" svg:y="1.249cm" svg:width="13.353cm" svg:height="6.958cm">
          <chart:coordinate-region svg:x="1.659cm" svg:y="1.249cm" svg:width="11.659cm" svg:height="6.311cm"/>
          <chart:axis chart:dimension="x" chart:name="primary-x" chart:style-name="ch5" chartooo:axis-type="auto">
            <chartooo:date-scale/>
            <chart:categories table:cell-range-address="'First Run'.AD29:'First Run'.AH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 Run'.AD30:'First Run'.AH30" chart:label-cell-address="'First Run'.AC30:'First Run'.AC30" chart:class="chart:bar">
            <chart:data-point chart:repeated="5"/>
          </chart:series>
          <chart:series chart:style-name="ch9" chart:values-cell-range-address="'First Run'.AD31:'First Run'.AH31" chart:label-cell-address="'First Run'.AC31:'First Run'.AC31" chart:class="chart:bar">
            <chart:data-point chart:repeated="5"/>
          </chart:series>
          <chart:series chart:style-name="ch10" chart:values-cell-range-address="'First Run'.AD32:'First Run'.AH32" chart:label-cell-address="'First Run'.AC32:'First Run'.AC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AD29:'First Run'.AH29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First Run'.AC30:'First Run'.AC30</svg:desc>
                </draw:g>
              </table:table-cell>
              <table:table-cell office:value-type="float" office:value="1">
                <text:p>1</text:p>
                <draw:g>
                  <svg:desc>'First Run'.AD30:'First Run'.AH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First Run'.AC31:'First Run'.AC31</svg:desc>
                </draw:g>
              </table:table-cell>
              <table:table-cell office:value-type="float" office:value="1.07304927804887">
                <text:p>1.07304927804887</text:p>
                <draw:g>
                  <svg:desc>'First Run'.AD31:'First Run'.AH31</svg:desc>
                </draw:g>
              </table:table-cell>
              <table:table-cell office:value-type="float" office:value="0.99941659399152">
                <text:p>0.99941659399152</text:p>
              </table:table-cell>
              <table:table-cell office:value-type="float" office:value="1">
                <text:p>1</text:p>
              </table:table-cell>
              <table:table-cell office:value-type="float" office:value="1.00022647237037">
                <text:p>1.000226472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  <draw:g>
                  <svg:desc>'First Run'.AC32:'First Run'.AC32</svg:desc>
                </draw:g>
              </table:table-cell>
              <table:table-cell office:value-type="float" office:value="1.07304927804887">
                <text:p>1.07304927804887</text:p>
                <draw:g>
                  <svg:desc>'First Run'.AD32:'First Run'.AH32</svg:desc>
                </draw:g>
              </table:table-cell>
              <table:table-cell office:value-type="float" office:value="0.99941659399152">
                <text:p>0.99941659399152</text:p>
              </table:table-cell>
              <table:table-cell office:value-type="float" office:value="0.99999671584686">
                <text:p>0.99999671584686</text:p>
              </table:table-cell>
              <table:table-cell office:value-type="float" office:value="1.00022647237037">
                <text:p>1.000226472370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96cm" svg:height="7.929cm" xlink:href=".." xlink:type="simple" chart:class="chart:bar" chart:style-name="ch1">
        <chart:title svg:x="1.792cm" svg:y="0.294cm" chart:style-name="ch2">
          <text:p>Reorder Buffer Entries (ROB_ENTRIES) Exploration</text:p>
        </chart:title>
        <chart:legend chart:legend-position="end" svg:x="12.785cm" svg:y="2.918cm" style:legend-expansion="high" chart:style-name="ch3"/>
        <chart:plot-area chart:style-name="ch4" table:cell-range-address="'First Run'.H2:'First Run'.M6" chart:data-source-has-labels="both" svg:x="0.281cm" svg:y="1.231cm" svg:width="12.223cm" svg:height="5.559cm">
          <chart:coordinate-region svg:x="1.643cm" svg:y="1.231cm" svg:width="10.621cm" svg:height="4.912cm"/>
          <chart:axis chart:dimension="x" chart:name="primary-x" chart:style-name="ch5" chartooo:axis-type="auto">
            <chartooo:date-scale/>
            <chart:categories table:cell-range-address="'First Run'.I2:'First Run'.M2"/>
          </chart:axis>
          <chart:axis chart:dimension="y" chart:name="primary-y" chart:style-name="ch6">
            <chart:title svg:x="6.07cm" svg:y="6.948cm" chart:style-name="ch7">
              <text:p>IPC</text:p>
            </chart:title>
            <chart:grid chart:style-name="ch8" chart:class="major"/>
          </chart:axis>
          <chart:series chart:style-name="ch9" chart:values-cell-range-address="'First Run'.I3:'First Run'.M3" chart:label-cell-address="'First Run'.H3:'First Run'.H3" chart:class="chart:bar">
            <chart:data-point chart:repeated="5"/>
          </chart:series>
          <chart:series chart:style-name="ch10" chart:values-cell-range-address="'First Run'.I4:'First Run'.M4" chart:label-cell-address="'First Run'.H4:'First Run'.H4" chart:class="chart:bar">
            <chart:data-point chart:repeated="5"/>
          </chart:series>
          <chart:series chart:style-name="ch11" chart:values-cell-range-address="'First Run'.I5:'First Run'.M5" chart:label-cell-address="'First Run'.H5:'First Run'.H5" chart:class="chart:bar">
            <chart:data-point chart:repeated="5"/>
          </chart:series>
          <chart:series chart:style-name="ch12" chart:values-cell-range-address="'First Run'.I6:'First Run'.M6" chart:label-cell-address="'First Run'.H6:'First Run'.H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I2:'First Run'.M2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'First Run'.H3:'First Run'.H3</svg:desc>
                </draw:g>
              </table:table-cell>
              <table:table-cell office:value-type="float" office:value="0.110049">
                <text:p>0.110049</text:p>
                <draw:g>
                  <svg:desc>'First Run'.I3:'First Run'.M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128</text:p>
                <draw:g>
                  <svg:desc>'First Run'.H4:'First Run'.H4</svg:desc>
                </draw:g>
              </table:table-cell>
              <table:table-cell office:value-type="float" office:value="0.110479">
                <text:p>0.110479</text:p>
                <draw:g>
                  <svg:desc>'First Run'.I4:'First Run'.M4</svg:desc>
                </draw:g>
              </table:table-cell>
              <table:table-cell office:value-type="float" office:value="1.024739">
                <text:p>1.024739</text:p>
              </table:table-cell>
              <table:table-cell office:value-type="float" office:value="0.61362">
                <text:p>0.61362</text:p>
              </table:table-cell>
              <table:table-cell office:value-type="float" office:value="0.674672">
                <text:p>0.674672</text:p>
              </table:table-cell>
              <table:table-cell office:value-type="float" office:value="1.067494">
                <text:p>1.067494</text:p>
              </table:table-cell>
            </table:table-row>
            <table:table-row>
              <table:table-cell office:value-type="string">
                <text:p>256</text:p>
                <draw:g>
                  <svg:desc>'First Run'.H5:'First Run'.H5</svg:desc>
                </draw:g>
              </table:table-cell>
              <table:table-cell office:value-type="float" office:value="0.110481">
                <text:p>0.110481</text:p>
                <draw:g>
                  <svg:desc>'First Run'.I5:'First Run'.M5</svg:desc>
                </draw:g>
              </table:table-cell>
              <table:table-cell office:value-type="float" office:value="1.024596">
                <text:p>1.024596</text:p>
              </table:table-cell>
              <table:table-cell office:value-type="float" office:value="0.610299">
                <text:p>0.610299</text:p>
              </table:table-cell>
              <table:table-cell office:value-type="float" office:value="0.674673">
                <text:p>0.674673</text:p>
              </table:table-cell>
              <table:table-cell office:value-type="float" office:value="1.067494">
                <text:p>1.067494</text:p>
              </table:table-cell>
            </table:table-row>
            <table:table-row>
              <table:table-cell office:value-type="string">
                <text:p>512</text:p>
                <draw:g>
                  <svg:desc>'First Run'.H6:'First Run'.H6</svg:desc>
                </draw:g>
              </table:table-cell>
              <table:table-cell office:value-type="float" office:value="0.110481">
                <text:p>0.110481</text:p>
                <draw:g>
                  <svg:desc>'First Run'.I6:'First Run'.M6</svg:desc>
                </draw:g>
              </table:table-cell>
              <table:table-cell office:value-type="float" office:value="1.024501">
                <text:p>1.024501</text:p>
              </table:table-cell>
              <table:table-cell office:value-type="float" office:value="0.610366">
                <text:p>0.610366</text:p>
              </table:table-cell>
              <table:table-cell office:value-type="float" office:value="0.674673">
                <text:p>0.674673</text:p>
              </table:table-cell>
              <table:table-cell office:value-type="float" office:value="1.067494">
                <text:p>1.067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39cm" svg:height="8.516cm" xlink:href=".." xlink:type="simple" chart:class="chart:bar" chart:style-name="ch1">
        <chart:title svg:x="4.403cm" svg:y="0.306cm" chart:style-name="ch2">
          <text:p>FULS Exploration (Normalized)</text:p>
        </chart:title>
        <chart:legend chart:legend-position="end" svg:x="14.199cm" svg:y="3.461cm" style:legend-expansion="high" chart:style-name="ch3"/>
        <chart:plot-area chart:style-name="ch4" table:cell-range-address="'First Run'.AJ29:'First Run'.AO32" chart:data-source-has-labels="both" svg:x="0.302cm" svg:y="1.255cm" svg:width="13.595cm" svg:height="7.091cm">
          <chart:coordinate-region svg:x="1.665cm" svg:y="1.255cm" svg:width="11.901cm" svg:height="6.445cm"/>
          <chart:axis chart:dimension="x" chart:name="primary-x" chart:style-name="ch5" chartooo:axis-type="auto">
            <chartooo:date-scale/>
            <chart:categories table:cell-range-address="'First Run'.AK29:'First Run'.AO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 Run'.AK30:'First Run'.AO30" chart:label-cell-address="'First Run'.AJ30:'First Run'.AJ30" chart:class="chart:bar">
            <chart:data-point chart:repeated="5"/>
          </chart:series>
          <chart:series chart:style-name="ch9" chart:values-cell-range-address="'First Run'.AK31:'First Run'.AO31" chart:label-cell-address="'First Run'.AJ31:'First Run'.AJ31" chart:class="chart:bar">
            <chart:data-point chart:repeated="5"/>
          </chart:series>
          <chart:series chart:style-name="ch10" chart:values-cell-range-address="'First Run'.AK32:'First Run'.AO32" chart:label-cell-address="'First Run'.AJ32:'First Run'.AJ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AK29:'First Run'.AO29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irst Run'.AJ30:'First Run'.AJ30</svg:desc>
                </draw:g>
              </table:table-cell>
              <table:table-cell office:value-type="float" office:value="1">
                <text:p>1</text:p>
                <draw:g>
                  <svg:desc>'First Run'.AK30:'First Run'.AO3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First Run'.AJ31:'First Run'.AJ31</svg:desc>
                </draw:g>
              </table:table-cell>
              <table:table-cell office:value-type="float" office:value="1">
                <text:p>1</text:p>
                <draw:g>
                  <svg:desc>'First Run'.AK31:'First Run'.AO31</svg:desc>
                </draw:g>
              </table:table-cell>
              <table:table-cell office:value-type="float" office:value="1.00842129532173">
                <text:p>1.00842129532173</text:p>
              </table:table-cell>
              <table:table-cell office:value-type="float" office:value="1.00547632536105">
                <text:p>1.00547632536105</text:p>
              </table:table-cell>
              <table:table-cell office:value-type="float" office:value="0.984412401686994">
                <text:p>0.984412401686994</text:p>
              </table:table-cell>
              <table:table-cell office:value-type="float" office:value="1.00427244651707">
                <text:p>1.00427244651707</text:p>
              </table:table-cell>
            </table:table-row>
            <table:table-row>
              <table:table-cell office:value-type="string">
                <text:p>4</text:p>
                <draw:g>
                  <svg:desc>'First Run'.AJ32:'First Run'.AJ32</svg:desc>
                </draw:g>
              </table:table-cell>
              <table:table-cell office:value-type="float" office:value="1.00830539123481">
                <text:p>1.00830539123481</text:p>
                <draw:g>
                  <svg:desc>'First Run'.AK32:'First Run'.AO32</svg:desc>
                </draw:g>
              </table:table-cell>
              <table:table-cell office:value-type="float" office:value="1.00719133110797">
                <text:p>1.00719133110797</text:p>
              </table:table-cell>
              <table:table-cell office:value-type="float" office:value="1.01514815635853">
                <text:p>1.01514815635853</text:p>
              </table:table-cell>
              <table:table-cell office:value-type="float" office:value="1.00247769772088">
                <text:p>1.00247769772088</text:p>
              </table:table-cell>
              <table:table-cell office:value-type="float" office:value="1.00179167112006">
                <text:p>1.001791671120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919cm" svg:height="19.388cm" xlink:href=".." xlink:type="simple" chart:class="chart:bar" chart:style-name="ch1">
        <chart:title svg:x="6.658cm" svg:y="0.523cm" chart:style-name="ch2">
          <text:p>Best Values Exploration (Normalized)</text:p>
        </chart:title>
        <chart:legend chart:legend-position="end" svg:x="19.794cm" svg:y="5.66cm" style:legend-expansion="high" chart:style-name="ch3"/>
        <chart:plot-area chart:style-name="ch4" table:cell-range-address="'Second Run'.M2:'Second Run'.Q18 'Second Run'.A3:'Second Run'.A18" chart:data-source-has-labels="both" svg:x="0.418cm" svg:y="1.689cm" svg:width="18.958cm" svg:height="17.312cm">
          <chart:coordinate-region svg:x="2.045cm" svg:y="1.689cm" svg:width="17cm" svg:height="16.665cm"/>
          <chart:axis chart:dimension="x" chart:name="primary-x" chart:style-name="ch5" chartooo:axis-type="auto">
            <chartooo:date-scale/>
            <chart:categories table:cell-range-address="'Second Run'.M2:'Second Run'.Q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econd Run'.M3:'Second Run'.Q3" chart:label-cell-address="'Second Run'.A3:'Second Run'.A3" chart:class="chart:bar">
            <chart:data-point chart:repeated="5"/>
          </chart:series>
          <chart:series chart:style-name="ch9" chart:values-cell-range-address="'Second Run'.M4:'Second Run'.Q4" chart:label-cell-address="'Second Run'.A4:'Second Run'.A4" chart:class="chart:bar">
            <chart:data-point chart:repeated="5"/>
          </chart:series>
          <chart:series chart:style-name="ch10" chart:values-cell-range-address="'Second Run'.M5:'Second Run'.Q5" chart:label-cell-address="'Second Run'.A5:'Second Run'.A5" chart:class="chart:bar">
            <chart:data-point chart:repeated="5"/>
          </chart:series>
          <chart:series chart:style-name="ch11" chart:values-cell-range-address="'Second Run'.M6:'Second Run'.Q6" chart:label-cell-address="'Second Run'.A6:'Second Run'.A6" chart:class="chart:bar">
            <chart:data-point chart:repeated="5"/>
          </chart:series>
          <chart:series chart:style-name="ch12" chart:values-cell-range-address="'Second Run'.M7:'Second Run'.Q7" chart:label-cell-address="'Second Run'.A7:'Second Run'.A7" chart:class="chart:bar">
            <chart:data-point chart:repeated="5"/>
          </chart:series>
          <chart:series chart:style-name="ch13" chart:values-cell-range-address="'Second Run'.M8:'Second Run'.Q8" chart:label-cell-address="'Second Run'.A8:'Second Run'.A8" chart:class="chart:bar">
            <chart:data-point chart:repeated="5"/>
          </chart:series>
          <chart:series chart:style-name="ch14" chart:values-cell-range-address="'Second Run'.M9:'Second Run'.Q9" chart:label-cell-address="'Second Run'.A9:'Second Run'.A9" chart:class="chart:bar">
            <chart:data-point chart:repeated="5"/>
          </chart:series>
          <chart:series chart:style-name="ch15" chart:values-cell-range-address="'Second Run'.M10:'Second Run'.Q10" chart:label-cell-address="'Second Run'.A10:'Second Run'.A10" chart:class="chart:bar">
            <chart:data-point chart:repeated="5"/>
          </chart:series>
          <chart:series chart:style-name="ch16" chart:values-cell-range-address="'Second Run'.M11:'Second Run'.Q11" chart:label-cell-address="'Second Run'.A11:'Second Run'.A11" chart:class="chart:bar">
            <chart:data-point chart:repeated="5"/>
          </chart:series>
          <chart:series chart:style-name="ch17" chart:values-cell-range-address="'Second Run'.M12:'Second Run'.Q12" chart:label-cell-address="'Second Run'.A12:'Second Run'.A12" chart:class="chart:bar">
            <chart:data-point chart:repeated="5"/>
          </chart:series>
          <chart:series chart:style-name="ch18" chart:values-cell-range-address="'Second Run'.M13:'Second Run'.Q13" chart:label-cell-address="'Second Run'.A13:'Second Run'.A13" chart:class="chart:bar">
            <chart:data-point chart:repeated="5"/>
          </chart:series>
          <chart:series chart:style-name="ch19" chart:values-cell-range-address="'Second Run'.M14:'Second Run'.Q14" chart:label-cell-address="'Second Run'.A14:'Second Run'.A14" chart:class="chart:bar">
            <chart:data-point chart:repeated="5"/>
          </chart:series>
          <chart:series chart:style-name="ch8" chart:values-cell-range-address="'Second Run'.M15:'Second Run'.Q15" chart:label-cell-address="'Second Run'.A15:'Second Run'.A15" chart:class="chart:bar">
            <chart:data-point chart:repeated="5"/>
          </chart:series>
          <chart:series chart:style-name="ch9" chart:values-cell-range-address="'Second Run'.M16:'Second Run'.Q16" chart:label-cell-address="'Second Run'.A16:'Second Run'.A16" chart:class="chart:bar">
            <chart:data-point chart:repeated="5"/>
          </chart:series>
          <chart:series chart:style-name="ch10" chart:values-cell-range-address="'Second Run'.M17:'Second Run'.Q17" chart:label-cell-address="'Second Run'.A17:'Second Run'.A17" chart:class="chart:bar">
            <chart:data-point chart:repeated="5"/>
          </chart:series>
          <chart:series chart:style-name="ch11" chart:values-cell-range-address="'Second Run'.M18:'Second Run'.Q18" chart:label-cell-address="'Second Run'.A18:'Second Run'.A18" chart:class="chart:ba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Second Run'.M2:'Second Run'.Q2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Second Run'.A3:'Second Run'.A3</svg:desc>
                </draw:g>
              </table:table-cell>
              <table:table-cell office:value-type="float" office:value="1.01210863172462">
                <text:p>1.01210863172462</text:p>
                <draw:g>
                  <svg:desc>'Second Run'.M3:'Second Run'.Q3</svg:desc>
                </draw:g>
              </table:table-cell>
              <table:table-cell office:value-type="float" office:value="0.920864046972002">
                <text:p>0.920864046972002</text:p>
              </table:table-cell>
              <table:table-cell office:value-type="float" office:value="0.987239320666249">
                <text:p>0.987239320666249</text:p>
              </table:table-cell>
              <table:table-cell office:value-type="float" office:value="0.990784282783652">
                <text:p>0.990784282783652</text:p>
              </table:table-cell>
              <table:table-cell office:value-type="float" office:value="1.01148713927005">
                <text:p>1.01148713927005</text:p>
              </table:table-cell>
            </table:table-row>
            <table:table-row>
              <table:table-cell office:value-type="string">
                <text:p>2</text:p>
                <draw:g>
                  <svg:desc>'Second Run'.A4:'Second Run'.A4</svg:desc>
                </draw:g>
              </table:table-cell>
              <table:table-cell office:value-type="float" office:value="1.02197603844679">
                <text:p>1.02197603844679</text:p>
                <draw:g>
                  <svg:desc>'Second Run'.M4:'Second Run'.Q4</svg:desc>
                </draw:g>
              </table:table-cell>
              <table:table-cell office:value-type="float" office:value="0.919424652212721">
                <text:p>0.919424652212721</text:p>
              </table:table-cell>
              <table:table-cell office:value-type="float" office:value="1.00062971948859">
                <text:p>1.00062971948859</text:p>
              </table:table-cell>
              <table:table-cell office:value-type="float" office:value="0.995202777339435">
                <text:p>0.995202777339435</text:p>
              </table:table-cell>
              <table:table-cell office:value-type="float" office:value="1.00438966354312">
                <text:p>1.00438966354312</text:p>
              </table:table-cell>
            </table:table-row>
            <table:table-row>
              <table:table-cell office:value-type="string">
                <text:p>3</text:p>
                <draw:g>
                  <svg:desc>'Second Run'.A5:'Second Run'.A5</svg:desc>
                </draw:g>
              </table:table-cell>
              <table:table-cell office:value-type="float" office:value="1.01210863172462">
                <text:p>1.01210863172462</text:p>
                <draw:g>
                  <svg:desc>'Second Run'.M5:'Second Run'.Q5</svg:desc>
                </draw:g>
              </table:table-cell>
              <table:table-cell office:value-type="float" office:value="0.92120808909096">
                <text:p>0.92120808909096</text:p>
              </table:table-cell>
              <table:table-cell office:value-type="float" office:value="0.987453316250034">
                <text:p>0.987453316250034</text:p>
              </table:table-cell>
              <table:table-cell office:value-type="float" office:value="0.99081584345905">
                <text:p>0.99081584345905</text:p>
              </table:table-cell>
              <table:table-cell office:value-type="float" office:value="1.01148713927005">
                <text:p>1.01148713927005</text:p>
              </table:table-cell>
            </table:table-row>
            <table:table-row>
              <table:table-cell office:value-type="string">
                <text:p>4</text:p>
                <draw:g>
                  <svg:desc>'Second Run'.A6:'Second Run'.A6</svg:desc>
                </draw:g>
              </table:table-cell>
              <table:table-cell office:value-type="float" office:value="1.02197603844679">
                <text:p>1.02197603844679</text:p>
                <draw:g>
                  <svg:desc>'Second Run'.M6:'Second Run'.Q6</svg:desc>
                </draw:g>
              </table:table-cell>
              <table:table-cell office:value-type="float" office:value="0.919777808030194">
                <text:p>0.919777808030194</text:p>
              </table:table-cell>
              <table:table-cell office:value-type="float" office:value="1.00041299784641">
                <text:p>1.00041299784641</text:p>
              </table:table-cell>
              <table:table-cell office:value-type="float" office:value="0.998619220451318">
                <text:p>0.998619220451318</text:p>
              </table:table-cell>
              <table:table-cell office:value-type="float" office:value="1.00438966354312">
                <text:p>1.00438966354312</text:p>
              </table:table-cell>
            </table:table-row>
            <table:table-row>
              <table:table-cell office:value-type="string">
                <text:p>5</text:p>
                <draw:g>
                  <svg:desc>'Second Run'.A7:'Second Run'.A7</svg:desc>
                </draw:g>
              </table:table-cell>
              <table:table-cell office:value-type="float" office:value="1.01514707098967">
                <text:p>1.01514707098967</text:p>
                <draw:g>
                  <svg:desc>'Second Run'.M7:'Second Run'.Q7</svg:desc>
                </draw:g>
              </table:table-cell>
              <table:table-cell office:value-type="float" office:value="0.934675857072145">
                <text:p>0.934675857072145</text:p>
              </table:table-cell>
              <table:table-cell office:value-type="float" office:value="0.9872911157757">
                <text:p>0.9872911157757</text:p>
              </table:table-cell>
              <table:table-cell office:value-type="float" office:value="0.995139655988638">
                <text:p>0.995139655988638</text:p>
              </table:table-cell>
              <table:table-cell office:value-type="float" office:value="1.00828485018846">
                <text:p>1.00828485018846</text:p>
              </table:table-cell>
            </table:table-row>
            <table:table-row>
              <table:table-cell office:value-type="string">
                <text:p>6</text:p>
                <draw:g>
                  <svg:desc>'Second Run'.A8:'Second Run'.A8</svg:desc>
                </draw:g>
              </table:table-cell>
              <table:table-cell office:value-type="float" office:value="1.01896768273881">
                <text:p>1.01896768273881</text:p>
                <draw:g>
                  <svg:desc>'Second Run'.M8:'Second Run'.Q8</svg:desc>
                </draw:g>
              </table:table-cell>
              <table:table-cell office:value-type="float" office:value="0.934711172653892">
                <text:p>0.934711172653892</text:p>
              </table:table-cell>
              <table:table-cell office:value-type="float" office:value="1.00079328299212">
                <text:p>1.00079328299212</text:p>
              </table:table-cell>
              <table:table-cell office:value-type="float" office:value="1.00324285939719">
                <text:p>1.00324285939719</text:p>
              </table:table-cell>
              <table:table-cell office:value-type="float" office:value="1.00451485753475">
                <text:p>1.00451485753475</text:p>
              </table:table-cell>
            </table:table-row>
            <table:table-row>
              <table:table-cell office:value-type="string">
                <text:p>7</text:p>
                <draw:g>
                  <svg:desc>'Second Run'.A9:'Second Run'.A9</svg:desc>
                </draw:g>
              </table:table-cell>
              <table:table-cell office:value-type="float" office:value="1.01499665320428">
                <text:p>1.01499665320428</text:p>
                <draw:g>
                  <svg:desc>'Second Run'.M9:'Second Run'.Q9</svg:desc>
                </draw:g>
              </table:table-cell>
              <table:table-cell office:value-type="float" office:value="0.934736235324809">
                <text:p>0.934736235324809</text:p>
              </table:table-cell>
              <table:table-cell office:value-type="float" office:value="0.987401521140583">
                <text:p>0.987401521140583</text:p>
              </table:table-cell>
              <table:table-cell office:value-type="float" office:value="0.990626479406659">
                <text:p>0.990626479406659</text:p>
              </table:table-cell>
              <table:table-cell office:value-type="float" office:value="1.00828485018846">
                <text:p>1.00828485018846</text:p>
              </table:table-cell>
            </table:table-row>
            <table:table-row>
              <table:table-cell office:value-type="string">
                <text:p>8</text:p>
                <draw:g>
                  <svg:desc>'Second Run'.A10:'Second Run'.A10</svg:desc>
                </draw:g>
              </table:table-cell>
              <table:table-cell office:value-type="float" office:value="1.01896768273881">
                <text:p>1.01896768273881</text:p>
                <draw:g>
                  <svg:desc>'Second Run'.M10:'Second Run'.Q10</svg:desc>
                </draw:g>
              </table:table-cell>
              <table:table-cell office:value-type="float" office:value="0.934675287465987">
                <text:p>0.934675287465987</text:p>
              </table:table-cell>
              <table:table-cell office:value-type="float" office:value="1.00048932748139">
                <text:p>1.00048932748139</text:p>
              </table:table-cell>
              <table:table-cell office:value-type="float" office:value="0.994200725895534">
                <text:p>0.994200725895534</text:p>
              </table:table-cell>
              <table:table-cell office:value-type="float" office:value="1.00451485753475">
                <text:p>1.00451485753475</text:p>
              </table:table-cell>
            </table:table-row>
            <table:table-row>
              <table:table-cell office:value-type="string">
                <text:p>9</text:p>
                <draw:g>
                  <svg:desc>'Second Run'.A11:'Second Run'.A11</svg:desc>
                </draw:g>
              </table:table-cell>
              <table:table-cell office:value-type="float" office:value="1">
                <text:p>1</text:p>
                <draw:g>
                  <svg:desc>'Second Run'.M11:'Second Run'.Q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Second Run'.A12:'Second Run'.A12</svg:desc>
                </draw:g>
              </table:table-cell>
              <table:table-cell office:value-type="float" office:value="1.00591141896618">
                <text:p>1.00591141896618</text:p>
                <draw:g>
                  <svg:desc>'Second Run'.M12:'Second Run'.Q12</svg:desc>
                </draw:g>
              </table:table-cell>
              <table:table-cell office:value-type="float" office:value="1.00262474517245">
                <text:p>1.00262474517245</text:p>
              </table:table-cell>
              <table:table-cell office:value-type="float" office:value="1.01334678188807">
                <text:p>1.01334678188807</text:p>
              </table:table-cell>
              <table:table-cell office:value-type="float" office:value="0.995534164431119">
                <text:p>0.995534164431119</text:p>
              </table:table-cell>
              <table:table-cell office:value-type="float" office:value="1.0010117879198">
                <text:p>1.0010117879198</text:p>
              </table:table-cell>
            </table:table-row>
            <table:table-row>
              <table:table-cell office:value-type="string">
                <text:p>11</text:p>
                <draw:g>
                  <svg:desc>'Second Run'.A13:'Second Run'.A13</svg:desc>
                </draw:g>
              </table:table-cell>
              <table:table-cell office:value-type="float" office:value="0.999902228439491">
                <text:p>0.999902228439491</text:p>
                <draw:g>
                  <svg:desc>'Second Run'.M13:'Second Run'.Q13</svg:desc>
                </draw:g>
              </table:table-cell>
              <table:table-cell office:value-type="float" office:value="0.999825130909735">
                <text:p>0.999825130909735</text:p>
              </table:table-cell>
              <table:table-cell office:value-type="float" office:value="0.999880053430745">
                <text:p>0.999880053430745</text:p>
              </table:table-cell>
              <table:table-cell office:value-type="float" office:value="0.995463152911472">
                <text:p>0.995463152911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  <draw:g>
                  <svg:desc>'Second Run'.A14:'Second Run'.A14</svg:desc>
                </draw:g>
              </table:table-cell>
              <table:table-cell office:value-type="float" office:value="1.00591141896618">
                <text:p>1.00591141896618</text:p>
                <draw:g>
                  <svg:desc>'Second Run'.M14:'Second Run'.Q14</svg:desc>
                </draw:g>
              </table:table-cell>
              <table:table-cell office:value-type="float" office:value="1.00258772077223">
                <text:p>1.00258772077223</text:p>
              </table:table-cell>
              <table:table-cell office:value-type="float" office:value="1.01317367718017">
                <text:p>1.01317367718017</text:p>
              </table:table-cell>
              <table:table-cell office:value-type="float" office:value="0.995557834937668">
                <text:p>0.995557834937668</text:p>
              </table:table-cell>
              <table:table-cell office:value-type="float" office:value="1.0010117879198">
                <text:p>1.0010117879198</text:p>
              </table:table-cell>
            </table:table-row>
            <table:table-row>
              <table:table-cell office:value-type="string">
                <text:p>13</text:p>
                <draw:g>
                  <svg:desc>'Second Run'.A15:'Second Run'.A15</svg:desc>
                </draw:g>
              </table:table-cell>
              <table:table-cell office:value-type="float" office:value="1.00001504177854">
                <text:p>1.00001504177854</text:p>
                <draw:g>
                  <svg:desc>'Second Run'.M15:'Second Run'.Q15</svg:desc>
                </draw:g>
              </table:table-cell>
              <table:table-cell office:value-type="float" office:value="1.01946970805976">
                <text:p>1.01946970805976</text:p>
              </table:table-cell>
              <table:table-cell office:value-type="float" office:value="1.00015129624077">
                <text:p>1.00015129624077</text:p>
              </table:table-cell>
              <table:table-cell office:value-type="float" office:value="0.995534164431119">
                <text:p>0.995534164431119</text:p>
              </table:table-cell>
              <table:table-cell office:value-type="float" office:value="1.0000645654548">
                <text:p>1.0000645654548</text:p>
              </table:table-cell>
            </table:table-row>
            <table:table-row>
              <table:table-cell office:value-type="string">
                <text:p>14</text:p>
                <draw:g>
                  <svg:desc>'Second Run'.A16:'Second Run'.A16</svg:desc>
                </draw:g>
              </table:table-cell>
              <table:table-cell office:value-type="float" office:value="1.00676127945368">
                <text:p>1.00676127945368</text:p>
                <draw:g>
                  <svg:desc>'Second Run'.M16:'Second Run'.Q16</svg:desc>
                </draw:g>
              </table:table-cell>
              <table:table-cell office:value-type="float" office:value="1.02146560803464">
                <text:p>1.02146560803464</text:p>
              </table:table-cell>
              <table:table-cell office:value-type="float" office:value="1.01353215385874">
                <text:p>1.01353215385874</text:p>
              </table:table-cell>
              <table:table-cell office:value-type="float" office:value="0.999155751933091">
                <text:p>0.999155751933091</text:p>
              </table:table-cell>
              <table:table-cell office:value-type="float" office:value="1.00140311756661">
                <text:p>1.00140311756661</text:p>
              </table:table-cell>
            </table:table-row>
            <table:table-row>
              <table:table-cell office:value-type="string">
                <text:p>15</text:p>
                <draw:g>
                  <svg:desc>'Second Run'.A17:'Second Run'.A17</svg:desc>
                </draw:g>
              </table:table-cell>
              <table:table-cell office:value-type="float" office:value="1.00140640629348">
                <text:p>1.00140640629348</text:p>
                <draw:g>
                  <svg:desc>'Second Run'.M17:'Second Run'.Q17</svg:desc>
                </draw:g>
              </table:table-cell>
              <table:table-cell office:value-type="float" office:value="1.01946970805976">
                <text:p>1.01946970805976</text:p>
              </table:table-cell>
              <table:table-cell office:value-type="float" office:value="0.99935937627784">
                <text:p>0.99935937627784</text:p>
              </table:table-cell>
              <table:table-cell office:value-type="float" office:value="0.995534164431119">
                <text:p>0.995534164431119</text:p>
              </table:table-cell>
              <table:table-cell office:value-type="float" office:value="1.0000645654548">
                <text:p>1.0000645654548</text:p>
              </table:table-cell>
            </table:table-row>
            <table:table-row>
              <table:table-cell office:value-type="string">
                <text:p>16</text:p>
                <draw:g>
                  <svg:desc>'Second Run'.A18:'Second Run'.A18</svg:desc>
                </draw:g>
              </table:table-cell>
              <table:table-cell office:value-type="float" office:value="1.00599414874815">
                <text:p>1.00599414874815</text:p>
                <draw:g>
                  <svg:desc>'Second Run'.M18:'Second Run'.Q18</svg:desc>
                </draw:g>
              </table:table-cell>
              <table:table-cell office:value-type="float" office:value="1.02146560803464">
                <text:p>1.02146560803464</text:p>
              </table:table-cell>
              <table:table-cell office:value-type="float" office:value="1.01436632772674">
                <text:p>1.01436632772674</text:p>
              </table:table-cell>
              <table:table-cell office:value-type="float" office:value="0.994603124506865">
                <text:p>0.994603124506865</text:p>
              </table:table-cell>
              <table:table-cell office:value-type="float" office:value="1.00140311756661">
                <text:p>1.0014031175666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81cm" svg:height="8.483cm" xlink:href=".." xlink:type="simple" chart:class="chart:bar" chart:style-name="ch1">
        <chart:title svg:x="1.993cm" svg:y="0.305cm" chart:style-name="ch2">
          <text:p>INT Functional Units Entries (FUINT_NUM) Exploration</text:p>
        </chart:title>
        <chart:legend chart:legend-position="end" svg:x="13.956cm" svg:y="3.195cm" style:legend-expansion="high" chart:style-name="ch3"/>
        <chart:plot-area chart:style-name="ch4" table:cell-range-address="'First Run'.O2:'First Run'.T6" chart:data-source-has-labels="both" svg:x="0.301cm" svg:y="1.253cm" svg:width="13.354cm" svg:height="6.08cm">
          <chart:coordinate-region svg:x="1.663cm" svg:y="1.253cm" svg:width="11.752cm" svg:height="5.433cm"/>
          <chart:axis chart:dimension="x" chart:name="primary-x" chart:style-name="ch5" chartooo:axis-type="auto">
            <chartooo:date-scale/>
            <chart:categories table:cell-range-address="'First Run'.P2:'First Run'.T2"/>
          </chart:axis>
          <chart:axis chart:dimension="y" chart:name="primary-y" chart:style-name="ch6">
            <chart:title svg:x="6.656cm" svg:y="7.502cm" chart:style-name="ch7">
              <text:p>IPC</text:p>
            </chart:title>
            <chart:grid chart:style-name="ch8" chart:class="major"/>
          </chart:axis>
          <chart:series chart:style-name="ch9" chart:values-cell-range-address="'First Run'.P3:'First Run'.T3" chart:label-cell-address="'First Run'.O3:'First Run'.O3" chart:class="chart:bar">
            <chart:data-point chart:repeated="5"/>
          </chart:series>
          <chart:series chart:style-name="ch10" chart:values-cell-range-address="'First Run'.P4:'First Run'.T4" chart:label-cell-address="'First Run'.O4:'First Run'.O4" chart:class="chart:bar">
            <chart:data-point chart:repeated="5"/>
          </chart:series>
          <chart:series chart:style-name="ch11" chart:values-cell-range-address="'First Run'.P5:'First Run'.T5" chart:label-cell-address="'First Run'.O5:'First Run'.O5" chart:class="chart:bar">
            <chart:data-point chart:repeated="5"/>
          </chart:series>
          <chart:series chart:style-name="ch12" chart:values-cell-range-address="'First Run'.P6:'First Run'.T6" chart:label-cell-address="'First Run'.O6:'First Run'.O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P2:'First Run'.T2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First Run'.O3:'First Run'.O3</svg:desc>
                </draw:g>
              </table:table-cell>
              <table:table-cell office:value-type="float" office:value="0.110049">
                <text:p>0.110049</text:p>
                <draw:g>
                  <svg:desc>'First Run'.P3:'First Run'.T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'First Run'.O4:'First Run'.O4</svg:desc>
                </draw:g>
              </table:table-cell>
              <table:table-cell office:value-type="float" office:value="0.118279">
                <text:p>0.118279</text:p>
                <draw:g>
                  <svg:desc>'First Run'.P4:'First Run'.T4</svg:desc>
                </draw:g>
              </table:table-cell>
              <table:table-cell office:value-type="float" office:value="1.093322">
                <text:p>1.093322</text:p>
              </table:table-cell>
              <table:table-cell office:value-type="float" office:value="0.613713">
                <text:p>0.613713</text:p>
              </table:table-cell>
              <table:table-cell office:value-type="float" office:value="0.667322">
                <text:p>0.667322</text:p>
              </table:table-cell>
              <table:table-cell office:value-type="float" office:value="1.068373">
                <text:p>1.068373</text:p>
              </table:table-cell>
            </table:table-row>
            <table:table-row>
              <table:table-cell office:value-type="string">
                <text:p>8</text:p>
                <draw:g>
                  <svg:desc>'First Run'.O5:'First Run'.O5</svg:desc>
                </draw:g>
              </table:table-cell>
              <table:table-cell office:value-type="float" office:value="0.118279">
                <text:p>0.118279</text:p>
                <draw:g>
                  <svg:desc>'First Run'.P5:'First Run'.T5</svg:desc>
                </draw:g>
              </table:table-cell>
              <table:table-cell office:value-type="float" office:value="1.082663">
                <text:p>1.082663</text:p>
              </table:table-cell>
              <table:table-cell office:value-type="float" office:value="0.613725">
                <text:p>0.613725</text:p>
              </table:table-cell>
              <table:table-cell office:value-type="float" office:value="0.667321">
                <text:p>0.667321</text:p>
              </table:table-cell>
              <table:table-cell office:value-type="float" office:value="1.068373">
                <text:p>1.068373</text:p>
              </table:table-cell>
            </table:table-row>
            <table:table-row>
              <table:table-cell office:value-type="string">
                <text:p>16</text:p>
                <draw:g>
                  <svg:desc>'First Run'.O6:'First Run'.O6</svg:desc>
                </draw:g>
              </table:table-cell>
              <table:table-cell office:value-type="float" office:value="0.118279">
                <text:p>0.118279</text:p>
                <draw:g>
                  <svg:desc>'First Run'.P6:'First Run'.T6</svg:desc>
                </draw:g>
              </table:table-cell>
              <table:table-cell office:value-type="float" office:value="1.082663">
                <text:p>1.082663</text:p>
              </table:table-cell>
              <table:table-cell office:value-type="float" office:value="0.613725">
                <text:p>0.613725</text:p>
              </table:table-cell>
              <table:table-cell office:value-type="float" office:value="0.667321">
                <text:p>0.667321</text:p>
              </table:table-cell>
              <table:table-cell office:value-type="float" office:value="1.068373">
                <text:p>1.0683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47cm" svg:height="8.464cm" xlink:href=".." xlink:type="simple" chart:class="chart:bar" chart:style-name="ch1">
        <chart:title svg:x="1.751cm" svg:y="0.304cm" chart:style-name="ch2">
          <text:p>MUL/DIV Functional Units Entries (FUCOM_NUM) Exploration</text:p>
        </chart:title>
        <chart:legend chart:legend-position="end" svg:x="14.107cm" svg:y="3.435cm" style:legend-expansion="high" chart:style-name="ch3"/>
        <chart:plot-area chart:style-name="ch4" table:cell-range-address="'First Run'.V2:'First Run'.AA5" chart:data-source-has-labels="both" svg:x="0.3cm" svg:y="1.756cm" svg:width="13.507cm" svg:height="5.558cm">
          <chart:coordinate-region svg:x="1.662cm" svg:y="1.756cm" svg:width="11.905cm" svg:height="4.911cm"/>
          <chart:axis chart:dimension="x" chart:name="primary-x" chart:style-name="ch5" chartooo:axis-type="auto">
            <chartooo:date-scale/>
            <chart:categories table:cell-range-address="'First Run'.W2:'First Run'.AA2"/>
          </chart:axis>
          <chart:axis chart:dimension="y" chart:name="primary-y" chart:style-name="ch6">
            <chart:title svg:x="6.731cm" svg:y="7.483cm" chart:style-name="ch7">
              <text:p>IPC</text:p>
            </chart:title>
            <chart:grid chart:style-name="ch8" chart:class="major"/>
          </chart:axis>
          <chart:series chart:style-name="ch9" chart:values-cell-range-address="'First Run'.W3:'First Run'.AA3" chart:label-cell-address="'First Run'.V3:'First Run'.V3" chart:class="chart:bar">
            <chart:data-point chart:repeated="5"/>
          </chart:series>
          <chart:series chart:style-name="ch10" chart:values-cell-range-address="'First Run'.W4:'First Run'.AA4" chart:label-cell-address="'First Run'.V4:'First Run'.V4" chart:class="chart:bar">
            <chart:data-point chart:repeated="5"/>
          </chart:series>
          <chart:series chart:style-name="ch11" chart:values-cell-range-address="'First Run'.W5:'First Run'.AA5" chart:label-cell-address="'First Run'.V5:'First Run'.V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W2:'First Run'.AA2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First Run'.V3:'First Run'.V3</svg:desc>
                </draw:g>
              </table:table-cell>
              <table:table-cell office:value-type="float" office:value="0.110049">
                <text:p>0.110049</text:p>
                <draw:g>
                  <svg:desc>'First Run'.W3:'First Run'.AA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'First Run'.V4:'First Run'.V4</svg:desc>
                </draw:g>
              </table:table-cell>
              <table:table-cell office:value-type="float" office:value="0.118088">
                <text:p>0.118088</text:p>
                <draw:g>
                  <svg:desc>'First Run'.W4:'First Run'.AA4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8</text:p>
                <draw:g>
                  <svg:desc>'First Run'.V5:'First Run'.V5</svg:desc>
                </draw:g>
              </table:table-cell>
              <table:table-cell office:value-type="float" office:value="0.118088">
                <text:p>0.118088</text:p>
                <draw:g>
                  <svg:desc>'First Run'.W5:'First Run'.AA5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19cm" svg:height="8.561cm" xlink:href=".." xlink:type="simple" chart:class="chart:bar" chart:style-name="ch1">
        <chart:title svg:x="1.625cm" svg:y="0.306cm" chart:style-name="ch2">
          <text:p>Floating Point Functional Units Entries (FUFP_NUM) Exploration</text:p>
        </chart:title>
        <chart:legend chart:legend-position="end" svg:x="14.279cm" svg:y="3.483cm" style:legend-expansion="high" chart:style-name="ch3"/>
        <chart:plot-area chart:style-name="ch4" table:cell-range-address="'First Run'.AC2:'First Run'.AH5" chart:data-source-has-labels="both" svg:x="0.304cm" svg:y="1.76cm" svg:width="13.671cm" svg:height="5.649cm">
          <chart:coordinate-region svg:x="1.666cm" svg:y="1.76cm" svg:width="12.069cm" svg:height="5.002cm"/>
          <chart:axis chart:dimension="x" chart:name="primary-x" chart:style-name="ch5" chartooo:axis-type="auto">
            <chartooo:date-scale/>
            <chart:categories table:cell-range-address="'First Run'.AD2:'First Run'.AH2"/>
          </chart:axis>
          <chart:axis chart:dimension="y" chart:name="primary-y" chart:style-name="ch6">
            <chart:title svg:x="6.817cm" svg:y="7.58cm" chart:style-name="ch7">
              <text:p>IPC</text:p>
            </chart:title>
            <chart:grid chart:style-name="ch8" chart:class="major"/>
          </chart:axis>
          <chart:series chart:style-name="ch9" chart:values-cell-range-address="'First Run'.AD3:'First Run'.AH3" chart:label-cell-address="'First Run'.AC3:'First Run'.AC3" chart:class="chart:bar">
            <chart:data-point chart:repeated="5"/>
          </chart:series>
          <chart:series chart:style-name="ch10" chart:values-cell-range-address="'First Run'.AD4:'First Run'.AH4" chart:label-cell-address="'First Run'.AC4:'First Run'.AC4" chart:class="chart:bar">
            <chart:data-point chart:repeated="5"/>
          </chart:series>
          <chart:series chart:style-name="ch11" chart:values-cell-range-address="'First Run'.AD5:'First Run'.AH5" chart:label-cell-address="'First Run'.AC5:'First Run'.AC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AD2:'First Run'.AH2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First Run'.AC3:'First Run'.AC3</svg:desc>
                </draw:g>
              </table:table-cell>
              <table:table-cell office:value-type="float" office:value="0.110049">
                <text:p>0.110049</text:p>
                <draw:g>
                  <svg:desc>'First Run'.AD3:'First Run'.AH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'First Run'.AC4:'First Run'.AC4</svg:desc>
                </draw:g>
              </table:table-cell>
              <table:table-cell office:value-type="float" office:value="0.118088">
                <text:p>0.118088</text:p>
                <draw:g>
                  <svg:desc>'First Run'.AD4:'First Run'.AH4</svg:desc>
                </draw:g>
              </table:table-cell>
              <table:table-cell office:value-type="float" office:value="0.997008">
                <text:p>0.997008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899">
                <text:p>0.666899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8</text:p>
                <draw:g>
                  <svg:desc>'First Run'.AC5:'First Run'.AC5</svg:desc>
                </draw:g>
              </table:table-cell>
              <table:table-cell office:value-type="float" office:value="0.118088">
                <text:p>0.118088</text:p>
                <draw:g>
                  <svg:desc>'First Run'.AD5:'First Run'.AH5</svg:desc>
                </draw:g>
              </table:table-cell>
              <table:table-cell office:value-type="float" office:value="0.997008">
                <text:p>0.997008</text:p>
              </table:table-cell>
              <table:table-cell office:value-type="float" office:value="0.608983">
                <text:p>0.608983</text:p>
              </table:table-cell>
              <table:table-cell office:value-type="float" office:value="0.666899">
                <text:p>0.666899</text:p>
              </table:table-cell>
              <table:table-cell office:value-type="float" office:value="1.066602">
                <text:p>1.0666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12cm" svg:height="8.5cm" xlink:href=".." xlink:type="simple" chart:class="chart:bar" chart:style-name="ch1">
        <chart:title svg:x="1.863cm" svg:y="0.305cm" chart:style-name="ch2">
          <text:p>Load/Store Functional Units Entries (FULS_NUM) Exploration</text:p>
        </chart:title>
        <chart:legend chart:legend-position="end" svg:x="14.172cm" svg:y="3.453cm" style:legend-expansion="high" chart:style-name="ch3"/>
        <chart:plot-area chart:style-name="ch4" table:cell-range-address="'First Run'.AJ2:'First Run'.AO5" chart:data-source-has-labels="both" svg:x="0.302cm" svg:y="1.758cm" svg:width="13.568cm" svg:height="5.591cm">
          <chart:coordinate-region svg:x="1.664cm" svg:y="1.758cm" svg:width="11.966cm" svg:height="4.944cm"/>
          <chart:axis chart:dimension="x" chart:name="primary-x" chart:style-name="ch5" chartooo:axis-type="auto">
            <chartooo:date-scale/>
            <chart:categories table:cell-range-address="'First Run'.AK2:'First Run'.AO2"/>
          </chart:axis>
          <chart:axis chart:dimension="y" chart:name="primary-y" chart:style-name="ch6">
            <chart:title svg:x="6.764cm" svg:y="7.519cm" chart:style-name="ch7">
              <text:p>IPC</text:p>
            </chart:title>
            <chart:grid chart:style-name="ch8" chart:class="major"/>
          </chart:axis>
          <chart:series chart:style-name="ch9" chart:values-cell-range-address="'First Run'.AK3:'First Run'.AO3" chart:label-cell-address="'First Run'.AJ3:'First Run'.AJ3" chart:class="chart:bar">
            <chart:data-point chart:repeated="5"/>
          </chart:series>
          <chart:series chart:style-name="ch10" chart:values-cell-range-address="'First Run'.AK4:'First Run'.AO4" chart:label-cell-address="'First Run'.AJ4:'First Run'.AJ4" chart:class="chart:bar">
            <chart:data-point chart:repeated="5"/>
          </chart:series>
          <chart:series chart:style-name="ch11" chart:values-cell-range-address="'First Run'.AK5:'First Run'.AO5" chart:label-cell-address="'First Run'.AJ5:'First Run'.AJ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First Run'.AK2:'First Run'.AO2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irst Run'.AJ3:'First Run'.AJ3</svg:desc>
                </draw:g>
              </table:table-cell>
              <table:table-cell office:value-type="float" office:value="0.110049">
                <text:p>0.110049</text:p>
                <draw:g>
                  <svg:desc>'First Run'.AK3:'First Run'.AO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2</text:p>
                <draw:g>
                  <svg:desc>'First Run'.AJ4:'First Run'.AJ4</svg:desc>
                </draw:g>
              </table:table-cell>
              <table:table-cell office:value-type="float" office:value="0.110049">
                <text:p>0.110049</text:p>
                <draw:g>
                  <svg:desc>'First Run'.AK4:'First Run'.AO4</svg:desc>
                </draw:g>
              </table:table-cell>
              <table:table-cell office:value-type="float" office:value="1.005991">
                <text:p>1.005991</text:p>
              </table:table-cell>
              <table:table-cell office:value-type="float" office:value="0.61232">
                <text:p>0.61232</text:p>
              </table:table-cell>
              <table:table-cell office:value-type="float" office:value="0.656355">
                <text:p>0.656355</text:p>
              </table:table-cell>
              <table:table-cell office:value-type="float" office:value="1.071159">
                <text:p>1.071159</text:p>
              </table:table-cell>
            </table:table-row>
            <table:table-row>
              <table:table-cell office:value-type="string">
                <text:p>4</text:p>
                <draw:g>
                  <svg:desc>'First Run'.AJ5:'First Run'.AJ5</svg:desc>
                </draw:g>
              </table:table-cell>
              <table:table-cell office:value-type="float" office:value="0.110963">
                <text:p>0.110963</text:p>
                <draw:g>
                  <svg:desc>'First Run'.AK5:'First Run'.AO5</svg:desc>
                </draw:g>
              </table:table-cell>
              <table:table-cell office:value-type="float" office:value="1.004764">
                <text:p>1.004764</text:p>
              </table:table-cell>
              <table:table-cell office:value-type="float" office:value="0.61821">
                <text:p>0.61821</text:p>
              </table:table-cell>
              <table:table-cell office:value-type="float" office:value="0.6684">
                <text:p>0.6684</text:p>
              </table:table-cell>
              <table:table-cell office:value-type="float" office:value="1.068513">
                <text:p>1.0685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18.991cm" xlink:href=".." xlink:type="simple" chart:class="chart:bar" chart:style-name="ch1">
        <chart:title svg:x="5.549cm" svg:y="0.515cm" chart:style-name="ch2">
          <text:p>Best Values Exploration</text:p>
        </chart:title>
        <chart:legend chart:legend-position="end" svg:x="14.875cm" svg:y="5.461cm" style:legend-expansion="high" chart:style-name="ch3"/>
        <chart:plot-area chart:style-name="ch4" table:cell-range-address="'Second Run'.H2:'Second Run'.L18 'Second Run'.A3:'Second Run'.A18" chart:data-source-has-labels="both" svg:x="0.32cm" svg:y="1.673cm" svg:width="14.235cm" svg:height="15.958cm">
          <chart:coordinate-region svg:x="1.947cm" svg:y="1.673cm" svg:width="12.514cm" svg:height="15.311cm"/>
          <chart:axis chart:dimension="x" chart:name="primary-x" chart:style-name="ch5" chartooo:axis-type="auto">
            <chartooo:date-scale/>
            <chart:categories table:cell-range-address="'Second Run'.H2:'Second Run'.L2"/>
          </chart:axis>
          <chart:axis chart:dimension="y" chart:name="primary-y" chart:style-name="ch6">
            <chart:title svg:x="7.115cm" svg:y="18.01cm" chart:style-name="ch7">
              <text:p>IPC</text:p>
            </chart:title>
            <chart:grid chart:style-name="ch8" chart:class="major"/>
          </chart:axis>
          <chart:series chart:style-name="ch9" chart:values-cell-range-address="'Second Run'.H3:'Second Run'.L3" chart:label-cell-address="'Second Run'.A3:'Second Run'.A3" chart:class="chart:bar">
            <chart:data-point chart:repeated="5"/>
          </chart:series>
          <chart:series chart:style-name="ch10" chart:values-cell-range-address="'Second Run'.H4:'Second Run'.L4" chart:label-cell-address="'Second Run'.A4:'Second Run'.A4" chart:class="chart:bar">
            <chart:data-point chart:repeated="5"/>
          </chart:series>
          <chart:series chart:style-name="ch11" chart:values-cell-range-address="'Second Run'.H5:'Second Run'.L5" chart:label-cell-address="'Second Run'.A5:'Second Run'.A5" chart:class="chart:bar">
            <chart:data-point chart:repeated="5"/>
          </chart:series>
          <chart:series chart:style-name="ch12" chart:values-cell-range-address="'Second Run'.H6:'Second Run'.L6" chart:label-cell-address="'Second Run'.A6:'Second Run'.A6" chart:class="chart:bar">
            <chart:data-point chart:repeated="5"/>
          </chart:series>
          <chart:series chart:style-name="ch13" chart:values-cell-range-address="'Second Run'.H7:'Second Run'.L7" chart:label-cell-address="'Second Run'.A7:'Second Run'.A7" chart:class="chart:bar">
            <chart:data-point chart:repeated="5"/>
          </chart:series>
          <chart:series chart:style-name="ch14" chart:values-cell-range-address="'Second Run'.H8:'Second Run'.L8" chart:label-cell-address="'Second Run'.A8:'Second Run'.A8" chart:class="chart:bar">
            <chart:data-point chart:repeated="5"/>
          </chart:series>
          <chart:series chart:style-name="ch15" chart:values-cell-range-address="'Second Run'.H9:'Second Run'.L9" chart:label-cell-address="'Second Run'.A9:'Second Run'.A9" chart:class="chart:bar">
            <chart:data-point chart:repeated="5"/>
          </chart:series>
          <chart:series chart:style-name="ch16" chart:values-cell-range-address="'Second Run'.H10:'Second Run'.L10" chart:label-cell-address="'Second Run'.A10:'Second Run'.A10" chart:class="chart:bar">
            <chart:data-point chart:repeated="5"/>
          </chart:series>
          <chart:series chart:style-name="ch17" chart:values-cell-range-address="'Second Run'.H11:'Second Run'.L11" chart:label-cell-address="'Second Run'.A11:'Second Run'.A11" chart:class="chart:bar">
            <chart:data-point chart:repeated="5"/>
          </chart:series>
          <chart:series chart:style-name="ch18" chart:values-cell-range-address="'Second Run'.H12:'Second Run'.L12" chart:label-cell-address="'Second Run'.A12:'Second Run'.A12" chart:class="chart:bar">
            <chart:data-point chart:repeated="5"/>
          </chart:series>
          <chart:series chart:style-name="ch19" chart:values-cell-range-address="'Second Run'.H13:'Second Run'.L13" chart:label-cell-address="'Second Run'.A13:'Second Run'.A13" chart:class="chart:bar">
            <chart:data-point chart:repeated="5"/>
          </chart:series>
          <chart:series chart:style-name="ch20" chart:values-cell-range-address="'Second Run'.H14:'Second Run'.L14" chart:label-cell-address="'Second Run'.A14:'Second Run'.A14" chart:class="chart:bar">
            <chart:data-point chart:repeated="5"/>
          </chart:series>
          <chart:series chart:style-name="ch9" chart:values-cell-range-address="'Second Run'.H15:'Second Run'.L15" chart:label-cell-address="'Second Run'.A15:'Second Run'.A15" chart:class="chart:bar">
            <chart:data-point chart:repeated="5"/>
          </chart:series>
          <chart:series chart:style-name="ch10" chart:values-cell-range-address="'Second Run'.H16:'Second Run'.L16" chart:label-cell-address="'Second Run'.A16:'Second Run'.A16" chart:class="chart:bar">
            <chart:data-point chart:repeated="5"/>
          </chart:series>
          <chart:series chart:style-name="ch11" chart:values-cell-range-address="'Second Run'.H17:'Second Run'.L17" chart:label-cell-address="'Second Run'.A17:'Second Run'.A17" chart:class="chart:bar">
            <chart:data-point chart:repeated="5"/>
          </chart:series>
          <chart:series chart:style-name="ch12" chart:values-cell-range-address="'Second Run'.H18:'Second Run'.L18" chart:label-cell-address="'Second Run'.A18:'Second Run'.A18" chart:class="chart:ba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Second Run'.H2:'Second Run'.L2</svg:desc>
                </draw:g>
              </table:table-cell>
              <table:table-cell office:value-type="string">
                <text:p>BENCH2</text:p>
              </table:table-cell>
              <table:table-cell office:value-type="string">
                <text:p>BENCH3</text:p>
              </table:table-cell>
              <table:table-cell office:value-type="string">
                <text:p>BENCH4</text:p>
              </table:table-cell>
              <table:table-cell office:value-type="string">
                <text:p>BENCH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Second Run'.A3:'Second Run'.A3</svg:desc>
                </draw:g>
              </table:table-cell>
              <table:table-cell office:value-type="float" office:value="0.134573">
                <text:p>0.134573</text:p>
                <draw:g>
                  <svg:desc>'Second Run'.H3:'Second Run'.L3</svg:desc>
                </draw:g>
              </table:table-cell>
              <table:table-cell office:value-type="float" office:value="1.616668">
                <text:p>1.616668</text:p>
              </table:table-cell>
              <table:table-cell office:value-type="float" office:value="0.724298">
                <text:p>0.724298</text:p>
              </table:table-cell>
              <table:table-cell office:value-type="float" office:value="0.125572">
                <text:p>0.125572</text:p>
              </table:table-cell>
              <table:table-cell office:value-type="float" office:value="1.284618">
                <text:p>1.284618</text:p>
              </table:table-cell>
            </table:table-row>
            <table:table-row>
              <table:table-cell office:value-type="string">
                <text:p>2</text:p>
                <draw:g>
                  <svg:desc>'Second Run'.A4:'Second Run'.A4</svg:desc>
                </draw:g>
              </table:table-cell>
              <table:table-cell office:value-type="float" office:value="0.135885">
                <text:p>0.135885</text:p>
                <draw:g>
                  <svg:desc>'Second Run'.H4:'Second Run'.L4</svg:desc>
                </draw:g>
              </table:table-cell>
              <table:table-cell office:value-type="float" office:value="1.614141">
                <text:p>1.614141</text:p>
              </table:table-cell>
              <table:table-cell office:value-type="float" office:value="0.734122">
                <text:p>0.734122</text:p>
              </table:table-cell>
              <table:table-cell office:value-type="float" office:value="0.126132">
                <text:p>0.126132</text:p>
              </table:table-cell>
              <table:table-cell office:value-type="float" office:value="1.275604">
                <text:p>1.275604</text:p>
              </table:table-cell>
            </table:table-row>
            <table:table-row>
              <table:table-cell office:value-type="string">
                <text:p>3</text:p>
                <draw:g>
                  <svg:desc>'Second Run'.A5:'Second Run'.A5</svg:desc>
                </draw:g>
              </table:table-cell>
              <table:table-cell office:value-type="float" office:value="0.134573">
                <text:p>0.134573</text:p>
                <draw:g>
                  <svg:desc>'Second Run'.H5:'Second Run'.L5</svg:desc>
                </draw:g>
              </table:table-cell>
              <table:table-cell office:value-type="float" office:value="1.617272">
                <text:p>1.617272</text:p>
              </table:table-cell>
              <table:table-cell office:value-type="float" office:value="0.724455">
                <text:p>0.724455</text:p>
              </table:table-cell>
              <table:table-cell office:value-type="float" office:value="0.125576">
                <text:p>0.125576</text:p>
              </table:table-cell>
              <table:table-cell office:value-type="float" office:value="1.284618">
                <text:p>1.284618</text:p>
              </table:table-cell>
            </table:table-row>
            <table:table-row>
              <table:table-cell office:value-type="string">
                <text:p>4</text:p>
                <draw:g>
                  <svg:desc>'Second Run'.A6:'Second Run'.A6</svg:desc>
                </draw:g>
              </table:table-cell>
              <table:table-cell office:value-type="float" office:value="0.135885">
                <text:p>0.135885</text:p>
                <draw:g>
                  <svg:desc>'Second Run'.H6:'Second Run'.L6</svg:desc>
                </draw:g>
              </table:table-cell>
              <table:table-cell office:value-type="float" office:value="1.614761">
                <text:p>1.614761</text:p>
              </table:table-cell>
              <table:table-cell office:value-type="float" office:value="0.733963">
                <text:p>0.733963</text:p>
              </table:table-cell>
              <table:table-cell office:value-type="float" office:value="0.126565">
                <text:p>0.126565</text:p>
              </table:table-cell>
              <table:table-cell office:value-type="float" office:value="1.275604">
                <text:p>1.275604</text:p>
              </table:table-cell>
            </table:table-row>
            <table:table-row>
              <table:table-cell office:value-type="string">
                <text:p>5</text:p>
                <draw:g>
                  <svg:desc>'Second Run'.A7:'Second Run'.A7</svg:desc>
                </draw:g>
              </table:table-cell>
              <table:table-cell office:value-type="float" office:value="0.134977">
                <text:p>0.134977</text:p>
                <draw:g>
                  <svg:desc>'Second Run'.H7:'Second Run'.L7</svg:desc>
                </draw:g>
              </table:table-cell>
              <table:table-cell office:value-type="float" office:value="1.640916">
                <text:p>1.640916</text:p>
              </table:table-cell>
              <table:table-cell office:value-type="float" office:value="0.724336">
                <text:p>0.724336</text:p>
              </table:table-cell>
              <table:table-cell office:value-type="float" office:value="0.126124">
                <text:p>0.126124</text:p>
              </table:table-cell>
              <table:table-cell office:value-type="float" office:value="1.280551">
                <text:p>1.280551</text:p>
              </table:table-cell>
            </table:table-row>
            <table:table-row>
              <table:table-cell office:value-type="string">
                <text:p>6</text:p>
                <draw:g>
                  <svg:desc>'Second Run'.A8:'Second Run'.A8</svg:desc>
                </draw:g>
              </table:table-cell>
              <table:table-cell office:value-type="float" office:value="0.135485">
                <text:p>0.135485</text:p>
                <draw:g>
                  <svg:desc>'Second Run'.H8:'Second Run'.L8</svg:desc>
                </draw:g>
              </table:table-cell>
              <table:table-cell office:value-type="float" office:value="1.640978">
                <text:p>1.640978</text:p>
              </table:table-cell>
              <table:table-cell office:value-type="float" office:value="0.734242">
                <text:p>0.734242</text:p>
              </table:table-cell>
              <table:table-cell office:value-type="float" office:value="0.127151">
                <text:p>0.127151</text:p>
              </table:table-cell>
              <table:table-cell office:value-type="float" office:value="1.275763">
                <text:p>1.275763</text:p>
              </table:table-cell>
            </table:table-row>
            <table:table-row>
              <table:table-cell office:value-type="string">
                <text:p>7</text:p>
                <draw:g>
                  <svg:desc>'Second Run'.A9:'Second Run'.A9</svg:desc>
                </draw:g>
              </table:table-cell>
              <table:table-cell office:value-type="float" office:value="0.134957">
                <text:p>0.134957</text:p>
                <draw:g>
                  <svg:desc>'Second Run'.H9:'Second Run'.L9</svg:desc>
                </draw:g>
              </table:table-cell>
              <table:table-cell office:value-type="float" office:value="1.641022">
                <text:p>1.641022</text:p>
              </table:table-cell>
              <table:table-cell office:value-type="float" office:value="0.724417">
                <text:p>0.724417</text:p>
              </table:table-cell>
              <table:table-cell office:value-type="float" office:value="0.125552">
                <text:p>0.125552</text:p>
              </table:table-cell>
              <table:table-cell office:value-type="float" office:value="1.280551">
                <text:p>1.280551</text:p>
              </table:table-cell>
            </table:table-row>
            <table:table-row>
              <table:table-cell office:value-type="string">
                <text:p>8</text:p>
                <draw:g>
                  <svg:desc>'Second Run'.A10:'Second Run'.A10</svg:desc>
                </draw:g>
              </table:table-cell>
              <table:table-cell office:value-type="float" office:value="0.135485">
                <text:p>0.135485</text:p>
                <draw:g>
                  <svg:desc>'Second Run'.H10:'Second Run'.L10</svg:desc>
                </draw:g>
              </table:table-cell>
              <table:table-cell office:value-type="float" office:value="1.640915">
                <text:p>1.640915</text:p>
              </table:table-cell>
              <table:table-cell office:value-type="float" office:value="0.734019">
                <text:p>0.734019</text:p>
              </table:table-cell>
              <table:table-cell office:value-type="float" office:value="0.126005">
                <text:p>0.126005</text:p>
              </table:table-cell>
              <table:table-cell office:value-type="float" office:value="1.275763">
                <text:p>1.275763</text:p>
              </table:table-cell>
            </table:table-row>
            <table:table-row>
              <table:table-cell office:value-type="string">
                <text:p>9</text:p>
                <draw:g>
                  <svg:desc>'Second Run'.A11:'Second Run'.A11</svg:desc>
                </draw:g>
              </table:table-cell>
              <table:table-cell office:value-type="float" office:value="0.132963">
                <text:p>0.132963</text:p>
                <draw:g>
                  <svg:desc>'Second Run'.H11:'Second Run'.L11</svg:desc>
                </draw:g>
              </table:table-cell>
              <table:table-cell office:value-type="float" office:value="1.755599">
                <text:p>1.755599</text:p>
              </table:table-cell>
              <table:table-cell office:value-type="float" office:value="0.73366">
                <text:p>0.73366</text:p>
              </table:table-cell>
              <table:table-cell office:value-type="float" office:value="0.12674">
                <text:p>0.12674</text:p>
              </table:table-cell>
              <table:table-cell office:value-type="float" office:value="1.270029">
                <text:p>1.270029</text:p>
              </table:table-cell>
            </table:table-row>
            <table:table-row>
              <table:table-cell office:value-type="string">
                <text:p>10</text:p>
                <draw:g>
                  <svg:desc>'Second Run'.A12:'Second Run'.A12</svg:desc>
                </draw:g>
              </table:table-cell>
              <table:table-cell office:value-type="float" office:value="0.133749">
                <text:p>0.133749</text:p>
                <draw:g>
                  <svg:desc>'Second Run'.H12:'Second Run'.L12</svg:desc>
                </draw:g>
              </table:table-cell>
              <table:table-cell office:value-type="float" office:value="1.760207">
                <text:p>1.760207</text:p>
              </table:table-cell>
              <table:table-cell office:value-type="float" office:value="0.743452">
                <text:p>0.743452</text:p>
              </table:table-cell>
              <table:table-cell office:value-type="float" office:value="0.126174">
                <text:p>0.126174</text:p>
              </table:table-cell>
              <table:table-cell office:value-type="float" office:value="1.271314">
                <text:p>1.271314</text:p>
              </table:table-cell>
            </table:table-row>
            <table:table-row>
              <table:table-cell office:value-type="string">
                <text:p>11</text:p>
                <draw:g>
                  <svg:desc>'Second Run'.A13:'Second Run'.A13</svg:desc>
                </draw:g>
              </table:table-cell>
              <table:table-cell office:value-type="float" office:value="0.13295">
                <text:p>0.13295</text:p>
                <draw:g>
                  <svg:desc>'Second Run'.H13:'Second Run'.L13</svg:desc>
                </draw:g>
              </table:table-cell>
              <table:table-cell office:value-type="float" office:value="1.755292">
                <text:p>1.755292</text:p>
              </table:table-cell>
              <table:table-cell office:value-type="float" office:value="0.733572">
                <text:p>0.733572</text:p>
              </table:table-cell>
              <table:table-cell office:value-type="float" office:value="0.126165">
                <text:p>0.126165</text:p>
              </table:table-cell>
              <table:table-cell office:value-type="float" office:value="1.270029">
                <text:p>1.270029</text:p>
              </table:table-cell>
            </table:table-row>
            <table:table-row>
              <table:table-cell office:value-type="string">
                <text:p>12</text:p>
                <draw:g>
                  <svg:desc>'Second Run'.A14:'Second Run'.A14</svg:desc>
                </draw:g>
              </table:table-cell>
              <table:table-cell office:value-type="float" office:value="0.133749">
                <text:p>0.133749</text:p>
                <draw:g>
                  <svg:desc>'Second Run'.H14:'Second Run'.L14</svg:desc>
                </draw:g>
              </table:table-cell>
              <table:table-cell office:value-type="float" office:value="1.760142">
                <text:p>1.760142</text:p>
              </table:table-cell>
              <table:table-cell office:value-type="float" office:value="0.743325">
                <text:p>0.743325</text:p>
              </table:table-cell>
              <table:table-cell office:value-type="float" office:value="0.126177">
                <text:p>0.126177</text:p>
              </table:table-cell>
              <table:table-cell office:value-type="float" office:value="1.271314">
                <text:p>1.271314</text:p>
              </table:table-cell>
            </table:table-row>
            <table:table-row>
              <table:table-cell office:value-type="string">
                <text:p>13</text:p>
                <draw:g>
                  <svg:desc>'Second Run'.A15:'Second Run'.A15</svg:desc>
                </draw:g>
              </table:table-cell>
              <table:table-cell office:value-type="float" office:value="0.132965">
                <text:p>0.132965</text:p>
                <draw:g>
                  <svg:desc>'Second Run'.H15:'Second Run'.L15</svg:desc>
                </draw:g>
              </table:table-cell>
              <table:table-cell office:value-type="float" office:value="1.78978">
                <text:p>1.78978</text:p>
              </table:table-cell>
              <table:table-cell office:value-type="float" office:value="0.733771">
                <text:p>0.733771</text:p>
              </table:table-cell>
              <table:table-cell office:value-type="float" office:value="0.126174">
                <text:p>0.126174</text:p>
              </table:table-cell>
              <table:table-cell office:value-type="float" office:value="1.270111">
                <text:p>1.270111</text:p>
              </table:table-cell>
            </table:table-row>
            <table:table-row>
              <table:table-cell office:value-type="string">
                <text:p>14</text:p>
                <draw:g>
                  <svg:desc>'Second Run'.A16:'Second Run'.A16</svg:desc>
                </draw:g>
              </table:table-cell>
              <table:table-cell office:value-type="float" office:value="0.133862">
                <text:p>0.133862</text:p>
                <draw:g>
                  <svg:desc>'Second Run'.H16:'Second Run'.L16</svg:desc>
                </draw:g>
              </table:table-cell>
              <table:table-cell office:value-type="float" office:value="1.793284">
                <text:p>1.793284</text:p>
              </table:table-cell>
              <table:table-cell office:value-type="float" office:value="0.743588">
                <text:p>0.743588</text:p>
              </table:table-cell>
              <table:table-cell office:value-type="float" office:value="0.126633">
                <text:p>0.126633</text:p>
              </table:table-cell>
              <table:table-cell office:value-type="float" office:value="1.271811">
                <text:p>1.271811</text:p>
              </table:table-cell>
            </table:table-row>
            <table:table-row>
              <table:table-cell office:value-type="string">
                <text:p>15</text:p>
                <draw:g>
                  <svg:desc>'Second Run'.A17:'Second Run'.A17</svg:desc>
                </draw:g>
              </table:table-cell>
              <table:table-cell office:value-type="float" office:value="0.13315">
                <text:p>0.13315</text:p>
                <draw:g>
                  <svg:desc>'Second Run'.H17:'Second Run'.L17</svg:desc>
                </draw:g>
              </table:table-cell>
              <table:table-cell office:value-type="float" office:value="1.78978">
                <text:p>1.78978</text:p>
              </table:table-cell>
              <table:table-cell office:value-type="float" office:value="0.73319">
                <text:p>0.73319</text:p>
              </table:table-cell>
              <table:table-cell office:value-type="float" office:value="0.126174">
                <text:p>0.126174</text:p>
              </table:table-cell>
              <table:table-cell office:value-type="float" office:value="1.270111">
                <text:p>1.270111</text:p>
              </table:table-cell>
            </table:table-row>
            <table:table-row>
              <table:table-cell office:value-type="string">
                <text:p>16</text:p>
                <draw:g>
                  <svg:desc>'Second Run'.A18:'Second Run'.A18</svg:desc>
                </draw:g>
              </table:table-cell>
              <table:table-cell office:value-type="float" office:value="0.13376">
                <text:p>0.13376</text:p>
                <draw:g>
                  <svg:desc>'Second Run'.H18:'Second Run'.L18</svg:desc>
                </draw:g>
              </table:table-cell>
              <table:table-cell office:value-type="float" office:value="1.793284">
                <text:p>1.793284</text:p>
              </table:table-cell>
              <table:table-cell office:value-type="float" office:value="0.7442">
                <text:p>0.7442</text:p>
              </table:table-cell>
              <table:table-cell office:value-type="float" office:value="0.126056">
                <text:p>0.126056</text:p>
              </table:table-cell>
              <table:table-cell office:value-type="float" office:value="1.271811">
                <text:p>1.2718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31cm" svg:height="11.211cm" xlink:href=".." xlink:type="simple" chart:class="chart:line" chart:style-name="ch1">
        <chart:title svg:x="8.321cm" svg:y="0.36cm" chart:style-name="ch2">
          <text:p>MiP Exploration</text:p>
        </chart:title>
        <chart:legend chart:legend-position="end" svg:x="17.211cm" svg:y="4.31cm" style:legend-expansion="high" chart:style-name="ch3"/>
        <chart:plot-area chart:style-name="ch4" table:cell-range-address="'MiP Exploration'.B3:'MiP Exploration'.B18 'MiP Exploration'.I2:'MiP Exploration'.M18" chart:data-source-has-labels="both" svg:x="0.398cm" svg:y="1.363cm" svg:width="16.415cm" svg:height="9.624cm">
          <chart:coordinate-region svg:x="1.326cm" svg:y="1.562cm" svg:width="15.346cm" svg:height="7.978cm"/>
          <chart:axis chart:dimension="x" chart:name="primary-x" chart:style-name="ch5" chartooo:axis-type="auto">
            <chartooo:date-scale/>
            <chart:categories table:cell-range-address="'MiP Exploration'.B3:'MiP Exploration'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P Exploration'.I3:'MiP Exploration'.I18" chart:label-cell-address="'MiP Exploration'.I2:'MiP Exploration'.I2" chart:class="chart:line">
            <chart:data-point chart:repeated="16"/>
          </chart:series>
          <chart:series chart:style-name="ch8" chart:values-cell-range-address="'MiP Exploration'.J3:'MiP Exploration'.J18" chart:label-cell-address="'MiP Exploration'.J2:'MiP Exploration'.J2" chart:class="chart:line">
            <chart:data-point chart:repeated="16"/>
          </chart:series>
          <chart:series chart:style-name="ch9" chart:values-cell-range-address="'MiP Exploration'.K3:'MiP Exploration'.K18" chart:label-cell-address="'MiP Exploration'.K2:'MiP Exploration'.K2" chart:class="chart:line">
            <chart:data-point chart:repeated="16"/>
          </chart:series>
          <chart:series chart:style-name="ch10" chart:values-cell-range-address="'MiP Exploration'.L3:'MiP Exploration'.L18" chart:label-cell-address="'MiP Exploration'.L2:'MiP Exploration'.L2" chart:class="chart:line">
            <chart:data-point chart:repeated="16"/>
          </chart:series>
          <chart:series chart:style-name="ch11" chart:values-cell-range-address="'MiP Exploration'.M3:'MiP Exploration'.M18" chart:label-cell-address="'MiP Exploration'.M2:'MiP Exploration'.M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MiP Exploration'.I2:'MiP Exploration'.I2</svg:desc>
                </draw:g>
              </table:table-cell>
              <table:table-cell office:value-type="string">
                <text:p>BENCH2</text:p>
                <draw:g>
                  <svg:desc>'MiP Exploration'.J2:'MiP Exploration'.J2</svg:desc>
                </draw:g>
              </table:table-cell>
              <table:table-cell office:value-type="string">
                <text:p>BENCH3</text:p>
                <draw:g>
                  <svg:desc>'MiP Exploration'.K2:'MiP Exploration'.K2</svg:desc>
                </draw:g>
              </table:table-cell>
              <table:table-cell office:value-type="string">
                <text:p>BENCH4</text:p>
                <draw:g>
                  <svg:desc>'MiP Exploration'.L2:'MiP Exploration'.L2</svg:desc>
                </draw:g>
              </table:table-cell>
              <table:table-cell office:value-type="string">
                <text:p>BENCH5</text:p>
                <draw:g>
                  <svg:desc>'MiP Exploration'.M2:'MiP Exploration'.M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'MiP Exploration'.B3:'MiP Exploration'.B18</svg:desc>
                </draw:g>
              </table:table-cell>
              <table:table-cell office:value-type="float" office:value="0.134573">
                <text:p>0.134573</text:p>
                <draw:g>
                  <svg:desc>'MiP Exploration'.I3:'MiP Exploration'.I18</svg:desc>
                </draw:g>
              </table:table-cell>
              <table:table-cell office:value-type="float" office:value="1.616668">
                <text:p>1.616668</text:p>
                <draw:g>
                  <svg:desc>'MiP Exploration'.J3:'MiP Exploration'.J18</svg:desc>
                </draw:g>
              </table:table-cell>
              <table:table-cell office:value-type="float" office:value="0.724298">
                <text:p>0.724298</text:p>
                <draw:g>
                  <svg:desc>'MiP Exploration'.K3:'MiP Exploration'.K18</svg:desc>
                </draw:g>
              </table:table-cell>
              <table:table-cell office:value-type="float" office:value="0.125572">
                <text:p>0.125572</text:p>
                <draw:g>
                  <svg:desc>'MiP Exploration'.L3:'MiP Exploration'.L18</svg:desc>
                </draw:g>
              </table:table-cell>
              <table:table-cell office:value-type="float" office:value="1.284618">
                <text:p>1.284618</text:p>
                <draw:g>
                  <svg:desc>'MiP Exploration'.M3:'MiP Exploration'.M18</svg:desc>
                </draw:g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0.135603">
                <text:p>0.135603</text:p>
              </table:table-cell>
              <table:table-cell office:value-type="float" office:value="1.613056">
                <text:p>1.613056</text:p>
              </table:table-cell>
              <table:table-cell office:value-type="float" office:value="0.733707">
                <text:p>0.733707</text:p>
              </table:table-cell>
              <table:table-cell office:value-type="float" office:value="0.126567">
                <text:p>0.126567</text:p>
              </table:table-cell>
              <table:table-cell office:value-type="float" office:value="1.277971">
                <text:p>1.277971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0.134573">
                <text:p>0.134573</text:p>
              </table:table-cell>
              <table:table-cell office:value-type="float" office:value="1.616864">
                <text:p>1.616864</text:p>
              </table:table-cell>
              <table:table-cell office:value-type="float" office:value="0.72441">
                <text:p>0.72441</text:p>
              </table:table-cell>
              <table:table-cell office:value-type="float" office:value="0.125576">
                <text:p>0.125576</text:p>
              </table:table-cell>
              <table:table-cell office:value-type="float" office:value="1.284618">
                <text:p>1.284618</text:p>
              </table:table-cell>
            </table:table-row>
            <table:table-row>
              <table:table-cell office:value-type="float" office:value="1179648">
                <text:p>1179648</text:p>
              </table:table-cell>
              <table:table-cell office:value-type="float" office:value="0.135603">
                <text:p>0.135603</text:p>
              </table:table-cell>
              <table:table-cell office:value-type="float" office:value="1.613056">
                <text:p>1.613056</text:p>
              </table:table-cell>
              <table:table-cell office:value-type="float" office:value="0.733373">
                <text:p>0.733373</text:p>
              </table:table-cell>
              <table:table-cell office:value-type="float" office:value="0.12657">
                <text:p>0.12657</text:p>
              </table:table-cell>
              <table:table-cell office:value-type="float" office:value="1.277971">
                <text:p>1.277971</text:p>
              </table:table-cell>
            </table:table-row>
            <table:table-row>
              <table:table-cell office:value-type="float" office:value="655360">
                <text:p>655360</text:p>
              </table:table-cell>
              <table:table-cell office:value-type="float" office:value="0.134703">
                <text:p>0.134703</text:p>
              </table:table-cell>
              <table:table-cell office:value-type="float" office:value="1.634219">
                <text:p>1.634219</text:p>
              </table:table-cell>
              <table:table-cell office:value-type="float" office:value="0.724391">
                <text:p>0.724391</text:p>
              </table:table-cell>
              <table:table-cell office:value-type="float" office:value="0.126133">
                <text:p>0.126133</text:p>
              </table:table-cell>
              <table:table-cell office:value-type="float" office:value="1.282778">
                <text:p>1.282778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0.135279">
                <text:p>0.135279</text:p>
              </table:table-cell>
              <table:table-cell office:value-type="float" office:value="1.636547">
                <text:p>1.636547</text:p>
              </table:table-cell>
              <table:table-cell office:value-type="float" office:value="0.734126">
                <text:p>0.734126</text:p>
              </table:table-cell>
              <table:table-cell office:value-type="float" office:value="0.126125">
                <text:p>0.126125</text:p>
              </table:table-cell>
              <table:table-cell office:value-type="float" office:value="1.278602">
                <text:p>1.278602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0.134703">
                <text:p>0.134703</text:p>
              </table:table-cell>
              <table:table-cell office:value-type="float" office:value="1.634219">
                <text:p>1.634219</text:p>
              </table:table-cell>
              <table:table-cell office:value-type="float" office:value="0.72424">
                <text:p>0.72424</text:p>
              </table:table-cell>
              <table:table-cell office:value-type="float" office:value="0.126127">
                <text:p>0.126127</text:p>
              </table:table-cell>
              <table:table-cell office:value-type="float" office:value="1.282778">
                <text:p>1.282778</text:p>
              </table:table-cell>
            </table:table-row>
            <table:table-row>
              <table:table-cell office:value-type="float" office:value="1474560">
                <text:p>1474560</text:p>
              </table:table-cell>
              <table:table-cell office:value-type="float" office:value="0.135279">
                <text:p>0.135279</text:p>
              </table:table-cell>
              <table:table-cell office:value-type="float" office:value="1.636728">
                <text:p>1.636728</text:p>
              </table:table-cell>
              <table:table-cell office:value-type="float" office:value="0.733891">
                <text:p>0.733891</text:p>
              </table:table-cell>
              <table:table-cell office:value-type="float" office:value="0.12569">
                <text:p>0.12569</text:p>
              </table:table-cell>
              <table:table-cell office:value-type="float" office:value="1.278602">
                <text:p>1.27860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132963">
                <text:p>0.132963</text:p>
              </table:table-cell>
              <table:table-cell office:value-type="float" office:value="1.755599">
                <text:p>1.755599</text:p>
              </table:table-cell>
              <table:table-cell office:value-type="float" office:value="0.73366">
                <text:p>0.73366</text:p>
              </table:table-cell>
              <table:table-cell office:value-type="float" office:value="0.12674">
                <text:p>0.12674</text:p>
              </table:table-cell>
              <table:table-cell office:value-type="float" office:value="1.270029">
                <text:p>1.270029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0.132986">
                <text:p>0.132986</text:p>
              </table:table-cell>
              <table:table-cell office:value-type="float" office:value="1.757089">
                <text:p>1.757089</text:p>
              </table:table-cell>
              <table:table-cell office:value-type="float" office:value="0.74306">
                <text:p>0.74306</text:p>
              </table:table-cell>
              <table:table-cell office:value-type="float" office:value="0.126612">
                <text:p>0.126612</text:p>
              </table:table-cell>
              <table:table-cell office:value-type="float" office:value="1.270877">
                <text:p>1.270877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0.132963">
                <text:p>0.132963</text:p>
              </table:table-cell>
              <table:table-cell office:value-type="float" office:value="1.756074">
                <text:p>1.756074</text:p>
              </table:table-cell>
              <table:table-cell office:value-type="float" office:value="0.733531">
                <text:p>0.733531</text:p>
              </table:table-cell>
              <table:table-cell office:value-type="float" office:value="0.126165">
                <text:p>0.126165</text:p>
              </table:table-cell>
              <table:table-cell office:value-type="float" office:value="1.270029">
                <text:p>1.270029</text:p>
              </table:table-cell>
            </table:table-row>
            <table:table-row>
              <table:table-cell office:value-type="float" office:value="2359296">
                <text:p>2359296</text:p>
              </table:table-cell>
              <table:table-cell office:value-type="float" office:value="0.132986">
                <text:p>0.132986</text:p>
              </table:table-cell>
              <table:table-cell office:value-type="float" office:value="1.756968">
                <text:p>1.756968</text:p>
              </table:table-cell>
              <table:table-cell office:value-type="float" office:value="0.742539">
                <text:p>0.742539</text:p>
              </table:table-cell>
              <table:table-cell office:value-type="float" office:value="0.126604">
                <text:p>0.126604</text:p>
              </table:table-cell>
              <table:table-cell office:value-type="float" office:value="1.270877">
                <text:p>1.270877</text:p>
              </table:table-cell>
            </table:table-row>
            <table:table-row>
              <table:table-cell office:value-type="float" office:value="1310720">
                <text:p>1310720</text:p>
              </table:table-cell>
              <table:table-cell office:value-type="float" office:value="0.133293">
                <text:p>0.133293</text:p>
              </table:table-cell>
              <table:table-cell office:value-type="float" office:value="1.784325">
                <text:p>1.784325</text:p>
              </table:table-cell>
              <table:table-cell office:value-type="float" office:value="0.733522">
                <text:p>0.733522</text:p>
              </table:table-cell>
              <table:table-cell office:value-type="float" office:value="0.125607">
                <text:p>0.125607</text:p>
              </table:table-cell>
              <table:table-cell office:value-type="float" office:value="1.270015">
                <text:p>1.270015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0.132714">
                <text:p>0.132714</text:p>
              </table:table-cell>
              <table:table-cell office:value-type="float" office:value="1.785228">
                <text:p>1.785228</text:p>
              </table:table-cell>
              <table:table-cell office:value-type="float" office:value="0.743182">
                <text:p>0.743182</text:p>
              </table:table-cell>
              <table:table-cell office:value-type="float" office:value="0.12661">
                <text:p>0.12661</text:p>
              </table:table-cell>
              <table:table-cell office:value-type="float" office:value="1.270699">
                <text:p>1.270699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0.133293">
                <text:p>0.133293</text:p>
              </table:table-cell>
              <table:table-cell office:value-type="float" office:value="1.783985">
                <text:p>1.783985</text:p>
              </table:table-cell>
              <table:table-cell office:value-type="float" office:value="0.733847">
                <text:p>0.733847</text:p>
              </table:table-cell>
              <table:table-cell office:value-type="float" office:value="0.125607">
                <text:p>0.125607</text:p>
              </table:table-cell>
              <table:table-cell office:value-type="float" office:value="1.270015">
                <text:p>1.270015</text:p>
              </table:table-cell>
            </table:table-row>
            <table:table-row>
              <table:table-cell office:value-type="float" office:value="2949120">
                <text:p>2949120</text:p>
              </table:table-cell>
              <table:table-cell office:value-type="float" office:value="0.132714">
                <text:p>0.132714</text:p>
              </table:table-cell>
              <table:table-cell office:value-type="float" office:value="1.785228">
                <text:p>1.785228</text:p>
              </table:table-cell>
              <table:table-cell office:value-type="float" office:value="0.743351">
                <text:p>0.743351</text:p>
              </table:table-cell>
              <table:table-cell office:value-type="float" office:value="0.126602">
                <text:p>0.126602</text:p>
              </table:table-cell>
              <table:table-cell office:value-type="float" office:value="1.270699">
                <text:p>1.2706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38cm" svg:height="11.271cm" xlink:href=".." xlink:type="simple" chart:class="chart:line" chart:style-name="ch1">
        <chart:title svg:x="7.502cm" svg:y="0.361cm" chart:style-name="ch2">
          <text:p>MiP Exploration (Sorted)</text:p>
        </chart:title>
        <chart:legend chart:legend-position="end" svg:x="17.318cm" svg:y="4.34cm" style:legend-expansion="high" chart:style-name="ch3"/>
        <chart:plot-area chart:style-name="ch4" table:cell-range-address="'MiP Exploration'.Q2:'MiP Exploration'.V18" chart:data-source-has-labels="both" svg:x="0.4cm" svg:y="1.365cm" svg:width="16.518cm" svg:height="9.681cm">
          <chart:coordinate-region svg:x="1.328cm" svg:y="1.564cm" svg:width="15.45cm" svg:height="8.036cm"/>
          <chart:axis chart:dimension="x" chart:name="primary-x" chart:style-name="ch5" chartooo:axis-type="auto">
            <chartooo:date-scale/>
            <chart:categories table:cell-range-address="'MiP Exploration'.Q3:'MiP Exploration'.Q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P Exploration'.R3:'MiP Exploration'.R18" chart:label-cell-address="'MiP Exploration'.R2:'MiP Exploration'.R2" chart:class="chart:line">
            <chart:data-point chart:repeated="16"/>
          </chart:series>
          <chart:series chart:style-name="ch8" chart:values-cell-range-address="'MiP Exploration'.S3:'MiP Exploration'.S18" chart:label-cell-address="'MiP Exploration'.S2:'MiP Exploration'.S2" chart:class="chart:line">
            <chart:data-point chart:repeated="16"/>
          </chart:series>
          <chart:series chart:style-name="ch9" chart:values-cell-range-address="'MiP Exploration'.T3:'MiP Exploration'.T18" chart:label-cell-address="'MiP Exploration'.T2:'MiP Exploration'.T2" chart:class="chart:line">
            <chart:data-point chart:repeated="16"/>
          </chart:series>
          <chart:series chart:style-name="ch10" chart:values-cell-range-address="'MiP Exploration'.U3:'MiP Exploration'.U18" chart:label-cell-address="'MiP Exploration'.U2:'MiP Exploration'.U2" chart:class="chart:line">
            <chart:data-point chart:repeated="16"/>
          </chart:series>
          <chart:series chart:style-name="ch11" chart:values-cell-range-address="'MiP Exploration'.V3:'MiP Exploration'.V18" chart:label-cell-address="'MiP Exploration'.V2:'MiP Exploration'.V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1</text:p>
                <draw:g>
                  <svg:desc>'MiP Exploration'.R2:'MiP Exploration'.R2</svg:desc>
                </draw:g>
              </table:table-cell>
              <table:table-cell office:value-type="string">
                <text:p>BENCH2</text:p>
                <draw:g>
                  <svg:desc>'MiP Exploration'.S2:'MiP Exploration'.S2</svg:desc>
                </draw:g>
              </table:table-cell>
              <table:table-cell office:value-type="string">
                <text:p>BENCH3</text:p>
                <draw:g>
                  <svg:desc>'MiP Exploration'.T2:'MiP Exploration'.T2</svg:desc>
                </draw:g>
              </table:table-cell>
              <table:table-cell office:value-type="string">
                <text:p>BENCH4</text:p>
                <draw:g>
                  <svg:desc>'MiP Exploration'.U2:'MiP Exploration'.U2</svg:desc>
                </draw:g>
              </table:table-cell>
              <table:table-cell office:value-type="string">
                <text:p>BENCH5</text:p>
                <draw:g>
                  <svg:desc>'MiP Exploration'.V2:'MiP Exploration'.V2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'MiP Exploration'.Q3:'MiP Exploration'.Q18</svg:desc>
                </draw:g>
              </table:table-cell>
              <table:table-cell office:value-type="float" office:value="0.134573">
                <text:p>0.134573</text:p>
                <draw:g>
                  <svg:desc>'MiP Exploration'.R3:'MiP Exploration'.R18</svg:desc>
                </draw:g>
              </table:table-cell>
              <table:table-cell office:value-type="float" office:value="1.616668">
                <text:p>1.616668</text:p>
                <draw:g>
                  <svg:desc>'MiP Exploration'.S3:'MiP Exploration'.S18</svg:desc>
                </draw:g>
              </table:table-cell>
              <table:table-cell office:value-type="float" office:value="0.724298">
                <text:p>0.724298</text:p>
                <draw:g>
                  <svg:desc>'MiP Exploration'.T3:'MiP Exploration'.T18</svg:desc>
                </draw:g>
              </table:table-cell>
              <table:table-cell office:value-type="float" office:value="0.125572">
                <text:p>0.125572</text:p>
                <draw:g>
                  <svg:desc>'MiP Exploration'.U3:'MiP Exploration'.U18</svg:desc>
                </draw:g>
              </table:table-cell>
              <table:table-cell office:value-type="float" office:value="1.284618">
                <text:p>1.284618</text:p>
                <draw:g>
                  <svg:desc>'MiP Exploration'.V3:'MiP Exploration'.V18</svg:desc>
                </draw:g>
              </table:table-cell>
            </table:table-row>
            <table:table-row>
              <table:table-cell office:value-type="float" office:value="655360">
                <text:p>655360</text:p>
              </table:table-cell>
              <table:table-cell office:value-type="float" office:value="0.134703">
                <text:p>0.134703</text:p>
              </table:table-cell>
              <table:table-cell office:value-type="float" office:value="1.634219">
                <text:p>1.634219</text:p>
              </table:table-cell>
              <table:table-cell office:value-type="float" office:value="0.724391">
                <text:p>0.724391</text:p>
              </table:table-cell>
              <table:table-cell office:value-type="float" office:value="0.126133">
                <text:p>0.126133</text:p>
              </table:table-cell>
              <table:table-cell office:value-type="float" office:value="1.282778">
                <text:p>1.282778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0.135603">
                <text:p>0.135603</text:p>
              </table:table-cell>
              <table:table-cell office:value-type="float" office:value="1.613056">
                <text:p>1.613056</text:p>
              </table:table-cell>
              <table:table-cell office:value-type="float" office:value="0.733707">
                <text:p>0.733707</text:p>
              </table:table-cell>
              <table:table-cell office:value-type="float" office:value="0.126567">
                <text:p>0.126567</text:p>
              </table:table-cell>
              <table:table-cell office:value-type="float" office:value="1.277971">
                <text:p>1.277971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0.134573">
                <text:p>0.134573</text:p>
              </table:table-cell>
              <table:table-cell office:value-type="float" office:value="1.616864">
                <text:p>1.616864</text:p>
              </table:table-cell>
              <table:table-cell office:value-type="float" office:value="0.72441">
                <text:p>0.72441</text:p>
              </table:table-cell>
              <table:table-cell office:value-type="float" office:value="0.125576">
                <text:p>0.125576</text:p>
              </table:table-cell>
              <table:table-cell office:value-type="float" office:value="1.284618">
                <text:p>1.284618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0.135279">
                <text:p>0.135279</text:p>
              </table:table-cell>
              <table:table-cell office:value-type="float" office:value="1.636547">
                <text:p>1.636547</text:p>
              </table:table-cell>
              <table:table-cell office:value-type="float" office:value="0.734126">
                <text:p>0.734126</text:p>
              </table:table-cell>
              <table:table-cell office:value-type="float" office:value="0.126125">
                <text:p>0.126125</text:p>
              </table:table-cell>
              <table:table-cell office:value-type="float" office:value="1.278602">
                <text:p>1.278602</text:p>
              </table:table-cell>
            </table:table-row>
            <table:table-row>
              <table:table-cell office:value-type="float" office:value="983040">
                <text:p>983040</text:p>
              </table:table-cell>
              <table:table-cell office:value-type="float" office:value="0.134703">
                <text:p>0.134703</text:p>
              </table:table-cell>
              <table:table-cell office:value-type="float" office:value="1.634219">
                <text:p>1.634219</text:p>
              </table:table-cell>
              <table:table-cell office:value-type="float" office:value="0.72424">
                <text:p>0.72424</text:p>
              </table:table-cell>
              <table:table-cell office:value-type="float" office:value="0.126127">
                <text:p>0.126127</text:p>
              </table:table-cell>
              <table:table-cell office:value-type="float" office:value="1.282778">
                <text:p>1.28277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132963">
                <text:p>0.132963</text:p>
              </table:table-cell>
              <table:table-cell office:value-type="float" office:value="1.755599">
                <text:p>1.755599</text:p>
              </table:table-cell>
              <table:table-cell office:value-type="float" office:value="0.73366">
                <text:p>0.73366</text:p>
              </table:table-cell>
              <table:table-cell office:value-type="float" office:value="0.12674">
                <text:p>0.12674</text:p>
              </table:table-cell>
              <table:table-cell office:value-type="float" office:value="1.270029">
                <text:p>1.270029</text:p>
              </table:table-cell>
            </table:table-row>
            <table:table-row>
              <table:table-cell office:value-type="float" office:value="1179648">
                <text:p>1179648</text:p>
              </table:table-cell>
              <table:table-cell office:value-type="float" office:value="0.135603">
                <text:p>0.135603</text:p>
              </table:table-cell>
              <table:table-cell office:value-type="float" office:value="1.613056">
                <text:p>1.613056</text:p>
              </table:table-cell>
              <table:table-cell office:value-type="float" office:value="0.733373">
                <text:p>0.733373</text:p>
              </table:table-cell>
              <table:table-cell office:value-type="float" office:value="0.12657">
                <text:p>0.12657</text:p>
              </table:table-cell>
              <table:table-cell office:value-type="float" office:value="1.277971">
                <text:p>1.277971</text:p>
              </table:table-cell>
            </table:table-row>
            <table:table-row>
              <table:table-cell office:value-type="float" office:value="1310720">
                <text:p>1310720</text:p>
              </table:table-cell>
              <table:table-cell office:value-type="float" office:value="0.133293">
                <text:p>0.133293</text:p>
              </table:table-cell>
              <table:table-cell office:value-type="float" office:value="1.784325">
                <text:p>1.784325</text:p>
              </table:table-cell>
              <table:table-cell office:value-type="float" office:value="0.733522">
                <text:p>0.733522</text:p>
              </table:table-cell>
              <table:table-cell office:value-type="float" office:value="0.125607">
                <text:p>0.125607</text:p>
              </table:table-cell>
              <table:table-cell office:value-type="float" office:value="1.270015">
                <text:p>1.270015</text:p>
              </table:table-cell>
            </table:table-row>
            <table:table-row>
              <table:table-cell office:value-type="float" office:value="1474560">
                <text:p>1474560</text:p>
              </table:table-cell>
              <table:table-cell office:value-type="float" office:value="0.135279">
                <text:p>0.135279</text:p>
              </table:table-cell>
              <table:table-cell office:value-type="float" office:value="1.636728">
                <text:p>1.636728</text:p>
              </table:table-cell>
              <table:table-cell office:value-type="float" office:value="0.733891">
                <text:p>0.733891</text:p>
              </table:table-cell>
              <table:table-cell office:value-type="float" office:value="0.12569">
                <text:p>0.12569</text:p>
              </table:table-cell>
              <table:table-cell office:value-type="float" office:value="1.278602">
                <text:p>1.278602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0.132986">
                <text:p>0.132986</text:p>
              </table:table-cell>
              <table:table-cell office:value-type="float" office:value="1.757089">
                <text:p>1.757089</text:p>
              </table:table-cell>
              <table:table-cell office:value-type="float" office:value="0.74306">
                <text:p>0.74306</text:p>
              </table:table-cell>
              <table:table-cell office:value-type="float" office:value="0.126612">
                <text:p>0.126612</text:p>
              </table:table-cell>
              <table:table-cell office:value-type="float" office:value="1.270877">
                <text:p>1.270877</text:p>
              </table:table-cell>
            </table:table-row>
            <table:table-row>
              <table:table-cell office:value-type="float" office:value="1572864">
                <text:p>1572864</text:p>
              </table:table-cell>
              <table:table-cell office:value-type="float" office:value="0.132963">
                <text:p>0.132963</text:p>
              </table:table-cell>
              <table:table-cell office:value-type="float" office:value="1.756074">
                <text:p>1.756074</text:p>
              </table:table-cell>
              <table:table-cell office:value-type="float" office:value="0.733531">
                <text:p>0.733531</text:p>
              </table:table-cell>
              <table:table-cell office:value-type="float" office:value="0.126165">
                <text:p>0.126165</text:p>
              </table:table-cell>
              <table:table-cell office:value-type="float" office:value="1.270029">
                <text:p>1.270029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0.132714">
                <text:p>0.132714</text:p>
              </table:table-cell>
              <table:table-cell office:value-type="float" office:value="1.785228">
                <text:p>1.785228</text:p>
              </table:table-cell>
              <table:table-cell office:value-type="float" office:value="0.743182">
                <text:p>0.743182</text:p>
              </table:table-cell>
              <table:table-cell office:value-type="float" office:value="0.12661">
                <text:p>0.12661</text:p>
              </table:table-cell>
              <table:table-cell office:value-type="float" office:value="1.270699">
                <text:p>1.270699</text:p>
              </table:table-cell>
            </table:table-row>
            <table:table-row>
              <table:table-cell office:value-type="float" office:value="1966080">
                <text:p>1966080</text:p>
              </table:table-cell>
              <table:table-cell office:value-type="float" office:value="0.133293">
                <text:p>0.133293</text:p>
              </table:table-cell>
              <table:table-cell office:value-type="float" office:value="1.783985">
                <text:p>1.783985</text:p>
              </table:table-cell>
              <table:table-cell office:value-type="float" office:value="0.733847">
                <text:p>0.733847</text:p>
              </table:table-cell>
              <table:table-cell office:value-type="float" office:value="0.125607">
                <text:p>0.125607</text:p>
              </table:table-cell>
              <table:table-cell office:value-type="float" office:value="1.270015">
                <text:p>1.270015</text:p>
              </table:table-cell>
            </table:table-row>
            <table:table-row>
              <table:table-cell office:value-type="float" office:value="2359296">
                <text:p>2359296</text:p>
              </table:table-cell>
              <table:table-cell office:value-type="float" office:value="0.132986">
                <text:p>0.132986</text:p>
              </table:table-cell>
              <table:table-cell office:value-type="float" office:value="1.756968">
                <text:p>1.756968</text:p>
              </table:table-cell>
              <table:table-cell office:value-type="float" office:value="0.742539">
                <text:p>0.742539</text:p>
              </table:table-cell>
              <table:table-cell office:value-type="float" office:value="0.126604">
                <text:p>0.126604</text:p>
              </table:table-cell>
              <table:table-cell office:value-type="float" office:value="1.270877">
                <text:p>1.270877</text:p>
              </table:table-cell>
            </table:table-row>
            <table:table-row>
              <table:table-cell office:value-type="float" office:value="2949120">
                <text:p>2949120</text:p>
              </table:table-cell>
              <table:table-cell office:value-type="float" office:value="0.132714">
                <text:p>0.132714</text:p>
              </table:table-cell>
              <table:table-cell office:value-type="float" office:value="1.785228">
                <text:p>1.785228</text:p>
              </table:table-cell>
              <table:table-cell office:value-type="float" office:value="0.743351">
                <text:p>0.743351</text:p>
              </table:table-cell>
              <table:table-cell office:value-type="float" office:value="0.126602">
                <text:p>0.126602</text:p>
              </table:table-cell>
              <table:table-cell office:value-type="float" office:value="1.270699">
                <text:p>1.2706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